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159cm" fo:margin-left="0.347cm" fo:margin-top="0cm" fo:margin-bottom="0cm" table:align="left" style:writing-mode="lr-tb"/>
    </style:style>
    <style:style style:name="Таблица1.A" style:family="table-column">
      <style:table-column-properties style:column-width="5.503cm"/>
    </style:style>
    <style:style style:name="Таблица1.B" style:family="table-column">
      <style:table-column-properties style:column-width="6.802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cm" fo:margin-left="0.236cm" fo:margin-top="0cm" fo:margin-bottom="0cm" table:align="left" style:writing-mode="lr-tb"/>
    </style:style>
    <style:style style:name="Таблица2.A" style:family="table-column">
      <style:table-column-properties style:column-width="0.907cm"/>
    </style:style>
    <style:style style:name="Таблица2.B" style:family="table-column">
      <style:table-column-properties style:column-width="11.398cm"/>
    </style:style>
    <style:style style:name="Таблица2.C" style:family="table-column">
      <style:table-column-properties style:column-width="2.858cm"/>
    </style:style>
    <style:style style:name="Таблица2.1" style:family="table-row">
      <style:table-row-properties style:min-row-height="0.845cm" fo:keep-together="auto"/>
    </style:style>
    <style:style style:name="Таблица2.A1" style:family="table-cell">
      <style:table-cell-properties fo:padding-left="0.009cm" fo:padding-right="0.009cm" fo:padding-top="0cm" fo:padding-bottom="0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-left="0.009cm" fo:padding-right="0.009cm" fo:padding-top="0cm" fo:padding-bottom="0cm" fo:border="0.5pt solid #000000"/>
    </style:style>
    <style:style style:name="Таблица2.2" style:family="table-row">
      <style:table-row-properties style:min-row-height="0.721cm" fo:keep-together="auto"/>
    </style:style>
    <style:style style:name="Таблица2.A2" style:family="table-cell">
      <style:table-cell-properties fo:padding-left="0.009cm" fo:padding-right="0.009cm" fo:padding-top="0cm" fo:padding-bottom="0cm" fo:border-left="0.5pt solid #000000" fo:border-right="none" fo:border-top="0.5pt solid #000000" fo:border-bottom="none"/>
    </style:style>
    <style:style style:name="Таблица2.C2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Таблица2.3" style:family="table-row">
      <style:table-row-properties style:min-row-height="0.85cm" fo:keep-together="auto"/>
    </style:style>
    <style:style style:name="Таблица2.A3" style:family="table-cell">
      <style:table-cell-properties fo:padding-left="0.009cm" fo:padding-right="0.009cm" fo:padding-top="0cm" fo:padding-bottom="0cm" fo:border-left="0.5pt solid #000000" fo:border-right="none" fo:border-top="none" fo:border-bottom="none"/>
    </style:style>
    <style:style style:name="Таблица2.C3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Таблица2.6" style:family="table-row">
      <style:table-row-properties style:min-row-height="0.718cm" fo:keep-together="auto"/>
    </style:style>
    <style:style style:name="Таблица2.8" style:family="table-row">
      <style:table-row-properties style:min-row-height="0.714cm" fo:keep-together="auto"/>
    </style:style>
    <style:style style:name="Таблица3" style:family="table" style:master-page-name="">
      <style:table-properties style:width="16.986cm" fo:margin-left="0.236cm" fo:margin-top="0cm" fo:margin-bottom="0cm" style:page-number="auto" table:align="left" style:writing-mode="lr-tb"/>
    </style:style>
    <style:style style:name="Таблица3.A" style:family="table-column">
      <style:table-column-properties style:column-width="0.907cm"/>
    </style:style>
    <style:style style:name="Таблица3.B" style:family="table-column">
      <style:table-column-properties style:column-width="6.613cm"/>
    </style:style>
    <style:style style:name="Таблица3.C" style:family="table-column">
      <style:table-column-properties style:column-width="7.641cm"/>
    </style:style>
    <style:style style:name="Таблица3.1" style:family="table-row">
      <style:table-row-properties style:min-row-height="0.854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/>
    </style:style>
    <style:style style:name="Таблица3.2" style:family="table-row">
      <style:table-row-properties style:min-row-height="2.547cm" fo:keep-together="auto"/>
    </style:style>
    <style:style style:name="Таблица3.3" style:family="table-row">
      <style:table-row-properties style:min-row-height="2.556cm" fo:keep-together="auto"/>
    </style:style>
    <style:style style:name="Таблица3.4" style:family="table-row">
      <style:table-row-properties style:min-row-height="3.411cm" fo:keep-together="auto"/>
    </style:style>
    <style:style style:name="P1" style:family="paragraph" style:parent-style-name="Heading_20_2">
      <style:paragraph-properties fo:margin-top="0cm" fo:margin-bottom="0cm" loext:contextual-spacing="false" fo:line-height="0.482cm"/>
    </style:style>
    <style:style style:name="P2" style:family="paragraph" style:parent-style-name="Heading_20_2">
      <style:paragraph-properties fo:margin-top="0.002cm" fo:margin-bottom="0cm" loext:contextual-spacing="false"/>
    </style:style>
    <style:style style:name="P3" style:family="paragraph" style:parent-style-name="Heading_20_2">
      <style:paragraph-properties fo:margin-top="0.205cm" fo:margin-bottom="0cm" loext:contextual-spacing="false"/>
    </style:style>
    <style:style style:name="P4" style:family="paragraph" style:parent-style-name="Frame_20_contents">
      <style:paragraph-properties fo:margin-left="0.106cm" fo:margin-right="0cm" fo:margin-top="0.018cm" fo:margin-bottom="0cm" loext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106cm" fo:margin-right="0cm" fo:margin-top="0.018cm" fo:margin-bottom="0cm" loext:contextual-spacing="false" fo:text-align="start" style:justify-single-word="false" fo:text-indent="0cm" style:auto-text-indent="false"/>
      <style:text-properties officeooo:paragraph-rsid="0024aa27"/>
    </style:style>
    <style:style style:name="P6" style:family="paragraph" style:parent-style-name="Heading_20_1">
      <style:paragraph-properties fo:line-height="0.554cm"/>
    </style:style>
    <style:style style:name="P7" style:family="paragraph" style:parent-style-name="Heading_20_1" style:master-page-name="Standard">
      <style:paragraph-properties fo:margin-left="2.76cm" fo:margin-right="2.764cm" fo:margin-top="0.106cm" fo:margin-bottom="0cm" loext:contextual-spacing="false" fo:text-align="center" style:justify-single-word="false" fo:text-indent="0cm" style:auto-text-indent="false" style:page-number="auto"/>
    </style:style>
    <style:style style:name="P8" style:family="paragraph" style:parent-style-name="Heading_20_1">
      <style:paragraph-properties fo:margin-left="2.76cm" fo:margin-right="2.764cm" fo:margin-top="0.286cm" fo:margin-bottom="0cm" loext:contextual-spacing="false" fo:line-height="148%" fo:text-align="center" style:justify-single-word="false" fo:text-indent="0cm" style:auto-text-indent="false"/>
    </style:style>
    <style:style style:name="P9" style:family="paragraph" style:parent-style-name="Heading_20_1">
      <style:paragraph-properties fo:margin-left="3.826cm" fo:margin-right="3.833cm" fo:margin-top="0.009cm" fo:margin-bottom="0cm" loext:contextual-spacing="false" fo:text-align="center" style:justify-single-word="false" fo:text-indent="0cm" style:auto-text-indent="false"/>
    </style:style>
    <style:style style:name="P10" style:family="paragraph" style:parent-style-name="Heading_20_1">
      <style:paragraph-properties fo:margin-left="2.757cm" fo:margin-right="2.769cm" fo:margin-top="0.002cm" fo:margin-bottom="0cm" loext:contextual-spacing="false" fo:text-align="center" style:justify-single-word="false" fo:text-indent="0cm" style:auto-text-indent="false"/>
    </style:style>
    <style:style style:name="P11" style:family="paragraph" style:parent-style-name="Heading_20_1" style:master-page-name="Converted1">
      <style:paragraph-properties fo:margin-top="0.106cm" fo:margin-bottom="0cm" loext:contextual-spacing="false" style:page-number="2"/>
    </style:style>
    <style:style style:name="P12" style:family="paragraph" style:parent-style-name="Heading_20_1">
      <style:paragraph-properties fo:margin-left="1.843cm" fo:margin-right="0cm" fo:margin-top="0.265cm" fo:margin-bottom="0cm" loext:contextual-spacing="false" fo:text-indent="0cm" style:auto-text-indent="false"/>
    </style:style>
    <style:style style:name="P13" style:family="paragraph" style:parent-style-name="Heading_20_1">
      <style:paragraph-properties fo:margin-left="1.602cm" fo:margin-right="0cm" fo:margin-top="0.002cm" fo:margin-bottom="0cm" loext:contextual-spacing="false" fo:text-align="justify" style:justify-single-word="false" fo:text-indent="0cm" style:auto-text-indent="false"/>
    </style:style>
    <style:style style:name="P14" style:family="paragraph" style:parent-style-name="Heading_20_1">
      <style:paragraph-properties fo:margin-left="1.602cm" fo:margin-right="0cm" fo:margin-top="0.002cm" fo:margin-bottom="0cm" loext:contextual-spacing="false" fo:text-align="justify" style:justify-single-word="false" fo:text-indent="0cm" style:auto-text-indent="false"/>
      <style:text-properties fo:font-weight="normal" officeooo:rsid="00214483" officeooo:paragraph-rsid="00214483" style:font-weight-asian="normal" style:font-weight-complex="normal"/>
    </style:style>
    <style:style style:name="P15" style:family="paragraph" style:parent-style-name="Heading_20_1">
      <style:paragraph-properties fo:margin-top="0.482cm" fo:margin-bottom="0cm" loext:contextual-spacing="false"/>
    </style:style>
    <style:style style:name="P16" style:family="paragraph" style:parent-style-name="Heading_20_1" style:master-page-name="Converted7">
      <style:paragraph-properties fo:margin-left="3.979cm" fo:margin-right="5.611cm" fo:margin-top="0.106cm" fo:margin-bottom="0cm" loext:contextual-spacing="false" fo:line-height="151%" fo:text-indent="2cm" style:auto-text-indent="false" style:page-number="auto"/>
    </style:style>
    <style:style style:name="P17" style:family="paragraph" style:parent-style-name="Standard">
      <style:paragraph-properties fo:margin-left="2.76cm" fo:margin-right="2.769cm" fo:margin-top="0.288cm" fo:margin-bottom="0cm" loext:contextual-spacing="false" fo:line-height="148%" fo:text-align="center" style:justify-single-word="false" fo:text-indent="0cm" style:auto-text-indent="false"/>
    </style:style>
    <style:style style:name="P18" style:family="paragraph" style:parent-style-name="Standard">
      <style:paragraph-properties fo:margin-left="2.76cm" fo:margin-right="2.766cm" fo:margin-top="0.288cm" fo:margin-bottom="0cm" loext:contextual-spacing="false" fo:text-align="center" style:justify-single-word="false" fo:text-indent="0cm" style:auto-text-indent="false"/>
    </style:style>
    <style:style style:name="P19" style:family="paragraph" style:parent-style-name="Standard">
      <style:paragraph-properties fo:margin-left="2.76cm" fo:margin-right="2.764cm" fo:margin-top="0.279cm" fo:margin-bottom="0cm" loext:contextual-spacing="false" fo:text-align="center" style:justify-single-word="false" fo:text-indent="0cm" style:auto-text-indent="false"/>
    </style:style>
    <style:style style:name="P20" style:family="paragraph" style:parent-style-name="Standard">
      <style:paragraph-properties fo:margin-left="6.966cm" fo:margin-right="6.969cm" fo:margin-top="0.152cm" fo:margin-bottom="0cm" loext:contextual-spacing="false" fo:line-height="148%" fo:text-align="center" style:justify-single-word="false" fo:text-indent="0cm" style:auto-text-indent="false"/>
    </style:style>
    <style:style style:name="P21" style:family="paragraph" style:parent-style-name="Standard">
      <style:paragraph-properties fo:margin-left="0.228cm" fo:margin-right="0.646cm" fo:margin-top="0.288cm" fo:margin-bottom="0cm" loext:contextual-spacing="false" fo:text-align="start" style:justify-single-word="false" fo:text-indent="0cm" style:auto-text-indent="false"/>
    </style:style>
    <style:style style:name="P22" style:family="paragraph" style:parent-style-name="Standard">
      <style:paragraph-properties fo:margin-left="0.228cm" fo:margin-right="0.646cm" fo:margin-top="0.279cm" fo:margin-bottom="0cm" loext:contextual-spacing="false" fo:line-height="151%" fo:text-align="start" style:justify-single-word="false" fo:text-indent="0cm" style:auto-text-indent="false"/>
    </style:style>
    <style:style style:name="P23" style:family="paragraph" style:parent-style-name="Standard">
      <style:paragraph-properties fo:margin-left="0.228cm" fo:margin-right="0cm" fo:margin-top="0.3cm" fo:margin-bottom="0cm" loext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0.228cm" fo:margin-right="0cm" fo:margin-top="0cm" fo:margin-bottom="0cm" loext:contextual-spacing="false" fo:text-align="start" style:justify-single-word="false" fo:text-indent="0cm" style:auto-text-indent="false"/>
    </style:style>
    <style:style style:name="P25" style:family="paragraph" style:parent-style-name="Standard">
      <style:paragraph-properties fo:margin-left="0.228cm" fo:margin-right="0cm" fo:margin-top="0cm" fo:margin-bottom="0cm" loext:contextual-spacing="false" fo:text-align="start" style:justify-single-word="false" fo:text-indent="0cm" style:auto-text-indent="false"/>
      <style:text-properties officeooo:paragraph-rsid="001658f1"/>
    </style:style>
    <style:style style:name="P26" style:family="paragraph" style:parent-style-name="Standard">
      <style:paragraph-properties fo:margin-left="0.228cm" fo:margin-right="0cm" fo:margin-top="0cm" fo:margin-bottom="0cm" loext:contextual-spacing="false" fo:line-height="0.577cm" fo:text-align="start" style:justify-single-word="false" fo:text-indent="0cm" style:auto-text-indent="false"/>
    </style:style>
    <style:style style:name="P27" style:family="paragraph" style:parent-style-name="Standard">
      <style:paragraph-properties fo:margin-left="0.228cm" fo:margin-right="0cm" fo:margin-top="0cm" fo:margin-bottom="0cm" loext:contextual-spacing="false" fo:line-height="0.471cm" fo:text-align="start" style:justify-single-word="false" fo:text-indent="0cm" style:auto-text-indent="false"/>
    </style:style>
    <style:style style:name="P28" style:family="paragraph" style:parent-style-name="Standard">
      <style:paragraph-properties fo:margin-left="0.228cm" fo:margin-right="0cm" fo:margin-top="0cm" fo:margin-bottom="0cm" loext:contextual-spacing="false" fo:line-height="0.566cm" fo:text-align="start" style:justify-single-word="false" fo:text-indent="0cm" style:auto-text-indent="false"/>
    </style:style>
    <style:style style:name="P29" style:family="paragraph" style:parent-style-name="Standard">
      <style:paragraph-properties fo:margin-left="0.228cm" fo:margin-right="0cm" fo:margin-top="0cm" fo:margin-bottom="0cm" loext:contextual-spacing="false" fo:line-height="0.566cm" fo:text-align="start" style:justify-single-word="false" fo:text-indent="0cm" style:auto-text-indent="false"/>
      <style:text-properties officeooo:paragraph-rsid="0019823f"/>
    </style:style>
    <style:style style:name="P30" style:family="paragraph" style:parent-style-name="Standard">
      <style:paragraph-properties fo:margin-left="0.228cm" fo:margin-right="0cm" fo:margin-top="0.018cm" fo:margin-bottom="0cm" loext:contextual-spacing="false" fo:text-align="start" style:justify-single-word="false" fo:text-indent="0cm" style:auto-text-indent="false"/>
    </style:style>
    <style:style style:name="P31" style:family="paragraph" style:parent-style-name="Standard">
      <style:paragraph-properties fo:margin-left="0.228cm" fo:margin-right="0cm" fo:margin-top="0.016cm" fo:margin-bottom="0cm" loext:contextual-spacing="false" fo:text-align="start" style:justify-single-word="false" fo:text-indent="0cm" style:auto-text-indent="false"/>
    </style:style>
    <style:style style:name="P32" style:family="paragraph" style:parent-style-name="Standard">
      <style:paragraph-properties fo:margin-left="0.228cm" fo:margin-right="0cm" fo:margin-top="0.503cm" fo:margin-bottom="0cm" loext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0.228cm" fo:margin-right="0cm" fo:margin-top="0.004cm" fo:margin-bottom="0cm" loext:contextual-spacing="false" fo:text-align="start" style:justify-single-word="false" fo:text-indent="0cm" style:auto-text-indent="false"/>
    </style:style>
    <style:style style:name="P34" style:family="paragraph" style:parent-style-name="Standard">
      <style:paragraph-properties fo:margin-left="0.228cm" fo:margin-right="0cm" fo:margin-top="0.27cm" fo:margin-bottom="0cm" loext:contextual-spacing="false" fo:text-align="justify" style:justify-single-word="false" fo:text-indent="0cm" style:auto-text-indent="false"/>
      <style:text-properties officeooo:paragraph-rsid="001813f5"/>
    </style:style>
    <style:style style:name="P35" style:family="paragraph" style:parent-style-name="Standard">
      <style:paragraph-properties fo:margin-left="0.228cm" fo:margin-right="0cm" fo:margin-top="0.019cm" fo:margin-bottom="0cm" loext:contextual-spacing="false" fo:text-align="justify" style:justify-single-word="false" fo:text-indent="0cm" style:auto-text-indent="false"/>
    </style:style>
    <style:style style:name="P36" style:family="paragraph" style:parent-style-name="Standard" style:master-page-name="Converted6">
      <style:paragraph-properties fo:margin-left="0.228cm" fo:margin-right="0cm" fo:margin-top="0.106cm" fo:margin-bottom="0cm" loext:contextual-spacing="false" fo:text-align="start" style:justify-single-word="false" fo:text-indent="0cm" style:auto-text-indent="false" style:page-number="auto"/>
    </style:style>
    <style:style style:name="P37" style:family="paragraph" style:parent-style-name="Standard">
      <style:paragraph-properties fo:margin-left="0.228cm" fo:margin-right="0cm" fo:margin-top="0.279cm" fo:margin-bottom="0cm" loext:contextual-spacing="false" fo:text-align="start" style:justify-single-word="false" fo:text-indent="0cm" style:auto-text-indent="false"/>
    </style:style>
    <style:style style:name="P38" style:family="paragraph" style:parent-style-name="Standard">
      <style:paragraph-properties fo:margin-left="0.228cm" fo:margin-right="0cm" fo:margin-top="0.007cm" fo:margin-bottom="0cm" loext:contextual-spacing="false" fo:text-align="start" style:justify-single-word="false" fo:text-indent="0cm" style:auto-text-indent="false" fo:break-before="column"/>
    </style:style>
    <style:style style:name="P39" style:family="paragraph" style:parent-style-name="Standard">
      <style:paragraph-properties fo:margin-left="0.228cm" fo:margin-right="0.522cm" fo:margin-top="0.025cm" fo:margin-bottom="0cm" loext:contextual-spacing="false" fo:line-height="103%" fo:text-align="start" style:justify-single-word="false" fo:text-indent="0cm" style:auto-text-indent="false"/>
    </style:style>
    <style:style style:name="P40" style:family="paragraph" style:parent-style-name="Standard">
      <style:paragraph-properties fo:margin-left="0.228cm" fo:margin-right="2.445cm" fo:margin-top="0.023cm" fo:margin-bottom="0cm" loext:contextual-spacing="false" fo:line-height="103%" fo:text-align="start" style:justify-single-word="false" fo:text-indent="0cm" style:auto-text-indent="false"/>
    </style:style>
    <style:style style:name="P41" style:family="paragraph" style:parent-style-name="Standard">
      <style:paragraph-properties fo:margin-left="0.228cm" fo:margin-right="2.445cm" fo:margin-top="0.49cm" fo:margin-bottom="0cm" loext:contextual-spacing="false" fo:line-height="103%" fo:text-align="start" style:justify-single-word="false" fo:text-indent="0cm" style:auto-text-indent="false"/>
    </style:style>
    <style:style style:name="P42" style:family="paragraph" style:parent-style-name="Standard">
      <style:paragraph-properties fo:margin-left="0.228cm" fo:margin-right="1.688cm" fo:margin-top="0.011cm" fo:margin-bottom="0cm" loext:contextual-spacing="false" fo:text-align="start" style:justify-single-word="false" fo:text-indent="0cm" style:auto-text-indent="false"/>
    </style:style>
    <style:style style:name="P43" style:family="paragraph" style:parent-style-name="Standard">
      <style:paragraph-properties fo:margin-left="0.651cm" fo:margin-right="15.79cm" fo:margin-top="0.198cm" fo:margin-bottom="0.019cm" loext:contextual-spacing="false" fo:line-height="140%" fo:text-align="start" style:justify-single-word="false" fo:text-indent="0cm" style:auto-text-indent="false"/>
    </style:style>
    <style:style style:name="P44" style:family="paragraph" style:parent-style-name="Standard">
      <style:paragraph-properties fo:margin-left="0.651cm" fo:margin-right="0cm" fo:margin-top="0.198cm" fo:margin-bottom="0cm" loext:contextual-spacing="false" fo:text-align="start" style:justify-single-word="false" fo:text-indent="0cm" style:auto-text-indent="false"/>
    </style:style>
    <style:style style:name="P45" style:family="paragraph" style:parent-style-name="Standard">
      <style:paragraph-properties fo:margin-left="0.228cm" fo:margin-right="0.235cm" fo:margin-top="0.422cm" fo:margin-bottom="0cm" loext:contextual-spacing="false" fo:text-align="start" style:justify-single-word="false" fo:text-indent="0cm" style:auto-text-indent="false"/>
    </style:style>
    <style:style style:name="P46" style:family="paragraph" style:parent-style-name="Standard">
      <style:paragraph-properties fo:margin-left="0.228cm" fo:margin-right="0.924cm" fo:margin-top="0.489cm" fo:margin-bottom="0cm" loext:contextual-spacing="false" fo:line-height="100%" fo:text-align="start" style:justify-single-word="false" fo:text-indent="0cm" style:auto-text-indent="false"/>
    </style:style>
    <style:style style:name="P47" style:family="paragraph" style:parent-style-name="Standard">
      <style:paragraph-properties fo:margin-left="0.228cm" fo:margin-right="11.481cm" fo:margin-top="0.021cm" fo:margin-bottom="0cm" loext:contextual-spacing="false" fo:line-height="101%" fo:text-align="start" style:justify-single-word="false" fo:text-indent="0cm" style:auto-text-indent="false"/>
    </style:style>
    <style:style style:name="P48" style:family="paragraph" style:parent-style-name="Standard">
      <style:paragraph-properties fo:margin-left="0.228cm" fo:margin-right="0.228cm" fo:margin-top="0cm" fo:margin-bottom="0cm" loext:contextual-spacing="false" fo:text-align="start" style:justify-single-word="false" fo:text-indent="0cm" style:auto-text-indent="false"/>
    </style:style>
    <style:style style:name="P49" style:family="paragraph" style:parent-style-name="Standard">
      <style:paragraph-properties fo:margin-left="0.228cm" fo:margin-right="0.224cm" fo:margin-top="0.286cm" fo:margin-bottom="0cm" loext:contextual-spacing="false" fo:line-height="150%" fo:text-align="justify" style:justify-single-word="false" fo:text-indent="0cm" style:auto-text-indent="false"/>
    </style:style>
    <style:style style:name="P50" style:family="paragraph" style:parent-style-name="Standard">
      <style:paragraph-properties fo:margin-left="0.228cm" fo:margin-right="0.224cm" fo:margin-top="0.286cm" fo:margin-bottom="0cm" loext:contextual-spacing="false" fo:line-height="150%" fo:text-align="justify" style:justify-single-word="false" fo:text-indent="0cm" style:auto-text-indent="false"/>
      <style:text-properties officeooo:paragraph-rsid="00214483"/>
    </style:style>
    <style:style style:name="P51" style:family="paragraph" style:parent-style-name="Standard">
      <style:paragraph-properties fo:margin-left="0.228cm" fo:margin-right="0.231cm" fo:margin-top="0cm" fo:margin-bottom="0cm" loext:contextual-spacing="false" fo:line-height="150%" fo:text-align="justify" style:justify-single-word="false" fo:text-indent="0cm" style:auto-text-indent="false"/>
    </style:style>
    <style:style style:name="P52" style:family="paragraph" style:parent-style-name="Standard">
      <style:paragraph-properties fo:margin-left="0.228cm" fo:margin-right="0.226cm" fo:margin-top="0cm" fo:margin-bottom="0cm" loext:contextual-spacing="false" fo:line-height="150%" fo:text-align="justify" style:justify-single-word="false" fo:text-indent="0cm" style:auto-text-indent="false"/>
    </style:style>
    <style:style style:name="P53" style:family="paragraph" style:parent-style-name="Standard">
      <style:paragraph-properties fo:margin-left="0.228cm" fo:margin-right="0.222cm" fo:margin-top="0cm" fo:margin-bottom="0cm" loext:contextual-spacing="false" fo:line-height="150%" fo:text-align="justify" style:justify-single-word="false" fo:text-indent="0cm" style:auto-text-indent="false"/>
      <style:text-properties officeooo:paragraph-rsid="00220e0c"/>
    </style:style>
    <style:style style:name="P54" style:family="paragraph" style:parent-style-name="Standard">
      <style:paragraph-properties fo:margin-left="0.228cm" fo:margin-right="0.222cm" fo:margin-top="0cm" fo:margin-bottom="0cm" loext:contextual-spacing="false" fo:line-height="150%" fo:text-align="justify" style:justify-single-word="false" fo:text-indent="0cm" style:auto-text-indent="false"/>
      <style:text-properties officeooo:rsid="00220e0c" officeooo:paragraph-rsid="00220e0c"/>
    </style:style>
    <style:style style:name="P55" style:family="paragraph" style:parent-style-name="Standard">
      <style:paragraph-properties fo:margin-left="0.228cm" fo:margin-right="0.229cm" fo:margin-top="0.49cm" fo:margin-bottom="0cm" loext:contextual-spacing="false" fo:line-height="147%" fo:text-align="justify" style:justify-single-word="false" fo:text-indent="0cm" style:auto-text-indent="false"/>
    </style:style>
    <style:style style:name="P56" style:family="paragraph" style:parent-style-name="Standard">
      <style:paragraph-properties fo:margin-left="1.478cm" fo:margin-right="12.968cm" fo:margin-top="0cm" fo:margin-bottom="0cm" loext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.228cm" fo:margin-right="0.908cm" fo:margin-top="0.153cm" fo:margin-bottom="0cm" loext:contextual-spacing="false" fo:text-align="start" style:justify-single-word="false" fo:text-indent="0cm" style:auto-text-indent="false"/>
      <style:text-properties officeooo:paragraph-rsid="001813f5"/>
    </style:style>
    <style:style style:name="P58" style:family="paragraph" style:parent-style-name="Standard">
      <style:paragraph-properties fo:margin-left="0.228cm" fo:margin-right="1.942cm" fo:margin-top="0cm" fo:margin-bottom="0cm" loext:contextual-spacing="false" fo:line-height="100%" fo:text-align="start" style:justify-single-word="false" fo:text-indent="0cm" style:auto-text-indent="false"/>
      <style:text-properties officeooo:paragraph-rsid="001813f5"/>
    </style:style>
    <style:style style:name="P59" style:family="paragraph" style:parent-style-name="Standard">
      <style:paragraph-properties fo:margin-left="0.228cm" fo:margin-right="0.372cm" fo:margin-top="0.002cm" fo:margin-bottom="0cm" loext:contextual-spacing="false" fo:text-align="start" style:justify-single-word="false" fo:text-indent="0cm" style:auto-text-indent="false"/>
      <style:text-properties officeooo:paragraph-rsid="0022b1c6"/>
    </style:style>
    <style:style style:name="P60" style:family="paragraph" style:parent-style-name="Standard">
      <style:paragraph-properties fo:margin-left="0.228cm" fo:margin-right="1.815cm" fo:margin-top="0.288cm" fo:margin-bottom="0cm" loext:contextual-spacing="false" fo:text-align="justify" style:justify-single-word="false" fo:text-indent="1.251cm" style:auto-text-indent="false"/>
    </style:style>
    <style:style style:name="P61" style:family="paragraph" style:parent-style-name="Table_20_Paragraph">
      <style:paragraph-properties fo:line-height="0.564cm"/>
    </style:style>
    <style:style style:name="P62" style:family="paragraph" style:parent-style-name="Table_20_Paragraph">
      <style:paragraph-properties fo:margin-left="0cm" fo:margin-right="0cm" fo:text-indent="0cm" style:auto-text-indent="false"/>
      <style:text-properties fo:font-size="13pt" style:font-size-asian="13pt"/>
    </style:style>
    <style:style style:name="P63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51%" fo:text-align="start" style:justify-single-word="false" fo:orphans="0" fo:widows="0" fo:text-indent="0cm" style:auto-text-indent="false" fo:background-color="transparent" style:writing-mode="lr-tb"/>
    </style:style>
    <style:style style:name="P64" style:family="paragraph" style:parent-style-name="Table_20_Paragraph">
      <style:paragraph-properties fo:margin-left="0.088cm" fo:margin-right="0cm" fo:line-height="0.545cm" fo:text-indent="0cm" style:auto-text-indent="false"/>
    </style:style>
    <style:style style:name="P65" style:family="paragraph" style:parent-style-name="Table_20_Paragraph">
      <style:paragraph-properties fo:margin-left="0.088cm" fo:margin-right="0cm" fo:margin-top="0.254cm" fo:margin-bottom="0cm" loext:contextual-spacing="false" fo:line-height="0.533cm" fo:text-indent="0cm" style:auto-text-indent="false"/>
    </style:style>
    <style:style style:name="P66" style:family="paragraph" style:parent-style-name="Table_20_Paragraph">
      <style:paragraph-properties fo:margin-left="0cm" fo:margin-right="0.404cm" fo:line-height="0.545cm" fo:text-align="end" style:justify-single-word="false" fo:text-indent="0cm" style:auto-text-indent="false">
        <style:tab-stops>
          <style:tab-stop style:position="4.503cm"/>
        </style:tab-stops>
      </style:paragraph-properties>
    </style:style>
    <style:style style:name="P67" style:family="paragraph" style:parent-style-name="Table_20_Paragraph">
      <style:paragraph-properties fo:margin-left="0cm" fo:margin-right="0.404cm" fo:margin-top="0.254cm" fo:margin-bottom="0cm" loext:contextual-spacing="false" fo:line-height="0.533cm" fo:text-align="end" style:justify-single-word="false" fo:text-indent="0cm" style:auto-text-indent="false">
        <style:tab-stops>
          <style:tab-stop style:position="4.528cm"/>
        </style:tab-stops>
      </style:paragraph-properties>
    </style:style>
    <style:style style:name="P68" style:family="paragraph" style:parent-style-name="Table_20_Paragraph">
      <style:paragraph-properties fo:margin-left="0.377cm" fo:margin-right="0.053cm" fo:line-height="0.545cm" fo:text-align="center" style:justify-single-word="false" fo:text-indent="0cm" style:auto-text-indent="false"/>
      <style:text-properties style:font-name="Times New Roman" fo:font-size="14pt" fo:language="ru" fo:country="RU" officeooo:rsid="001658f1" officeooo:paragraph-rsid="001658f1" style:font-name-asian="Times New Roman1" style:font-size-asian="14pt" style:language-asian="en" style:country-asian="US" style:font-name-complex="Times New Roman1" style:language-complex="ar" style:country-complex="SA"/>
    </style:style>
    <style:style style:name="P69" style:family="paragraph" style:parent-style-name="Table_20_Paragraph">
      <style:paragraph-properties fo:margin-left="0.377cm" fo:margin-right="0.051cm" fo:margin-top="0.254cm" fo:margin-bottom="0cm" loext:contextual-spacing="false" fo:line-height="0.533cm" fo:text-align="center" style:justify-single-word="false" fo:text-indent="0cm" style:auto-text-indent="false"/>
    </style:style>
    <style:style style:name="P70" style:family="paragraph" style:parent-style-name="Table_20_Paragraph">
      <style:paragraph-properties fo:margin-left="0cm" fo:margin-right="0.026cm" fo:line-height="0.564cm" fo:text-align="center" style:justify-single-word="false" fo:text-indent="0cm" style:auto-text-indent="false"/>
    </style:style>
    <style:style style:name="P71" style:family="paragraph" style:parent-style-name="Table_20_Paragraph">
      <style:paragraph-properties fo:margin-left="0cm" fo:margin-right="0.25cm" fo:margin-top="0.004cm" fo:margin-bottom="0cm" loext:contextual-spacing="false" fo:text-align="center" style:justify-single-word="false" fo:text-indent="0cm" style:auto-text-indent="false"/>
    </style:style>
    <style:style style:name="P72" style:family="paragraph" style:parent-style-name="Table_20_Paragraph">
      <style:paragraph-properties fo:margin-left="0cm" fo:margin-right="0.25cm" fo:line-height="0.564cm" fo:text-align="center" style:justify-single-word="false" fo:text-indent="0cm" style:auto-text-indent="false"/>
    </style:style>
    <style:style style:name="P73" style:family="paragraph" style:parent-style-name="Table_20_Paragraph">
      <style:paragraph-properties fo:margin-top="0.004cm" fo:margin-bottom="0cm" loext:contextual-spacing="false"/>
    </style:style>
    <style:style style:name="P74" style:family="paragraph" style:parent-style-name="Table_20_Paragraph">
      <style:paragraph-properties fo:margin-top="0.004cm" fo:margin-bottom="0cm" loext:contextual-spacing="false"/>
      <style:text-properties officeooo:paragraph-rsid="001b379c"/>
    </style:style>
    <style:style style:name="P75" style:family="paragraph" style:parent-style-name="Table_20_Paragraph">
      <style:paragraph-properties fo:margin-top="0.004cm" fo:margin-bottom="0cm" loext:contextual-spacing="false"/>
      <style:text-properties style:font-name="Times New Roman" fo:font-size="14pt" fo:language="ru" fo:country="RU" officeooo:rsid="001b379c" officeooo:paragraph-rsid="001b379c" style:font-name-asian="Times New Roman1" style:font-size-asian="14pt" style:language-asian="en" style:country-asian="US" style:font-name-complex="Times New Roman1" style:language-complex="ar" style:country-complex="SA" style:text-scale="99%"/>
    </style:style>
    <style:style style:name="P76" style:family="paragraph" style:parent-style-name="Table_20_Paragraph">
      <style:paragraph-properties fo:margin-top="0.127cm" fo:margin-bottom="0cm" loext:contextual-spacing="false"/>
    </style:style>
    <style:style style:name="P77" style:family="paragraph" style:parent-style-name="Table_20_Paragraph">
      <style:paragraph-properties fo:margin-top="0.127cm" fo:margin-bottom="0cm" loext:contextual-spacing="false"/>
      <style:text-properties style:font-name="Times New Roman" fo:font-size="14pt" fo:language="ru" fo:country="RU" officeooo:rsid="001b379c" officeooo:paragraph-rsid="001b379c" style:font-name-asian="Times New Roman1" style:font-size-asian="14pt" style:language-asian="en" style:country-asian="US" style:font-name-complex="Times New Roman1" style:language-complex="ar" style:country-complex="SA"/>
    </style:style>
    <style:style style:name="P78" style:family="paragraph" style:parent-style-name="Table_20_Paragraph">
      <style:paragraph-properties fo:margin-top="0.132cm" fo:margin-bottom="0cm" loext:contextual-spacing="false"/>
    </style:style>
    <style:style style:name="P79" style:family="paragraph" style:parent-style-name="Table_20_Paragraph">
      <style:paragraph-properties fo:margin-top="0.279cm" fo:margin-bottom="0cm" loext:contextual-spacing="false"/>
    </style:style>
    <style:style style:name="P80" style:family="paragraph" style:parent-style-name="Table_20_Paragraph">
      <style:paragraph-properties fo:margin-top="0.288cm" fo:margin-bottom="0cm" loext:contextual-spacing="false"/>
    </style:style>
    <style:style style:name="P81" style:family="paragraph" style:parent-style-name="Table_20_Paragraph">
      <style:paragraph-properties fo:margin-top="0.288cm" fo:margin-bottom="0cm" loext:contextual-spacing="false" fo:line-height="0.564cm"/>
    </style:style>
    <style:style style:name="P82" style:family="paragraph" style:parent-style-name="Table_20_Paragraph">
      <style:paragraph-properties fo:margin-top="0.288cm" fo:margin-bottom="0cm" loext:contextual-spacing="false" fo:line-height="0.564cm"/>
      <style:text-properties officeooo:paragraph-rsid="001c2e3c"/>
    </style:style>
    <style:style style:name="P83" style:family="paragraph" style:parent-style-name="Table_20_Paragraph">
      <style:paragraph-properties fo:margin-left="0.192cm" fo:margin-right="3.649cm" fo:margin-top="0.009cm" fo:margin-bottom="0cm" loext:contextual-spacing="false" fo:line-height="148%" fo:text-indent="0cm" style:auto-text-indent="false"/>
    </style:style>
    <style:style style:name="P84" style:family="paragraph" style:parent-style-name="Table_20_Paragraph">
      <style:paragraph-properties fo:margin-left="0.192cm" fo:margin-right="3.649cm" fo:margin-top="0.009cm" fo:margin-bottom="0cm" loext:contextual-spacing="false" fo:line-height="148%" fo:text-indent="0cm" style:auto-text-indent="false"/>
      <style:text-properties officeooo:paragraph-rsid="001c2e3c"/>
    </style:style>
    <style:style style:name="P85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51%" fo:text-align="start" style:justify-single-word="false" fo:orphans="0" fo:widows="0" fo:text-indent="0cm" style:auto-text-indent="false" fo:background-color="transparent" style:writing-mode="lr-tb"/>
      <style:text-properties officeooo:paragraph-rsid="001e0a38"/>
    </style:style>
    <style:style style:name="P86" style:family="paragraph" style:parent-style-name="Text_20_body">
      <style:text-properties style:font-name="Times New Roman" fo:font-size="15pt" fo:font-weight="bold" style:font-size-asian="15pt" style:font-weight-asian="bold"/>
    </style:style>
    <style:style style:name="P87" style:family="paragraph" style:parent-style-name="Text_20_body">
      <style:text-properties style:font-name="Times New Roman" fo:font-size="15pt" style:font-size-asian="15pt"/>
    </style:style>
    <style:style style:name="P88" style:family="paragraph" style:parent-style-name="Text_20_body">
      <style:text-properties style:font-name="Times New Roman" fo:font-size="19pt" fo:font-weight="bold" style:font-size-asian="19pt" style:font-weight-asian="bold"/>
    </style:style>
    <style:style style:name="P89" style:family="paragraph" style:parent-style-name="Text_20_body">
      <style:text-properties style:font-name="Times New Roman" fo:font-weight="bold" style:font-weight-asian="bold"/>
    </style:style>
    <style:style style:name="P90" style:family="paragraph" style:parent-style-name="Text_20_body">
      <style:text-properties style:font-name="Times New Roman" fo:font-size="10.5pt" fo:font-weight="bold" style:font-size-asian="10.5pt" style:font-weight-asian="bold"/>
    </style:style>
    <style:style style:name="P91" style:family="paragraph" style:parent-style-name="Text_20_body">
      <style:text-properties style:font-name="Times New Roman" fo:font-size="16pt" style:font-size-asian="16pt"/>
    </style:style>
    <style:style style:name="P92" style:family="paragraph" style:parent-style-name="Text_20_body">
      <style:text-properties style:font-name="Times New Roman" fo:font-size="16pt" officeooo:rsid="0016998c" style:font-size-asian="16pt"/>
    </style:style>
    <style:style style:name="P93" style:family="paragraph" style:parent-style-name="Text_20_body">
      <style:text-properties style:font-name="Times New Roman" fo:font-size="15.5pt" fo:font-weight="bold" style:font-size-asian="15.5pt" style:font-weight-asian="bold"/>
    </style:style>
    <style:style style:name="P94" style:family="paragraph" style:parent-style-name="Text_20_body">
      <style:text-properties style:font-name="Microsoft Sans Serif"/>
    </style:style>
    <style:style style:name="P95" style:family="paragraph" style:parent-style-name="Text_20_body">
      <style:text-properties fo:font-size="13pt" style:font-size-asian="13pt"/>
    </style:style>
    <style:style style:name="P96" style:family="paragraph" style:parent-style-name="Text_20_body">
      <style:paragraph-properties fo:line-height="5%"/>
    </style:style>
    <style:style style:name="P97" style:family="paragraph" style:parent-style-name="Text_20_body">
      <style:paragraph-properties fo:line-height="5%" fo:text-align="center" style:justify-single-word="false"/>
    </style:style>
    <style:style style:name="P98" style:family="paragraph" style:parent-style-name="Text_20_body">
      <style:text-properties fo:font-size="11pt" style:font-size-asian="11pt"/>
    </style:style>
    <style:style style:name="P99" style:family="paragraph" style:parent-style-name="Text_20_body">
      <style:paragraph-properties fo:line-height="5%" fo:text-align="center" style:justify-single-word="false"/>
      <style:text-properties officeooo:rsid="002584b6"/>
    </style:style>
    <style:style style:name="P100" style:family="paragraph" style:parent-style-name="Text_20_body">
      <style:paragraph-properties fo:margin-top="0.012cm" fo:margin-bottom="0cm" loext:contextual-spacing="false"/>
      <style:text-properties style:font-name="Times New Roman" fo:font-size="8.5pt" fo:font-weight="bold" style:font-size-asian="8.5pt" style:font-weight-asian="bold"/>
    </style:style>
    <style:style style:name="P101" style:family="paragraph" style:parent-style-name="Text_20_body">
      <style:paragraph-properties fo:margin-top="0.012cm" fo:margin-bottom="0cm" loext:contextual-spacing="false"/>
      <style:text-properties fo:font-size="16.5pt" style:font-size-asian="16.5pt"/>
    </style:style>
    <style:style style:name="P102" style:family="paragraph" style:parent-style-name="Text_20_body">
      <style:paragraph-properties fo:margin-top="0.002cm" fo:margin-bottom="0cm" loext:contextual-spacing="false"/>
      <style:text-properties style:font-name="Times New Roman" fo:font-size="21pt" style:font-size-asian="21pt"/>
    </style:style>
    <style:style style:name="P103" style:family="paragraph" style:parent-style-name="Text_20_body">
      <style:paragraph-properties fo:margin-top="0.002cm" fo:margin-bottom="0cm" loext:contextual-spacing="false"/>
      <style:text-properties style:font-name="Times New Roman" fo:font-size="14pt" style:font-size-asian="14pt"/>
    </style:style>
    <style:style style:name="P104" style:family="paragraph" style:parent-style-name="Text_20_body">
      <style:paragraph-properties fo:margin-top="0.002cm" fo:margin-bottom="0cm" loext:contextual-spacing="false"/>
      <style:text-properties style:font-name="Cambria" fo:font-size="12pt" style:font-size-asian="12pt"/>
    </style:style>
    <style:style style:name="P105" style:family="paragraph" style:parent-style-name="Text_20_body">
      <style:paragraph-properties fo:margin-top="0.002cm" fo:margin-bottom="0cm" loext:contextual-spacing="false"/>
      <style:text-properties fo:font-size="15.5pt" style:font-size-asian="15.5pt"/>
    </style:style>
    <style:style style:name="P106" style:family="paragraph" style:parent-style-name="Text_20_body">
      <style:paragraph-properties fo:margin-top="0.007cm" fo:margin-bottom="0cm" loext:contextual-spacing="false"/>
      <style:text-properties style:font-name="Microsoft Sans Serif" fo:font-size="12pt" style:font-size-asian="12pt"/>
    </style:style>
    <style:style style:name="P107" style:family="paragraph" style:parent-style-name="Text_20_body">
      <style:paragraph-properties fo:margin-top="0.007cm" fo:margin-bottom="0cm" loext:contextual-spacing="false"/>
      <style:text-properties style:font-name="Times New Roman"/>
    </style:style>
    <style:style style:name="P108" style:family="paragraph" style:parent-style-name="Text_20_body">
      <style:paragraph-properties fo:margin-top="0.007cm" fo:margin-bottom="0cm" loext:contextual-spacing="false"/>
      <style:text-properties style:font-name="Times New Roman" fo:font-size="20.5pt" style:font-size-asian="20.5pt"/>
    </style:style>
    <style:style style:name="P109" style:family="paragraph" style:parent-style-name="Text_20_body">
      <style:paragraph-properties fo:margin-top="0.007cm" fo:margin-bottom="0cm" loext:contextual-spacing="false"/>
      <style:text-properties style:font-name="Times New Roman" fo:font-size="13pt" style:font-size-asian="13pt"/>
    </style:style>
    <style:style style:name="P110" style:family="paragraph" style:parent-style-name="Text_20_body">
      <style:paragraph-properties fo:margin-top="0.007cm" fo:margin-bottom="0cm" loext:contextual-spacing="false"/>
      <style:text-properties style:font-name="Times New Roman" fo:font-size="7pt" style:font-size-asian="7pt"/>
    </style:style>
    <style:style style:name="P111" style:family="paragraph" style:parent-style-name="Text_20_body">
      <style:paragraph-properties fo:margin-top="0.007cm" fo:margin-bottom="0cm" loext:contextual-spacing="false"/>
      <style:text-properties fo:font-size="10.5pt" style:font-size-asian="10.5pt"/>
    </style:style>
    <style:style style:name="P112" style:family="paragraph" style:parent-style-name="Text_20_body">
      <style:paragraph-properties fo:margin-top="0.007cm" fo:margin-bottom="0cm" loext:contextual-spacing="false"/>
      <style:text-properties fo:font-size="9.5pt" style:font-size-asian="9.5pt"/>
    </style:style>
    <style:style style:name="P113" style:family="paragraph" style:parent-style-name="Text_20_body">
      <style:paragraph-properties fo:margin-top="0.007cm" fo:margin-bottom="0cm" loext:contextual-spacing="false"/>
      <style:text-properties fo:font-size="15pt" style:font-size-asian="15pt"/>
    </style:style>
    <style:style style:name="P114" style:family="paragraph" style:parent-style-name="Text_20_body">
      <style:paragraph-properties fo:margin-top="0.007cm" fo:margin-bottom="0cm" loext:contextual-spacing="false"/>
      <style:text-properties fo:font-size="14pt" style:font-size-asian="14pt"/>
    </style:style>
    <style:style style:name="P115" style:family="paragraph" style:parent-style-name="Text_20_body">
      <style:paragraph-properties fo:margin-top="0.014cm" fo:margin-bottom="0cm" loext:contextual-spacing="false"/>
      <style:text-properties style:font-name="Microsoft Sans Serif" fo:font-size="5.5pt" style:font-size-asian="5.5pt"/>
    </style:style>
    <style:style style:name="P116" style:family="paragraph" style:parent-style-name="Text_20_body">
      <style:paragraph-properties fo:margin-top="0.014cm" fo:margin-bottom="0cm" loext:contextual-spacing="false"/>
      <style:text-properties style:font-name="Cambria" fo:font-size="8pt" style:font-size-asian="8pt"/>
    </style:style>
    <style:style style:name="P117" style:family="paragraph" style:parent-style-name="Text_20_body">
      <style:paragraph-properties fo:margin-top="0.014cm" fo:margin-bottom="0cm" loext:contextual-spacing="false"/>
      <style:text-properties style:font-name="Times New Roman" fo:font-size="11.5pt" style:font-size-asian="11.5pt"/>
    </style:style>
    <style:style style:name="P118" style:family="paragraph" style:parent-style-name="Text_20_body">
      <style:paragraph-properties fo:margin-left="0.176cm" fo:margin-right="0cm" fo:line-height="0.035cm" fo:text-indent="0cm" style:auto-text-indent="false"/>
    </style:style>
    <style:style style:name="P119" style:family="paragraph" style:parent-style-name="Text_20_body">
      <style:paragraph-properties fo:margin-top="0.004cm" fo:margin-bottom="0cm" loext:contextual-spacing="false"/>
      <style:text-properties fo:font-size="15.5pt" style:font-size-asian="15.5pt"/>
    </style:style>
    <style:style style:name="P120" style:family="paragraph" style:parent-style-name="Text_20_body">
      <style:paragraph-properties fo:margin-top="0.018cm" fo:margin-bottom="0cm" loext:contextual-spacing="false"/>
      <style:text-properties style:font-name="Times New Roman" fo:font-size="20.5pt" style:font-size-asian="20.5pt"/>
    </style:style>
    <style:style style:name="P121" style:family="paragraph" style:parent-style-name="Text_20_body">
      <style:paragraph-properties fo:margin-top="0.018cm" fo:margin-bottom="0cm" loext:contextual-spacing="false"/>
      <style:text-properties fo:font-size="9.5pt" style:font-size-asian="9.5pt"/>
    </style:style>
    <style:style style:name="P122" style:family="paragraph" style:parent-style-name="Text_20_body">
      <style:paragraph-properties fo:margin-top="0.018cm" fo:margin-bottom="0cm" loext:contextual-spacing="false"/>
      <style:text-properties fo:font-size="10.5pt" style:font-size-asian="10.5pt"/>
    </style:style>
    <style:style style:name="P123" style:family="paragraph" style:parent-style-name="Text_20_body">
      <style:paragraph-properties fo:margin-top="0.018cm" fo:margin-bottom="0cm" loext:contextual-spacing="false" fo:break-before="column"/>
      <style:text-properties fo:font-size="10.5pt" style:font-size-asian="10.5pt"/>
    </style:style>
    <style:style style:name="P124" style:family="paragraph" style:parent-style-name="Text_20_body">
      <style:paragraph-properties fo:margin-top="0.019cm" fo:margin-bottom="0cm" loext:contextual-spacing="false"/>
      <style:text-properties style:font-name="Times New Roman" fo:font-size="13.5pt" fo:font-weight="bold" style:font-size-asian="13.5pt" style:font-weight-asian="bold"/>
    </style:style>
    <style:style style:name="P125" style:family="paragraph" style:parent-style-name="Text_20_body">
      <style:paragraph-properties fo:margin-top="0.019cm" fo:margin-bottom="0cm" loext:contextual-spacing="false" fo:break-before="column"/>
      <style:text-properties fo:font-size="15pt" style:font-size-asian="15pt"/>
    </style:style>
    <style:style style:name="P126" style:family="paragraph" style:parent-style-name="Text_20_body">
      <style:paragraph-properties fo:margin-left="0.228cm" fo:margin-right="12.132cm" fo:line-height="153%" fo:text-indent="0cm" style:auto-text-indent="false"/>
    </style:style>
    <style:style style:name="P127" style:family="paragraph" style:parent-style-name="Text_20_body">
      <style:paragraph-properties fo:margin-left="0.228cm" fo:margin-right="14.023cm" fo:line-height="155%" fo:text-indent="0cm" style:auto-text-indent="false"/>
    </style:style>
    <style:style style:name="P128" style:family="paragraph" style:parent-style-name="Text_20_body">
      <style:paragraph-properties fo:margin-left="0.228cm" fo:margin-right="14.023cm" fo:margin-top="0.002cm" fo:margin-bottom="0cm" loext:contextual-spacing="false" fo:line-height="155%" fo:text-indent="0cm" style:auto-text-indent="false"/>
    </style:style>
    <style:style style:name="P129" style:family="paragraph" style:parent-style-name="Text_20_body">
      <style:paragraph-properties fo:margin-left="0.228cm" fo:margin-right="0cm" fo:text-indent="0cm" style:auto-text-indent="false"/>
    </style:style>
    <style:style style:name="P130" style:family="paragraph" style:parent-style-name="Text_20_body">
      <style:paragraph-properties fo:margin-left="0.228cm" fo:margin-right="0cm" fo:line-height="0.388cm" fo:text-indent="0cm" style:auto-text-indent="false"/>
    </style:style>
    <style:style style:name="P131" style:family="paragraph" style:parent-style-name="Text_20_body">
      <style:paragraph-properties fo:margin-left="0.228cm" fo:margin-right="0cm" fo:line-height="0.397cm" fo:text-indent="0cm" style:auto-text-indent="false"/>
    </style:style>
    <style:style style:name="P132" style:family="paragraph" style:parent-style-name="Text_20_body">
      <style:paragraph-properties fo:margin-left="0.228cm" fo:margin-right="0cm" fo:line-height="0.399cm" fo:text-indent="0cm" style:auto-text-indent="false"/>
    </style:style>
    <style:style style:name="P133" style:family="paragraph" style:parent-style-name="Text_20_body" style:master-page-name="Converted8">
      <style:paragraph-properties fo:margin-left="0.228cm" fo:margin-right="0cm" fo:margin-top="0.182cm" fo:margin-bottom="0cm" loext:contextual-spacing="false" fo:text-indent="0cm" style:auto-text-indent="false" style:page-number="auto"/>
    </style:style>
    <style:style style:name="P134" style:family="paragraph" style:parent-style-name="Text_20_body">
      <style:paragraph-properties fo:margin-left="0.228cm" fo:margin-right="0cm" fo:margin-top="0.219cm" fo:margin-bottom="0cm" loext:contextual-spacing="false" fo:text-indent="0cm" style:auto-text-indent="false"/>
    </style:style>
    <style:style style:name="P135" style:family="paragraph" style:parent-style-name="Text_20_body">
      <style:paragraph-properties fo:margin-left="0.228cm" fo:margin-right="0cm" fo:margin-top="0.21cm" fo:margin-bottom="0cm" loext:contextual-spacing="false" fo:text-indent="0cm" style:auto-text-indent="false"/>
    </style:style>
    <style:style style:name="P136" style:family="paragraph" style:parent-style-name="Text_20_body">
      <style:paragraph-properties fo:margin-left="0.228cm" fo:margin-right="0cm" fo:margin-top="0.21cm" fo:margin-bottom="0cm" loext:contextual-spacing="false" fo:text-indent="0cm" style:auto-text-indent="false" fo:break-before="column"/>
    </style:style>
    <style:style style:name="P137" style:family="paragraph" style:parent-style-name="Text_20_body">
      <style:paragraph-properties fo:margin-left="0.228cm" fo:margin-right="0cm" fo:margin-top="0.004cm" fo:margin-bottom="0cm" loext:contextual-spacing="false" fo:text-indent="0cm" style:auto-text-indent="false"/>
    </style:style>
    <style:style style:name="P138" style:family="paragraph" style:parent-style-name="Text_20_body" style:master-page-name="Converted9">
      <style:paragraph-properties fo:margin-left="0.228cm" fo:margin-right="0cm" fo:margin-top="0.166cm" fo:margin-bottom="0cm" loext:contextual-spacing="false" fo:text-indent="0cm" style:auto-text-indent="false" style:page-number="auto"/>
    </style:style>
    <style:style style:name="P139" style:family="paragraph" style:parent-style-name="Text_20_body" style:master-page-name="Converted14">
      <style:paragraph-properties fo:margin-left="0.228cm" fo:margin-right="0cm" fo:margin-top="0.166cm" fo:margin-bottom="0cm" loext:contextual-spacing="false" fo:text-indent="0cm" style:auto-text-indent="false" style:page-number="auto"/>
    </style:style>
    <style:style style:name="P140" style:family="paragraph" style:parent-style-name="Text_20_body">
      <style:paragraph-properties fo:margin-left="0.228cm" fo:margin-right="0cm" fo:margin-top="0.002cm" fo:margin-bottom="0cm" loext:contextual-spacing="false" fo:text-indent="0cm" style:auto-text-indent="false"/>
    </style:style>
    <style:style style:name="P141" style:family="paragraph" style:parent-style-name="Text_20_body">
      <style:paragraph-properties fo:margin-left="0.228cm" fo:margin-right="0cm" fo:margin-top="0.009cm" fo:margin-bottom="0cm" loext:contextual-spacing="false" fo:text-indent="0cm" style:auto-text-indent="false"/>
    </style:style>
    <style:style style:name="P142" style:family="paragraph" style:parent-style-name="Text_20_body">
      <style:paragraph-properties fo:margin-top="0.016cm" fo:margin-bottom="0cm" loext:contextual-spacing="false"/>
    </style:style>
    <style:style style:name="P143" style:family="paragraph" style:parent-style-name="Text_20_body">
      <style:paragraph-properties fo:margin-top="0.016cm" fo:margin-bottom="0cm" loext:contextual-spacing="false"/>
      <style:text-properties fo:font-size="9.5pt" style:font-size-asian="9.5pt"/>
    </style:style>
    <style:style style:name="P144" style:family="paragraph" style:parent-style-name="Text_20_body">
      <style:paragraph-properties fo:margin-top="0.016cm" fo:margin-bottom="0cm" loext:contextual-spacing="false"/>
      <style:text-properties fo:font-size="8.5pt" style:font-size-asian="8.5pt"/>
    </style:style>
    <style:style style:name="P145" style:family="paragraph" style:parent-style-name="Text_20_body">
      <style:paragraph-properties fo:margin-top="0.016cm" fo:margin-bottom="0cm" loext:contextual-spacing="false"/>
      <style:text-properties fo:font-size="15pt" style:font-size-asian="15pt"/>
    </style:style>
    <style:style style:name="P146" style:family="paragraph" style:parent-style-name="Text_20_body">
      <style:paragraph-properties fo:margin-top="0.016cm" fo:margin-bottom="0cm" loext:contextual-spacing="false"/>
      <style:text-properties fo:font-size="10.5pt" style:font-size-asian="10.5pt"/>
    </style:style>
    <style:style style:name="P147" style:family="paragraph" style:parent-style-name="Text_20_body">
      <style:paragraph-properties fo:margin-left="1.076cm" fo:margin-right="5.761cm" fo:line-height="155%" fo:text-indent="0cm" style:auto-text-indent="false"/>
    </style:style>
    <style:style style:name="P148" style:family="paragraph" style:parent-style-name="Text_20_body">
      <style:paragraph-properties fo:margin-left="1.076cm" fo:margin-right="0cm" fo:text-indent="0cm" style:auto-text-indent="false"/>
    </style:style>
    <style:style style:name="P149" style:family="paragraph" style:parent-style-name="Text_20_body">
      <style:paragraph-properties fo:margin-left="1.076cm" fo:margin-right="0cm" fo:line-height="0.395cm" fo:text-indent="0cm" style:auto-text-indent="false"/>
    </style:style>
    <style:style style:name="P150" style:family="paragraph" style:parent-style-name="Text_20_body">
      <style:paragraph-properties fo:margin-left="1.076cm" fo:margin-right="0cm" fo:line-height="152%" fo:text-indent="0cm" style:auto-text-indent="false"/>
    </style:style>
    <style:style style:name="P151" style:family="paragraph" style:parent-style-name="Text_20_body">
      <style:paragraph-properties fo:margin-left="1.076cm" fo:margin-right="0cm" fo:line-height="0.386cm" fo:text-indent="0cm" style:auto-text-indent="false"/>
    </style:style>
    <style:style style:name="P152" style:family="paragraph" style:parent-style-name="Text_20_body">
      <style:paragraph-properties fo:margin-left="1.076cm" fo:margin-right="0cm" fo:line-height="0.397cm" fo:text-indent="0cm" style:auto-text-indent="false"/>
    </style:style>
    <style:style style:name="P153" style:family="paragraph" style:parent-style-name="Text_20_body">
      <style:paragraph-properties fo:margin-left="1.076cm" fo:margin-right="0cm" fo:line-height="0.399cm" fo:text-indent="0cm" style:auto-text-indent="false"/>
    </style:style>
    <style:style style:name="P154" style:family="paragraph" style:parent-style-name="Text_20_body">
      <style:paragraph-properties fo:margin-left="1.076cm" fo:margin-right="0cm" fo:margin-top="0.219cm" fo:margin-bottom="0cm" loext:contextual-spacing="false" fo:text-indent="0cm" style:auto-text-indent="false"/>
    </style:style>
    <style:style style:name="P155" style:family="paragraph" style:parent-style-name="Text_20_body">
      <style:paragraph-properties fo:margin-left="1.076cm" fo:margin-right="0cm" fo:margin-top="0.21cm" fo:margin-bottom="0cm" loext:contextual-spacing="false" fo:text-indent="0cm" style:auto-text-indent="false"/>
    </style:style>
    <style:style style:name="P156" style:family="paragraph" style:parent-style-name="Text_20_body">
      <style:paragraph-properties fo:margin-left="1.076cm" fo:margin-right="0cm" fo:margin-top="0.217cm" fo:margin-bottom="0cm" loext:contextual-spacing="false" fo:text-indent="0cm" style:auto-text-indent="false"/>
    </style:style>
    <style:style style:name="P157" style:family="paragraph" style:parent-style-name="Text_20_body">
      <style:paragraph-properties fo:margin-left="1.076cm" fo:margin-right="0cm" fo:margin-top="0.005cm" fo:margin-bottom="0cm" loext:contextual-spacing="false" fo:text-indent="0cm" style:auto-text-indent="false"/>
    </style:style>
    <style:style style:name="P158" style:family="paragraph" style:parent-style-name="Text_20_body">
      <style:paragraph-properties fo:margin-left="1.076cm" fo:margin-right="0cm" fo:margin-top="0.009cm" fo:margin-bottom="0cm" loext:contextual-spacing="false" fo:text-indent="0cm" style:auto-text-indent="false"/>
    </style:style>
    <style:style style:name="P159" style:family="paragraph" style:parent-style-name="Text_20_body">
      <style:paragraph-properties fo:margin-left="1.076cm" fo:margin-right="7.671cm" fo:margin-top="0.002cm" fo:margin-bottom="0cm" loext:contextual-spacing="false" fo:line-height="155%" fo:text-indent="0cm" style:auto-text-indent="false"/>
    </style:style>
    <style:style style:name="P160" style:family="paragraph" style:parent-style-name="Text_20_body">
      <style:paragraph-properties fo:margin-left="0.228cm" fo:margin-right="5.611cm" fo:margin-top="0.002cm" fo:margin-bottom="0cm" loext:contextual-spacing="false" fo:line-height="155%" fo:text-indent="0cm" style:auto-text-indent="false"/>
    </style:style>
    <style:style style:name="P161" style:family="paragraph" style:parent-style-name="Text_20_body">
      <style:paragraph-properties fo:margin-left="0.228cm" fo:margin-right="5.611cm" fo:margin-top="0.208cm" fo:margin-bottom="0cm" loext:contextual-spacing="false" fo:line-height="152%" fo:text-indent="0cm" style:auto-text-indent="false"/>
    </style:style>
    <style:style style:name="P162" style:family="paragraph" style:parent-style-name="Text_20_body">
      <style:paragraph-properties fo:margin-left="1.926cm" fo:margin-right="0cm" fo:margin-top="0.002cm" fo:margin-bottom="0cm" loext:contextual-spacing="false" fo:text-indent="0cm" style:auto-text-indent="false"/>
    </style:style>
    <style:style style:name="P163" style:family="paragraph" style:parent-style-name="Text_20_body">
      <style:paragraph-properties fo:margin-left="1.926cm" fo:margin-right="0cm" fo:margin-top="0.219cm" fo:margin-bottom="0cm" loext:contextual-spacing="false" fo:text-indent="0cm" style:auto-text-indent="false"/>
    </style:style>
    <style:style style:name="P164" style:family="paragraph" style:parent-style-name="Text_20_body">
      <style:paragraph-properties fo:margin-left="1.926cm" fo:margin-right="0cm" fo:line-height="0.388cm" fo:text-indent="0cm" style:auto-text-indent="false"/>
    </style:style>
    <style:style style:name="P165" style:family="paragraph" style:parent-style-name="Text_20_body">
      <style:paragraph-properties fo:margin-left="1.926cm" fo:margin-right="0cm" fo:line-height="0.397cm" fo:text-indent="0cm" style:auto-text-indent="false"/>
    </style:style>
    <style:style style:name="P166" style:family="paragraph" style:parent-style-name="Text_20_body">
      <style:paragraph-properties fo:margin-left="1.926cm" fo:margin-right="0cm" fo:margin-top="0.21cm" fo:margin-bottom="0cm" loext:contextual-spacing="false" fo:text-indent="0cm" style:auto-text-indent="false"/>
    </style:style>
    <style:style style:name="P167" style:family="paragraph" style:parent-style-name="Text_20_body">
      <style:paragraph-properties fo:margin-left="1.926cm" fo:margin-right="0cm" fo:margin-top="0.206cm" fo:margin-bottom="0cm" loext:contextual-spacing="false" fo:text-indent="0cm" style:auto-text-indent="false"/>
    </style:style>
    <style:style style:name="P168" style:family="paragraph" style:parent-style-name="Text_20_body">
      <style:paragraph-properties fo:margin-left="1.926cm" fo:margin-right="0cm" fo:margin-top="0.217cm" fo:margin-bottom="0cm" loext:contextual-spacing="false" fo:text-indent="0cm" style:auto-text-indent="false"/>
    </style:style>
    <style:style style:name="P169" style:family="paragraph" style:parent-style-name="Text_20_body">
      <style:paragraph-properties fo:margin-left="1.926cm" fo:margin-right="0cm" fo:margin-top="0.005cm" fo:margin-bottom="0cm" loext:contextual-spacing="false" fo:text-indent="0cm" style:auto-text-indent="false"/>
    </style:style>
    <style:style style:name="P170" style:family="paragraph" style:parent-style-name="Text_20_body">
      <style:paragraph-properties fo:margin-left="1.926cm" fo:margin-right="0cm" fo:margin-top="0.004cm" fo:margin-bottom="0cm" loext:contextual-spacing="false" fo:text-indent="0cm" style:auto-text-indent="false"/>
    </style:style>
    <style:style style:name="P171" style:family="paragraph" style:parent-style-name="Text_20_body" style:master-page-name="Converted15">
      <style:paragraph-properties fo:margin-left="1.926cm" fo:margin-right="0cm" fo:margin-top="0.182cm" fo:margin-bottom="0cm" loext:contextual-spacing="false" fo:text-indent="0cm" style:auto-text-indent="false" style:page-number="auto"/>
    </style:style>
    <style:style style:name="P172" style:family="paragraph" style:parent-style-name="Text_20_body">
      <style:paragraph-properties fo:margin-left="0.228cm" fo:margin-right="11.481cm" fo:margin-top="0.217cm" fo:margin-bottom="0cm" loext:contextual-spacing="false" fo:line-height="152%" fo:text-indent="0.848cm" style:auto-text-indent="false"/>
    </style:style>
    <style:style style:name="P173" style:family="paragraph" style:parent-style-name="Text_20_body">
      <style:paragraph-properties fo:margin-left="1.076cm" fo:margin-right="8.946cm" fo:margin-top="0.005cm" fo:margin-bottom="0cm" loext:contextual-spacing="false" fo:line-height="155%" fo:text-indent="0cm" style:auto-text-indent="false"/>
    </style:style>
    <style:style style:name="P174" style:family="paragraph" style:parent-style-name="Text_20_body">
      <style:paragraph-properties fo:break-before="column"/>
      <style:text-properties fo:font-size="11pt" style:font-size-asian="11pt"/>
    </style:style>
    <style:style style:name="P175" style:family="paragraph" style:parent-style-name="Text_20_body">
      <style:paragraph-properties fo:margin-left="2.776cm" fo:margin-right="0cm" fo:margin-top="0.206cm" fo:margin-bottom="0cm" loext:contextual-spacing="false" fo:line-height="155%" fo:text-indent="0cm" style:auto-text-indent="false"/>
    </style:style>
    <style:style style:name="P176" style:family="paragraph" style:parent-style-name="Text_20_body">
      <style:paragraph-properties fo:margin-left="2.776cm" fo:margin-right="0cm" fo:text-indent="0cm" style:auto-text-indent="false"/>
    </style:style>
    <style:style style:name="P177" style:family="paragraph" style:parent-style-name="Text_20_body">
      <style:paragraph-properties fo:margin-left="2.776cm" fo:margin-right="0cm" fo:line-height="0.397cm" fo:text-indent="0cm" style:auto-text-indent="false"/>
    </style:style>
    <style:style style:name="P178" style:family="paragraph" style:parent-style-name="Text_20_body">
      <style:paragraph-properties fo:margin-left="2.776cm" fo:margin-right="0cm" fo:line-height="0.386cm" fo:text-indent="0cm" style:auto-text-indent="false"/>
    </style:style>
    <style:style style:name="P179" style:family="paragraph" style:parent-style-name="Text_20_body">
      <style:paragraph-properties fo:margin-left="2.776cm" fo:margin-right="0cm" fo:line-height="0.395cm" fo:text-indent="0cm" style:auto-text-indent="false"/>
    </style:style>
    <style:style style:name="P180" style:family="paragraph" style:parent-style-name="Text_20_body">
      <style:paragraph-properties fo:margin-left="2.776cm" fo:margin-right="0cm" fo:line-height="0.388cm" fo:text-indent="0cm" style:auto-text-indent="false"/>
    </style:style>
    <style:style style:name="P181" style:family="paragraph" style:parent-style-name="Text_20_body" style:master-page-name="Converted10">
      <style:paragraph-properties fo:margin-left="2.776cm" fo:margin-right="0cm" fo:margin-top="0.182cm" fo:margin-bottom="0cm" loext:contextual-spacing="false" fo:text-indent="0cm" style:auto-text-indent="false" style:page-number="auto">
        <style:tab-stops>
          <style:tab-stop style:position="4.849cm"/>
          <style:tab-stop style:position="7.558cm"/>
          <style:tab-stop style:position="8.994cm"/>
          <style:tab-stop style:position="16.164cm"/>
        </style:tab-stops>
      </style:paragraph-properties>
    </style:style>
    <style:style style:name="P182" style:family="paragraph" style:parent-style-name="Text_20_body" style:master-page-name="Converted11">
      <style:paragraph-properties fo:margin-left="2.776cm" fo:margin-right="0cm" fo:margin-top="0.182cm" fo:margin-bottom="0cm" loext:contextual-spacing="false" fo:text-indent="0cm" style:auto-text-indent="false" style:page-number="auto"/>
    </style:style>
    <style:style style:name="P183" style:family="paragraph" style:parent-style-name="Text_20_body">
      <style:paragraph-properties fo:margin-left="2.776cm" fo:margin-right="0cm" fo:margin-top="0.219cm" fo:margin-bottom="0cm" loext:contextual-spacing="false" fo:text-indent="0cm" style:auto-text-indent="false"/>
    </style:style>
    <style:style style:name="P184" style:family="paragraph" style:parent-style-name="Text_20_body">
      <style:paragraph-properties fo:margin-left="2.776cm" fo:margin-right="0cm" fo:margin-top="0.217cm" fo:margin-bottom="0cm" loext:contextual-spacing="false" fo:text-indent="0cm" style:auto-text-indent="false"/>
    </style:style>
    <style:style style:name="P185" style:family="paragraph" style:parent-style-name="Text_20_body">
      <style:paragraph-properties fo:margin-left="2.776cm" fo:margin-right="0cm" fo:margin-top="0.21cm" fo:margin-bottom="0cm" loext:contextual-spacing="false" fo:text-indent="0cm" style:auto-text-indent="false"/>
    </style:style>
    <style:style style:name="P186" style:family="paragraph" style:parent-style-name="Text_20_body">
      <style:paragraph-properties fo:margin-left="0.228cm" fo:margin-right="2.011cm" fo:line-height="155%" fo:text-indent="0cm" style:auto-text-indent="false"/>
    </style:style>
    <style:style style:name="P187" style:family="paragraph" style:parent-style-name="Text_20_body">
      <style:paragraph-properties fo:margin-left="3.625cm" fo:margin-right="0cm" fo:margin-top="0.219cm" fo:margin-bottom="0cm" loext:contextual-spacing="false" fo:text-indent="0cm" style:auto-text-indent="false"/>
    </style:style>
    <style:style style:name="P188" style:family="paragraph" style:parent-style-name="Text_20_body">
      <style:paragraph-properties fo:margin-left="3.625cm" fo:margin-right="0cm" fo:line-height="0.399cm" fo:text-indent="0cm" style:auto-text-indent="false"/>
    </style:style>
    <style:style style:name="P189" style:family="paragraph" style:parent-style-name="Text_20_body">
      <style:paragraph-properties fo:margin-left="3.625cm" fo:margin-right="0cm" fo:margin-top="0.005cm" fo:margin-bottom="0cm" loext:contextual-spacing="false" fo:text-indent="0cm" style:auto-text-indent="false"/>
    </style:style>
    <style:style style:name="P190" style:family="paragraph" style:parent-style-name="Text_20_body">
      <style:paragraph-properties fo:margin-left="3.625cm" fo:margin-right="0cm" fo:margin-top="0.016cm" fo:margin-bottom="0cm" loext:contextual-spacing="false" fo:text-indent="0cm" style:auto-text-indent="false"/>
    </style:style>
    <style:style style:name="P191" style:family="paragraph" style:parent-style-name="Text_20_body">
      <style:paragraph-properties fo:margin-left="3.625cm" fo:margin-right="0cm" fo:margin-top="0.21cm" fo:margin-bottom="0cm" loext:contextual-spacing="false" fo:text-indent="0cm" style:auto-text-indent="false">
        <style:tab-stops>
          <style:tab-stop style:position="6.246cm"/>
          <style:tab-stop style:position="7.38cm"/>
          <style:tab-stop style:position="9.79cm"/>
          <style:tab-stop style:position="12.411cm"/>
          <style:tab-stop style:position="13.545cm"/>
          <style:tab-stop style:position="15.741cm"/>
        </style:tab-stops>
      </style:paragraph-properties>
    </style:style>
    <style:style style:name="P192" style:family="paragraph" style:parent-style-name="Text_20_body">
      <style:paragraph-properties fo:margin-left="3.625cm" fo:margin-right="0cm" fo:margin-top="0.217cm" fo:margin-bottom="0cm" loext:contextual-spacing="false" fo:text-indent="0cm" style:auto-text-indent="false"/>
    </style:style>
    <style:style style:name="P193" style:family="paragraph" style:parent-style-name="Text_20_body">
      <style:paragraph-properties fo:margin-left="3.625cm" fo:margin-right="0cm" fo:margin-top="0.187cm" fo:margin-bottom="0cm" loext:contextual-spacing="false" fo:line-height="155%" fo:text-indent="0cm" style:auto-text-indent="false"/>
    </style:style>
    <style:style style:name="P194" style:family="paragraph" style:parent-style-name="Text_20_body">
      <style:paragraph-properties fo:margin-left="3.625cm" fo:margin-right="0cm" fo:margin-top="0.002cm" fo:margin-bottom="0cm" loext:contextual-spacing="false" fo:text-indent="0cm" style:auto-text-indent="false"/>
    </style:style>
    <style:style style:name="P195" style:family="paragraph" style:parent-style-name="Text_20_body">
      <style:paragraph-properties fo:margin-left="0.228cm" fo:margin-right="12.33cm" fo:margin-top="0.206cm" fo:margin-bottom="0cm" loext:contextual-spacing="false" fo:line-height="155%" fo:text-indent="0cm" style:auto-text-indent="false"/>
    </style:style>
    <style:style style:name="P196" style:family="paragraph" style:parent-style-name="Text_20_body">
      <style:paragraph-properties fo:margin-left="0.228cm" fo:margin-right="12.33cm" fo:margin-top="0.219cm" fo:margin-bottom="0cm" loext:contextual-spacing="false" fo:line-height="152%" fo:text-indent="0cm" style:auto-text-indent="false"/>
    </style:style>
    <style:style style:name="P197" style:family="paragraph" style:parent-style-name="Text_20_body">
      <style:paragraph-properties fo:margin-left="2.776cm" fo:margin-right="8.511cm" fo:margin-top="0.219cm" fo:margin-bottom="0cm" loext:contextual-spacing="false" fo:line-height="155%" fo:text-indent="0cm" style:auto-text-indent="false"/>
    </style:style>
    <style:style style:name="P198" style:family="paragraph" style:parent-style-name="Text_20_body">
      <style:paragraph-properties fo:margin-left="2.776cm" fo:margin-right="8.511cm" fo:line-height="152%" fo:text-indent="0cm" style:auto-text-indent="false"/>
    </style:style>
    <style:style style:name="P199" style:family="paragraph" style:parent-style-name="Text_20_body">
      <style:paragraph-properties fo:margin-left="3.625cm" fo:margin-right="5.761cm" fo:line-height="153%" fo:text-indent="0cm" style:auto-text-indent="false"/>
    </style:style>
    <style:style style:name="P200" style:family="paragraph" style:parent-style-name="Text_20_body">
      <style:paragraph-properties fo:margin-left="3.625cm" fo:margin-right="5.969cm" fo:margin-top="0.215cm" fo:margin-bottom="0cm" loext:contextual-spacing="false" fo:line-height="152%" fo:text-indent="0cm" style:auto-text-indent="false"/>
    </style:style>
    <style:style style:name="P201" style:family="paragraph" style:parent-style-name="Text_20_body">
      <style:paragraph-properties fo:margin-left="3.625cm" fo:margin-right="7.874cm" fo:margin-top="0.208cm" fo:margin-bottom="0cm" loext:contextual-spacing="false" fo:line-height="155%" fo:text-indent="0cm" style:auto-text-indent="false"/>
    </style:style>
    <style:style style:name="P202" style:family="paragraph" style:parent-style-name="Text_20_body">
      <style:paragraph-properties fo:margin-left="0.228cm" fo:margin-right="7.093cm" fo:margin-top="0.206cm" fo:margin-bottom="0cm" loext:contextual-spacing="false" fo:line-height="155%" fo:text-indent="0cm" style:auto-text-indent="false"/>
    </style:style>
    <style:style style:name="P203" style:family="paragraph" style:parent-style-name="Text_20_body">
      <style:paragraph-properties fo:margin-left="0.228cm" fo:margin-right="7.093cm" fo:line-height="155%" fo:text-indent="0cm" style:auto-text-indent="false"/>
    </style:style>
    <style:style style:name="P204" style:family="paragraph" style:parent-style-name="Text_20_body">
      <style:paragraph-properties fo:margin-left="0.228cm" fo:margin-right="0cm" fo:margin-top="0.219cm" fo:margin-bottom="0cm" loext:contextual-spacing="false" fo:line-height="152%" fo:text-indent="1.699cm" style:auto-text-indent="false"/>
    </style:style>
    <style:style style:name="P205" style:family="paragraph" style:parent-style-name="Text_20_body">
      <style:paragraph-properties fo:margin-left="1.076cm" fo:margin-right="3.288cm" fo:margin-top="0.217cm" fo:margin-bottom="0cm" loext:contextual-spacing="false" fo:line-height="155%" fo:text-indent="0cm" style:auto-text-indent="false"/>
    </style:style>
    <style:style style:name="P206" style:family="paragraph" style:parent-style-name="Text_20_body">
      <style:paragraph-properties fo:margin-left="1.076cm" fo:margin-right="0.522cm" fo:line-height="155%" fo:text-indent="0cm" style:auto-text-indent="false"/>
    </style:style>
    <style:style style:name="P207" style:family="paragraph" style:parent-style-name="Text_20_body">
      <style:paragraph-properties fo:margin-left="0.228cm" fo:margin-right="0.219cm" fo:margin-top="0.219cm" fo:margin-bottom="0cm" loext:contextual-spacing="false" fo:line-height="155%" fo:text-indent="1.699cm" style:auto-text-indent="false"/>
    </style:style>
    <style:style style:name="P208" style:family="paragraph" style:parent-style-name="Text_20_body">
      <style:paragraph-properties fo:margin-left="1.926cm" fo:margin-right="0.646cm" fo:line-height="155%" fo:text-indent="0cm" style:auto-text-indent="false"/>
    </style:style>
    <style:style style:name="P209" style:family="paragraph" style:parent-style-name="Text_20_body">
      <style:paragraph-properties fo:margin-left="0.228cm" fo:margin-right="11.269cm" fo:margin-top="0.002cm" fo:margin-bottom="0cm" loext:contextual-spacing="false" fo:line-height="155%" fo:text-indent="0.848cm" style:auto-text-indent="false"/>
    </style:style>
    <style:style style:name="P210" style:family="paragraph" style:parent-style-name="Text_20_body">
      <style:paragraph-properties fo:margin-left="1.926cm" fo:margin-right="1.88cm" fo:line-height="155%" fo:text-indent="0cm" style:auto-text-indent="false"/>
    </style:style>
    <style:style style:name="P211" style:family="paragraph" style:parent-style-name="Text_20_body">
      <style:paragraph-properties fo:margin-left="2.776cm" fo:margin-right="2.445cm" fo:margin-top="0.205cm" fo:margin-bottom="0cm" loext:contextual-spacing="false" fo:line-height="155%" fo:text-indent="0cm" style:auto-text-indent="false"/>
    </style:style>
    <style:style style:name="P212" style:family="paragraph" style:parent-style-name="Text_20_body">
      <style:paragraph-properties fo:margin-left="0.228cm" fo:margin-right="9.573cm" fo:margin-top="0.219cm" fo:margin-bottom="0cm" loext:contextual-spacing="false" fo:line-height="152%" fo:text-indent="0cm" style:auto-text-indent="false"/>
    </style:style>
    <style:style style:name="P213" style:family="paragraph" style:parent-style-name="Text_20_body">
      <style:paragraph-properties fo:margin-left="0.228cm" fo:margin-right="10.008cm" fo:line-height="155%" fo:text-indent="0cm" style:auto-text-indent="false"/>
    </style:style>
    <style:style style:name="P214" style:family="paragraph" style:parent-style-name="Text_20_body">
      <style:paragraph-properties fo:margin-left="0.228cm" fo:margin-right="1.586cm" fo:line-height="155%" fo:text-indent="0cm" style:auto-text-indent="false"/>
    </style:style>
    <style:style style:name="P215" style:family="paragraph" style:parent-style-name="Text_20_body">
      <style:paragraph-properties fo:margin-left="0.228cm" fo:margin-right="15.081cm" fo:margin-top="0.21cm" fo:margin-bottom="0cm" loext:contextual-spacing="false" fo:line-height="155%" fo:text-indent="0cm" style:auto-text-indent="false"/>
    </style:style>
    <style:style style:name="P216" style:family="paragraph" style:parent-style-name="Text_20_body">
      <style:paragraph-properties fo:margin-left="0.228cm" fo:margin-right="0.219cm" fo:line-height="152%" fo:text-indent="2.547cm" style:auto-text-indent="false"/>
    </style:style>
    <style:style style:name="P217" style:family="paragraph" style:parent-style-name="Text_20_body">
      <style:paragraph-properties fo:margin-left="0.228cm" fo:margin-right="8.513cm" fo:margin-top="0.005cm" fo:margin-bottom="0cm" loext:contextual-spacing="false" fo:line-height="155%" fo:text-indent="2.547cm" style:auto-text-indent="false"/>
    </style:style>
    <style:style style:name="P218" style:family="paragraph" style:parent-style-name="Text_20_body">
      <style:paragraph-properties fo:margin-left="0.228cm" fo:margin-right="14.446cm" fo:margin-top="0.21cm" fo:margin-bottom="0cm" loext:contextual-spacing="false" fo:line-height="155%" fo:text-indent="0cm" style:auto-text-indent="false"/>
    </style:style>
    <style:style style:name="P219" style:family="paragraph" style:parent-style-name="Text_20_body">
      <style:paragraph-properties fo:margin-left="0.228cm" fo:margin-right="0cm" fo:margin-top="0.219cm" fo:margin-bottom="0cm" loext:contextual-spacing="false" fo:line-height="152%" fo:text-indent="2.547cm" style:auto-text-indent="false"/>
    </style:style>
    <style:style style:name="P220" style:family="paragraph" style:parent-style-name="Text_20_body">
      <style:paragraph-properties fo:margin-left="0.228cm" fo:margin-right="0cm" fo:margin-top="0.21cm" fo:margin-bottom="0cm" loext:contextual-spacing="false" fo:line-height="155%" fo:text-indent="2.547cm" style:auto-text-indent="false"/>
    </style:style>
    <style:style style:name="P221" style:family="paragraph" style:parent-style-name="Text_20_body">
      <style:paragraph-properties fo:margin-top="0.009cm" fo:margin-bottom="0cm" loext:contextual-spacing="false"/>
      <style:text-properties fo:font-size="10.5pt" style:font-size-asian="10.5pt"/>
    </style:style>
    <style:style style:name="P222" style:family="paragraph" style:parent-style-name="Text_20_body">
      <style:paragraph-properties fo:margin-top="0.009cm" fo:margin-bottom="0cm" loext:contextual-spacing="false"/>
      <style:text-properties fo:font-size="9.5pt" style:font-size-asian="9.5pt"/>
    </style:style>
    <style:style style:name="P223" style:family="paragraph" style:parent-style-name="Text_20_body">
      <style:paragraph-properties fo:margin-left="3.625cm" fo:margin-right="0cm" fo:margin-top="0.219cm" fo:margin-bottom="0cm" loext:contextual-spacing="false" fo:line-height="152%" fo:text-indent="-0.85cm" style:auto-text-indent="false"/>
    </style:style>
    <style:style style:name="P224" style:family="paragraph" style:parent-style-name="Text_20_body">
      <style:paragraph-properties fo:margin-left="0.228cm" fo:margin-right="7.878cm" fo:margin-top="0.219cm" fo:margin-bottom="0cm" loext:contextual-spacing="false" fo:line-height="155%" fo:text-indent="2.547cm" style:auto-text-indent="false"/>
    </style:style>
    <style:style style:name="P225" style:family="paragraph" style:parent-style-name="Text_20_body">
      <style:paragraph-properties fo:margin-left="0.228cm" fo:margin-right="0.222cm" fo:line-height="152%" fo:text-indent="2.547cm" style:auto-text-indent="false"/>
    </style:style>
    <style:style style:name="P226" style:family="paragraph" style:parent-style-name="Text_20_body">
      <style:paragraph-properties fo:margin-left="0.228cm" fo:margin-right="11.906cm" fo:margin-top="0.206cm" fo:margin-bottom="0cm" loext:contextual-spacing="false" fo:line-height="155%" fo:text-indent="0cm" style:auto-text-indent="false"/>
    </style:style>
    <style:style style:name="P227" style:family="paragraph" style:parent-style-name="Text_20_body">
      <style:paragraph-properties fo:margin-left="4.475cm" fo:margin-right="2.445cm" fo:margin-top="0.009cm" fo:margin-bottom="0cm" loext:contextual-spacing="false" fo:line-height="152%" fo:text-indent="-0.85cm" style:auto-text-indent="false"/>
    </style:style>
    <style:style style:name="P228" style:family="paragraph" style:parent-style-name="Text_20_body">
      <style:paragraph-properties fo:margin-left="4.475cm" fo:margin-right="0cm" fo:margin-top="0.005cm" fo:margin-bottom="0cm" loext:contextual-spacing="false" fo:text-indent="0cm" style:auto-text-indent="false"/>
    </style:style>
    <style:style style:name="P229" style:family="paragraph" style:parent-style-name="Text_20_body">
      <style:paragraph-properties fo:margin-left="1.076cm" fo:margin-right="7.093cm" fo:margin-top="0.219cm" fo:margin-bottom="0cm" loext:contextual-spacing="false" fo:line-height="155%" fo:text-indent="0cm" style:auto-text-indent="false"/>
    </style:style>
    <style:style style:name="P230" style:family="paragraph" style:parent-style-name="Text_20_body">
      <style:paragraph-properties fo:margin-left="1.926cm" fo:margin-right="4.136cm" fo:line-height="155%" fo:text-indent="0cm" style:auto-text-indent="false"/>
    </style:style>
    <style:style style:name="P231" style:family="paragraph" style:parent-style-name="Text_20_body">
      <style:paragraph-properties fo:margin-left="3.625cm" fo:margin-right="7.671cm" fo:line-height="155%" fo:text-indent="-0.85cm" style:auto-text-indent="false"/>
    </style:style>
    <style:style style:name="P232" style:family="paragraph" style:parent-style-name="Text_20_body" style:master-page-name="Converted12">
      <style:paragraph-properties fo:margin-left="2.776cm" fo:margin-right="9.153cm" fo:margin-top="0.182cm" fo:margin-bottom="0cm" loext:contextual-spacing="false" fo:line-height="155%" fo:text-indent="-0.85cm" style:auto-text-indent="false" style:page-number="auto"/>
    </style:style>
    <style:style style:name="P233" style:family="paragraph" style:parent-style-name="Text_20_body">
      <style:paragraph-properties fo:margin-left="0cm" fo:margin-right="0.277cm" fo:text-align="end" style:justify-single-word="false" fo:text-indent="0cm" style:auto-text-indent="false"/>
    </style:style>
    <style:style style:name="P234" style:family="paragraph" style:parent-style-name="Text_20_body">
      <style:paragraph-properties fo:margin-left="0cm" fo:margin-right="0.436cm" fo:margin-top="0.217cm" fo:margin-bottom="0cm" loext:contextual-spacing="false" fo:text-align="center" style:justify-single-word="false" fo:text-indent="0cm" style:auto-text-indent="false">
        <style:tab-stops>
          <style:tab-stop style:position="7.433cm"/>
        </style:tab-stops>
      </style:paragraph-properties>
    </style:style>
    <style:style style:name="P235" style:family="paragraph" style:parent-style-name="Text_20_body">
      <style:paragraph-properties fo:margin-left="0.228cm" fo:margin-right="2.445cm" fo:line-height="155%" fo:text-indent="0.848cm" style:auto-text-indent="false"/>
    </style:style>
    <style:style style:name="P236" style:family="paragraph" style:parent-style-name="Text_20_body">
      <style:paragraph-properties fo:margin-left="0.228cm" fo:margin-right="11.271cm" fo:margin-top="0.208cm" fo:margin-bottom="0cm" loext:contextual-spacing="false" fo:line-height="152%" fo:text-indent="0cm" style:auto-text-indent="false"/>
    </style:style>
    <style:style style:name="P237" style:family="paragraph" style:parent-style-name="Text_20_body">
      <style:paragraph-properties fo:margin-left="0.228cm" fo:margin-right="0.224cm" fo:margin-top="0.005cm" fo:margin-bottom="0cm" loext:contextual-spacing="false" fo:line-height="155%" fo:text-indent="1.699cm" style:auto-text-indent="false"/>
    </style:style>
    <style:style style:name="P238" style:family="paragraph" style:parent-style-name="Text_20_body">
      <style:paragraph-properties fo:margin-left="0.228cm" fo:margin-right="7.033cm" fo:margin-top="0.21cm" fo:margin-bottom="0cm" loext:contextual-spacing="false" fo:line-height="155%" fo:text-indent="1.699cm" style:auto-text-indent="false"/>
    </style:style>
    <style:style style:name="P239" style:family="paragraph" style:parent-style-name="Text_20_body">
      <style:paragraph-properties fo:margin-left="0.228cm" fo:margin-right="4.136cm" fo:line-height="155%" fo:text-indent="1.699cm" style:auto-text-indent="false"/>
    </style:style>
    <style:style style:name="P240" style:family="paragraph" style:parent-style-name="Text_20_body">
      <style:paragraph-properties fo:margin-left="0.228cm" fo:margin-right="0.212cm" fo:margin-top="0.217cm" fo:margin-bottom="0cm" loext:contextual-spacing="false" fo:line-height="152%" fo:text-indent="0.848cm" style:auto-text-indent="false"/>
    </style:style>
    <style:style style:name="P241" style:family="paragraph" style:parent-style-name="Text_20_body" style:master-page-name="Converted13">
      <style:paragraph-properties fo:margin-left="1.926cm" fo:margin-right="5.611cm" fo:margin-top="0.171cm" fo:margin-bottom="0cm" loext:contextual-spacing="false" fo:line-height="155%" fo:text-indent="-0.85cm" style:auto-text-indent="false" style:page-number="auto"/>
    </style:style>
    <style:style style:name="P242" style:family="paragraph" style:parent-style-name="Text_20_body">
      <style:paragraph-properties fo:margin-left="1.076cm" fo:margin-right="12.963cm" fo:margin-top="0.219cm" fo:margin-bottom="0cm" loext:contextual-spacing="false" fo:line-height="155%" fo:text-indent="0cm" style:auto-text-indent="false"/>
    </style:style>
    <style:style style:name="P243" style:family="paragraph" style:parent-style-name="Text_20_body">
      <style:paragraph-properties fo:margin-left="1.076cm" fo:margin-right="13.406cm" fo:margin-top="0.219cm" fo:margin-bottom="0cm" loext:contextual-spacing="false" fo:line-height="155%" fo:text-indent="0cm" style:auto-text-indent="false"/>
    </style:style>
    <style:style style:name="P244" style:family="paragraph" style:parent-style-name="Text_20_body">
      <style:paragraph-properties fo:margin-left="1.076cm" fo:margin-right="9.788cm" fo:line-height="155%" fo:text-indent="0cm" style:auto-text-indent="false"/>
    </style:style>
    <style:style style:name="P245" style:family="paragraph" style:parent-style-name="Text_20_body">
      <style:paragraph-properties fo:margin-left="1.926cm" fo:margin-right="10.843cm" fo:line-height="153%" fo:text-indent="0cm" style:auto-text-indent="false"/>
    </style:style>
    <style:style style:name="P246" style:family="paragraph" style:parent-style-name="Text_20_body">
      <style:paragraph-properties fo:margin-left="1.926cm" fo:margin-right="5.761cm" fo:line-height="155%" fo:text-indent="-0.85cm" style:auto-text-indent="false"/>
    </style:style>
    <style:style style:name="P247" style:family="paragraph" style:parent-style-name="Text_20_body">
      <style:paragraph-properties fo:margin-left="1.926cm" fo:margin-right="5.761cm" fo:margin-top="0.217cm" fo:margin-bottom="0cm" loext:contextual-spacing="false" fo:line-height="155%" fo:text-indent="-0.85cm" style:auto-text-indent="false"/>
    </style:style>
    <style:style style:name="P248" style:family="paragraph" style:parent-style-name="Text_20_body">
      <style:paragraph-properties fo:margin-left="1.076cm" fo:margin-right="9.153cm" fo:line-height="152%" fo:text-indent="0cm" style:auto-text-indent="false"/>
    </style:style>
    <style:style style:name="P249" style:family="paragraph" style:parent-style-name="Text_20_body">
      <style:paragraph-properties fo:margin-left="1.076cm" fo:margin-right="12.555cm" fo:margin-top="0.217cm" fo:margin-bottom="0cm" loext:contextual-spacing="false" fo:line-height="153%" fo:text-indent="0cm" style:auto-text-indent="false"/>
    </style:style>
    <style:style style:name="P250" style:family="paragraph" style:parent-style-name="Text_20_body">
      <style:paragraph-properties fo:margin-left="1.076cm" fo:margin-right="8.729cm" fo:line-height="153%" fo:text-indent="0cm" style:auto-text-indent="false"/>
    </style:style>
    <style:style style:name="P251" style:family="paragraph" style:parent-style-name="Text_20_body">
      <style:paragraph-properties fo:margin-left="1.926cm" fo:margin-right="10.634cm" fo:margin-top="0.219cm" fo:margin-bottom="0cm" loext:contextual-spacing="false" fo:line-height="152%" fo:text-indent="-0.85cm" style:auto-text-indent="false"/>
    </style:style>
    <style:style style:name="P252" style:family="paragraph" style:parent-style-name="Text_20_body">
      <style:paragraph-properties fo:margin-left="2.776cm" fo:margin-right="4.56cm" fo:margin-top="0.219cm" fo:margin-bottom="0cm" loext:contextual-spacing="false" fo:line-height="155%" fo:text-indent="-0.85cm" style:auto-text-indent="false"/>
    </style:style>
    <style:style style:name="P253" style:family="paragraph" style:parent-style-name="Text_20_body">
      <style:paragraph-properties fo:margin-left="2.776cm" fo:margin-right="9.146cm" fo:margin-top="0.208cm" fo:margin-bottom="0cm" loext:contextual-spacing="false" fo:line-height="153%" fo:text-indent="-0.85cm" style:auto-text-indent="false"/>
    </style:style>
    <style:style style:name="P254" style:family="paragraph" style:parent-style-name="Text_20_body">
      <style:paragraph-properties fo:margin-left="1.926cm" fo:margin-right="14.653cm" fo:margin-top="0.011cm" fo:margin-bottom="0cm" loext:contextual-spacing="false" fo:line-height="155%" fo:text-indent="0cm" style:auto-text-indent="false"/>
    </style:style>
    <style:style style:name="P255" style:family="paragraph" style:parent-style-name="Text_20_body">
      <style:paragraph-properties fo:margin-left="3.625cm" fo:margin-right="2.445cm" fo:margin-top="0.219cm" fo:margin-bottom="0cm" loext:contextual-spacing="false" fo:line-height="155%" fo:text-indent="0cm" style:auto-text-indent="false"/>
    </style:style>
    <style:style style:name="P256" style:family="paragraph" style:parent-style-name="Text_20_body">
      <style:paragraph-properties fo:margin-left="4.475cm" fo:margin-right="4.136cm" fo:line-height="152%" fo:text-indent="-0.85cm" style:auto-text-indent="false"/>
    </style:style>
    <style:style style:name="P257" style:family="paragraph" style:parent-style-name="Text_20_body">
      <style:paragraph-properties fo:margin-left="1.926cm" fo:margin-right="4.558cm" fo:line-height="155%" fo:text-indent="-0.85cm" style:auto-text-indent="false"/>
    </style:style>
    <style:style style:name="P258" style:family="paragraph" style:parent-style-name="Text_20_body" style:master-page-name="">
      <loext:graphic-properties draw:fill="none"/>
      <style:paragraph-properties fo:margin-left="0.199cm" fo:margin-right="0cm" fo:margin-top="0cm" fo:margin-bottom="0cm" loext:contextual-spacing="false" fo:line-height="153%" fo:text-align="start" style:justify-single-word="false" fo:orphans="0" fo:widows="0" fo:text-indent="0cm" style:auto-text-indent="false" style:page-number="auto" fo:background-color="transparent" style:writing-mode="lr-tb"/>
    </style:style>
    <style:style style:name="P259" style:family="paragraph" style:parent-style-name="Text_20_body">
      <loext:graphic-properties draw:fill="none"/>
      <style:paragraph-properties fo:margin-left="0.199cm" fo:margin-right="0cm" fo:margin-top="0cm" fo:margin-bottom="0cm" loext:contextual-spacing="false" fo:line-height="153%" fo:text-align="start" style:justify-single-word="false" fo:orphans="0" fo:widows="0" fo:text-indent="0cm" style:auto-text-indent="false" fo:background-color="transparent" style:writing-mode="lr-tb"/>
    </style:style>
    <style:style style:name="P260" style:family="paragraph">
      <loext:graphic-properties draw:fill="solid" draw:fill-color="#cccccc"/>
      <style:paragraph-properties fo:text-align="center"/>
    </style:style>
    <style:style style:name="T1" style:family="text">
      <style:text-properties fo:letter-spacing="-0.005cm"/>
    </style:style>
    <style:style style:name="T2" style:family="text">
      <style:text-properties style:font-name="Times New Roman" fo:font-size="14pt" fo:font-weight="bold" style:font-size-asian="14pt" style:font-weight-asian="bold"/>
    </style:style>
    <style:style style:name="T3" style:family="text">
      <style:text-properties style:font-name="Times New Roman" fo:font-size="14pt" fo:letter-spacing="-0.023cm" fo:font-weight="bold" style:font-size-asian="14pt" style:font-weight-asian="bold"/>
    </style:style>
    <style:style style:name="T4" style:family="text">
      <style:text-properties style:font-name="Times New Roman" fo:font-size="14pt" fo:letter-spacing="-0.118cm" fo:font-weight="bold" style:font-size-asian="14pt" style:font-weight-asian="bold"/>
    </style:style>
    <style:style style:name="T5" style:family="text">
      <style:text-properties style:font-name="Times New Roman" fo:font-size="14pt" fo:letter-spacing="-0.118cm" style:font-size-asian="14pt"/>
    </style:style>
    <style:style style:name="T6" style:family="text">
      <style:text-properties style:font-name="Times New Roman" fo:font-size="14pt" fo:letter-spacing="-0.118cm" style:font-name-asian="Times New Roman1" style:font-size-asian="14pt"/>
    </style:style>
    <style:style style:name="T7" style:family="text">
      <style:text-properties style:font-name="Times New Roman" fo:font-size="14pt" fo:letter-spacing="-0.007cm" fo:font-weight="bold" style:font-size-asian="14pt" style:font-weight-asian="bold"/>
    </style:style>
    <style:style style:name="T8" style:family="text">
      <style:text-properties style:font-name="Times New Roman" fo:font-size="14pt" fo:letter-spacing="-0.007cm" style:font-size-asian="14pt"/>
    </style:style>
    <style:style style:name="T9" style:family="text">
      <style:text-properties style:font-name="Times New Roman" fo:font-size="14pt" fo:letter-spacing="-0.009cm" fo:font-weight="bold" style:font-size-asian="14pt" style:font-weight-asian="bold"/>
    </style:style>
    <style:style style:name="T10" style:family="text">
      <style:text-properties style:font-name="Times New Roman" fo:font-size="14pt" fo:letter-spacing="-0.009cm" style:font-size-asian="14pt"/>
    </style:style>
    <style:style style:name="T11" style:family="text">
      <style:text-properties style:font-name="Times New Roman" fo:font-size="14pt" style:font-size-asian="14pt"/>
    </style:style>
    <style:style style:name="T12" style:family="text">
      <style:text-properties style:font-name="Times New Roman" fo:font-size="14pt" style:font-size-asian="14pt" style:text-scale="95%"/>
    </style:style>
    <style:style style:name="T13" style:family="text">
      <style:text-properties style:font-name="Times New Roman" fo:font-size="14pt" officeooo:rsid="001658f1" style:font-size-asian="14pt"/>
    </style:style>
    <style:style style:name="T14" style:family="text">
      <style:text-properties style:font-name="Times New Roman" fo:font-size="14pt" officeooo:rsid="001813f5" style:font-size-asian="14pt"/>
    </style:style>
    <style:style style:name="T15" style:family="text">
      <style:text-properties style:font-name="Times New Roman" fo:font-size="14pt" officeooo:rsid="0019823f" style:font-size-asian="14pt"/>
    </style:style>
    <style:style style:name="T16" style:family="text">
      <style:text-properties style:font-name="Times New Roman" fo:font-size="14pt" officeooo:rsid="00214483" style:font-size-asian="14pt"/>
    </style:style>
    <style:style style:name="T17" style:family="text">
      <style:text-properties style:font-name="Times New Roman" fo:font-size="14pt" officeooo:rsid="0022b1c6" style:font-size-asian="14pt"/>
    </style:style>
    <style:style style:name="T18" style:family="text">
      <style:text-properties style:font-name="Times New Roman" fo:font-size="14pt" fo:letter-spacing="0.002cm" style:font-size-asian="14pt"/>
    </style:style>
    <style:style style:name="T19" style:family="text">
      <style:text-properties style:font-name="Times New Roman" fo:font-size="14pt" fo:letter-spacing="0.002cm" style:font-size-asian="14pt" style:text-scale="95%"/>
    </style:style>
    <style:style style:name="T20" style:family="text">
      <style:text-properties style:font-name="Times New Roman" fo:font-size="14pt" fo:letter-spacing="0.002cm" style:font-name-asian="Times New Roman1" style:font-size-asian="14pt"/>
    </style:style>
    <style:style style:name="T21" style:family="text">
      <style:text-properties style:font-name="Times New Roman" fo:font-size="14pt" fo:letter-spacing="0.002cm" officeooo:rsid="001813f5" style:font-name-asian="Times New Roman1" style:font-size-asian="14pt"/>
    </style:style>
    <style:style style:name="T22" style:family="text">
      <style:text-properties style:font-name="Times New Roman" fo:font-size="14pt" fo:letter-spacing="-0.12cm" style:font-size-asian="14pt"/>
    </style:style>
    <style:style style:name="T23" style:family="text">
      <style:text-properties style:font-name="Times New Roman" fo:font-size="14pt" fo:letter-spacing="-0.004cm" style:font-size-asian="14pt"/>
    </style:style>
    <style:style style:name="T24" style:family="text">
      <style:text-properties style:font-name="Times New Roman" fo:font-size="14pt" fo:letter-spacing="-0.004cm" style:font-name-asian="Times New Roman1" style:font-size-asian="14pt"/>
    </style:style>
    <style:style style:name="T25" style:family="text">
      <style:text-properties style:font-name="Times New Roman" fo:font-size="14pt" fo:letter-spacing="-0.002cm" style:font-size-asian="14pt"/>
    </style:style>
    <style:style style:name="T26" style:family="text">
      <style:text-properties style:font-name="Times New Roman" fo:font-size="14pt" fo:letter-spacing="-0.002cm" style:font-name-asian="Times New Roman1" style:font-size-asian="14pt"/>
    </style:style>
    <style:style style:name="T27" style:family="text">
      <style:text-properties style:font-name="Times New Roman" fo:font-size="14pt" fo:letter-spacing="0.016cm" style:font-size-asian="14pt"/>
    </style:style>
    <style:style style:name="T28" style:family="text">
      <style:text-properties style:font-name="Times New Roman" fo:font-size="14pt" style:font-name-asian="Times New Roman1" style:font-size-asian="14pt"/>
    </style:style>
    <style:style style:name="T29" style:family="text">
      <style:text-properties style:font-name="Times New Roman" fo:font-size="14pt" officeooo:rsid="0016998c" style:font-name-asian="Times New Roman1" style:font-size-asian="14pt"/>
    </style:style>
    <style:style style:name="T30" style:family="text">
      <style:text-properties style:font-name="Times New Roman" fo:font-size="14pt" officeooo:rsid="001813f5" style:font-name-asian="Times New Roman1" style:font-size-asian="14pt"/>
    </style:style>
    <style:style style:name="T31" style:family="text">
      <style:text-properties style:font-name="Times New Roman" fo:font-size="14pt" officeooo:rsid="00220e0c" style:font-name-asian="Times New Roman1" style:font-size-asian="14pt"/>
    </style:style>
    <style:style style:name="T32" style:family="text">
      <style:text-properties style:font-name="Times New Roman" fo:font-size="14pt" officeooo:rsid="00226692" style:font-name-asian="Times New Roman1" style:font-size-asian="14pt"/>
    </style:style>
    <style:style style:name="T33" style:family="text">
      <style:text-properties style:font-name="Times New Roman" fo:font-size="14pt" fo:letter-spacing="-0.012cm" style:font-size-asian="14pt"/>
    </style:style>
    <style:style style:name="T34" style:family="text">
      <style:text-properties style:font-name="Times New Roman" fo:font-size="14pt" fo:letter-spacing="-0.011cm" style:font-size-asian="14pt"/>
    </style:style>
    <style:style style:name="T35" style:family="text">
      <style:text-properties style:font-name="Times New Roman" fo:font-size="14pt" fo:letter-spacing="0.049cm" style:font-name-asian="Times New Roman1" style:font-size-asian="14pt"/>
    </style:style>
    <style:style style:name="T36" style:family="text">
      <style:text-properties style:font-name="Times New Roman" fo:font-size="14pt" fo:letter-spacing="0.051cm" style:font-name-asian="Times New Roman1" style:font-size-asian="14pt"/>
    </style:style>
    <style:style style:name="T37" style:family="text">
      <style:text-properties style:font-name="Times New Roman" fo:font-size="14pt" fo:letter-spacing="-0.005cm" style:font-name-asian="Times New Roman1" style:font-size-asian="14pt"/>
    </style:style>
    <style:style style:name="T38" style:family="text">
      <style:text-properties style:font-name="Times New Roman" fo:font-size="14pt" fo:letter-spacing="-0.005cm" style:font-size-asian="14pt"/>
    </style:style>
    <style:style style:name="T39" style:family="text">
      <style:text-properties style:font-name="Times New Roman" fo:font-size="14pt" fo:letter-spacing="0.113cm" style:font-name-asian="Times New Roman1" style:font-size-asian="14pt"/>
    </style:style>
    <style:style style:name="T40" style:family="text">
      <style:text-properties style:font-name="Times New Roman" fo:font-size="14pt" fo:language="ru" fo:country="RU" officeooo:rsid="001658f1" style:font-name-asian="Courier New1" style:font-size-asian="14pt" style:language-asian="en" style:country-asian="US" style:font-name-complex="Courier New1" style:language-complex="ar" style:country-complex="SA"/>
    </style:style>
    <style:style style:name="T41" style:family="text">
      <style:text-properties style:font-name="Times New Roman" fo:font-size="14pt" fo:language="ru" fo:country="RU" officeooo:rsid="001813f5" style:font-name-asian="Courier New1" style:font-size-asian="14pt" style:language-asian="en" style:country-asian="US" style:font-name-complex="Courier New1" style:language-complex="ar" style:country-complex="SA"/>
    </style:style>
    <style:style style:name="T42" style:family="text">
      <style:text-properties style:font-name="Times New Roman" fo:font-size="14pt" fo:language="ru" fo:country="RU" officeooo:rsid="00214483" style:font-name-asian="Courier New1" style:font-size-asian="14pt" style:language-asian="en" style:country-asian="US" style:font-name-complex="Courier New1" style:language-complex="ar" style:country-complex="SA"/>
    </style:style>
    <style:style style:name="T43" style:family="text">
      <style:text-properties style:font-name="Times New Roman" fo:font-size="14pt" fo:language="ru" fo:country="RU" officeooo:rsid="00220e0c" style:font-name-asian="Courier New1" style:font-size-asian="14pt" style:language-asian="en" style:country-asian="US" style:font-name-complex="Courier New1" style:language-complex="ar" style:country-complex="SA"/>
    </style:style>
    <style:style style:name="T44" style:family="text">
      <style:text-properties style:font-name="Times New Roman" fo:font-size="14pt" fo:language="ru" fo:country="RU" officeooo:rsid="00220e0c" style:font-name-asian="Times New Roman1" style:font-size-asian="14pt" style:language-asian="en" style:country-asian="US" style:font-name-complex="Courier New1" style:language-complex="ar" style:country-complex="SA"/>
    </style:style>
    <style:style style:name="T45" style:family="text">
      <style:text-properties style:font-name="Times New Roman" fo:font-size="14pt" fo:language="ru" fo:country="RU" officeooo:rsid="00226692" style:font-name-asian="Times New Roman1" style:font-size-asian="14pt" style:language-asian="en" style:country-asian="US" style:font-name-complex="Courier New1" style:language-complex="ar" style:country-complex="SA"/>
    </style:style>
    <style:style style:name="T46" style:family="text">
      <style:text-properties fo:letter-spacing="-0.004cm"/>
    </style:style>
    <style:style style:name="T47" style:family="text">
      <style:text-properties fo:letter-spacing="-0.002cm"/>
    </style:style>
    <style:style style:name="T48" style:family="text">
      <style:text-properties fo:letter-spacing="-0.12cm"/>
    </style:style>
    <style:style style:name="T49" style:family="text">
      <style:text-properties fo:letter-spacing="0.021cm"/>
    </style:style>
    <style:style style:name="T50" style:family="text">
      <style:text-properties fo:letter-spacing="0.025cm"/>
    </style:style>
    <style:style style:name="T51" style:family="text">
      <style:text-properties fo:font-size="14pt" style:font-size-asian="14pt"/>
    </style:style>
    <style:style style:name="T52" style:family="text">
      <style:text-properties fo:font-size="14pt" style:font-size-asian="14pt" style:text-scale="99%"/>
    </style:style>
    <style:style style:name="T53" style:family="text">
      <style:text-properties fo:font-size="14pt" fo:letter-spacing="-0.005cm" style:font-size-asian="14pt"/>
    </style:style>
    <style:style style:name="T54" style:family="text">
      <style:text-properties fo:font-size="14pt" style:text-underline-style="solid" style:text-underline-width="auto" style:text-underline-color="font-color" style:font-size-asian="14pt"/>
    </style:style>
    <style:style style:name="T55" style:family="text">
      <style:text-properties fo:font-size="14pt" style:text-underline-style="solid" style:text-underline-width="auto" style:text-underline-color="font-color" style:font-size-asian="14pt" style:text-scale="99%"/>
    </style:style>
    <style:style style:name="T56" style:family="text">
      <style:text-properties fo:font-size="14pt" fo:letter-spacing="-0.004cm" style:font-size-asian="14pt"/>
    </style:style>
    <style:style style:name="T57" style:family="text">
      <style:text-properties fo:font-size="14pt" fo:letter-spacing="-0.002cm" style:font-size-asian="14pt"/>
    </style:style>
    <style:style style:name="T58" style:family="text">
      <style:text-properties fo:font-size="14pt" fo:letter-spacing="-0.007cm" style:font-size-asian="14pt"/>
    </style:style>
    <style:style style:name="T59" style:family="text">
      <style:text-properties fo:letter-spacing="-0.009cm"/>
    </style:style>
    <style:style style:name="T60" style:family="text">
      <style:text-properties fo:color="#222222" style:font-name="Microsoft Sans Serif" fo:font-size="12pt" style:font-size-asian="12pt"/>
    </style:style>
    <style:style style:name="T61" style:family="text">
      <style:text-properties fo:color="#222222" style:font-name="Microsoft Sans Serif" fo:font-size="12pt" fo:letter-spacing="-0.014cm" style:font-size-asian="12pt"/>
    </style:style>
    <style:style style:name="T62" style:family="text">
      <style:text-properties fo:color="#222222" style:font-name="Microsoft Sans Serif" fo:font-size="12pt" fo:letter-spacing="0.09cm" style:font-size-asian="12pt"/>
    </style:style>
    <style:style style:name="T63" style:family="text">
      <style:text-properties fo:color="#222222" style:font-name="Microsoft Sans Serif" fo:font-size="12pt" fo:letter-spacing="-0.012cm" style:font-size-asian="12pt"/>
    </style:style>
    <style:style style:name="T64" style:family="text">
      <style:text-properties fo:color="#222222" style:font-name="Microsoft Sans Serif" fo:font-size="12pt" fo:letter-spacing="0.005cm" style:font-size-asian="12pt"/>
    </style:style>
    <style:style style:name="T65" style:family="text">
      <style:text-properties fo:color="#222222" style:font-name="Microsoft Sans Serif" fo:font-size="12pt" fo:letter-spacing="0.007cm" style:font-size-asian="12pt"/>
    </style:style>
    <style:style style:name="T66" style:family="text">
      <style:text-properties fo:color="#222222" style:font-name="Microsoft Sans Serif" fo:font-size="12pt" fo:letter-spacing="0.002cm" style:font-size-asian="12pt"/>
    </style:style>
    <style:style style:name="T67" style:family="text">
      <style:text-properties fo:color="#222222" style:font-name="Microsoft Sans Serif" fo:font-size="12pt" fo:letter-spacing="-0.108cm" style:font-size-asian="12pt"/>
    </style:style>
    <style:style style:name="T68" style:family="text">
      <style:text-properties fo:color="#222222" style:font-name="Microsoft Sans Serif" fo:font-size="12pt" fo:letter-spacing="0.004cm" style:font-size-asian="12pt"/>
    </style:style>
    <style:style style:name="T69" style:family="text">
      <style:text-properties fo:color="#222222" style:font-name="Microsoft Sans Serif" fo:font-size="12pt" fo:letter-spacing="-0.004cm" style:font-size-asian="12pt"/>
    </style:style>
    <style:style style:name="T70" style:family="text">
      <style:text-properties fo:color="#222222" style:font-name="Microsoft Sans Serif" fo:font-size="12pt" fo:letter-spacing="-0.002cm" style:font-size-asian="12pt"/>
    </style:style>
    <style:style style:name="T71" style:family="text">
      <style:text-properties fo:color="#222222" style:font-name="Microsoft Sans Serif" fo:font-size="12pt" fo:letter-spacing="-0.007cm" style:font-size-asian="12pt"/>
    </style:style>
    <style:style style:name="T72" style:family="text">
      <style:text-properties fo:color="#222222" style:font-name="Microsoft Sans Serif" fo:font-size="12pt" fo:letter-spacing="-0.106cm" style:font-size-asian="12pt"/>
    </style:style>
    <style:style style:name="T73" style:family="text">
      <style:text-properties fo:color="#222222" style:font-name="Microsoft Sans Serif" fo:font-size="12pt" fo:letter-spacing="-0.005cm" style:font-size-asian="12pt"/>
    </style:style>
    <style:style style:name="T74" style:family="text">
      <style:text-properties fo:color="#222222" style:font-name="Microsoft Sans Serif" fo:font-size="12pt" fo:letter-spacing="-0.009cm" style:font-size-asian="12pt"/>
    </style:style>
    <style:style style:name="T75" style:family="text">
      <style:text-properties fo:color="#222222" style:font-name="Arial" fo:font-size="12pt" fo:font-weight="bold" style:font-size-asian="12pt" style:font-weight-asian="bold"/>
    </style:style>
    <style:style style:name="T76" style:family="text">
      <style:text-properties fo:color="#222222" style:font-name="Arial"/>
    </style:style>
    <style:style style:name="T77" style:family="text">
      <style:text-properties fo:color="#222222" style:font-name="Times New Roman" fo:font-size="14pt" fo:font-style="italic" style:font-size-asian="14pt" style:font-style-asian="italic"/>
    </style:style>
    <style:style style:name="T78" style:family="text">
      <style:text-properties fo:color="#222222" style:font-name="Times New Roman" fo:font-size="14pt" style:font-size-asian="14pt"/>
    </style:style>
    <style:style style:name="T79" style:family="text">
      <style:text-properties fo:color="#222222" style:font-name="Times New Roman" fo:font-size="14pt" fo:letter-spacing="0.007cm" style:font-size-asian="14pt"/>
    </style:style>
    <style:style style:name="T80" style:family="text">
      <style:text-properties fo:color="#222222" style:font-name="Times New Roman" fo:font-size="14pt" fo:letter-spacing="0.009cm" style:font-size-asian="14pt"/>
    </style:style>
    <style:style style:name="T81" style:family="text">
      <style:text-properties fo:color="#222222" style:font-name="Times New Roman" fo:font-size="14pt" fo:letter-spacing="0.005cm" style:font-size-asian="14pt"/>
    </style:style>
    <style:style style:name="T82" style:family="text">
      <style:text-properties fo:color="#222222" style:font-name="Times New Roman" fo:font-size="14pt" fo:letter-spacing="-0.007cm" style:font-size-asian="14pt"/>
    </style:style>
    <style:style style:name="T83" style:family="text">
      <style:text-properties fo:color="#222222" style:font-name="Times New Roman" fo:font-size="14pt" fo:letter-spacing="0.004cm" style:font-size-asian="14pt"/>
    </style:style>
    <style:style style:name="T84" style:family="text">
      <style:text-properties fo:color="#222222" style:font-name="Times New Roman" fo:font-size="14pt" fo:letter-spacing="0.002cm" style:font-size-asian="14pt"/>
    </style:style>
    <style:style style:name="T85" style:family="text">
      <style:text-properties fo:color="#222222" style:font-name="Times New Roman" fo:font-size="14pt" fo:letter-spacing="-0.028cm" fo:font-style="italic" style:font-size-asian="14pt" style:font-style-asian="italic"/>
    </style:style>
    <style:style style:name="T86" style:family="text">
      <style:text-properties fo:color="#222222" style:font-name="Times New Roman" fo:font-size="14pt" fo:letter-spacing="-0.019cm" style:font-size-asian="14pt"/>
    </style:style>
    <style:style style:name="T87" style:family="text">
      <style:text-properties fo:color="#222222" style:font-name="Times New Roman" fo:font-size="14pt" fo:letter-spacing="0.018cm" style:font-size-asian="14pt"/>
    </style:style>
    <style:style style:name="T88" style:family="text">
      <style:text-properties fo:color="#222222" style:font-name="Times New Roman" fo:font-size="14pt" fo:letter-spacing="0.012cm" style:font-size-asian="14pt"/>
    </style:style>
    <style:style style:name="T89" style:family="text">
      <style:text-properties fo:color="#222222" style:font-name="Times New Roman" fo:font-size="14pt" fo:letter-spacing="0.011cm" style:font-size-asian="14pt"/>
    </style:style>
    <style:style style:name="T90" style:family="text">
      <style:text-properties fo:color="#222222" style:font-name="Times New Roman" fo:font-size="10pt" style:font-size-asian="10pt"/>
    </style:style>
    <style:style style:name="T91" style:family="text">
      <style:text-properties fo:color="#222222" style:font-name="Cambria" fo:font-size="14pt" fo:font-style="italic" style:font-size-asian="14pt" style:font-style-asian="italic"/>
    </style:style>
    <style:style style:name="T92" style:family="text">
      <style:text-properties fo:color="#222222" style:font-name="Cambria" fo:font-size="14pt" fo:letter-spacing="0.007cm" fo:font-style="italic" style:font-size-asian="14pt" style:font-style-asian="italic"/>
    </style:style>
    <style:style style:name="T93" style:family="text">
      <style:text-properties fo:color="#222222" style:font-name="Cambria" fo:font-size="14pt" fo:letter-spacing="0.004cm" fo:font-style="italic" style:font-size-asian="14pt" style:font-style-asian="italic"/>
    </style:style>
    <style:style style:name="T94" style:family="text">
      <style:text-properties fo:color="#222222" style:font-name="Cambria" fo:font-size="14pt" fo:letter-spacing="0.009cm" fo:font-style="italic" style:font-size-asian="14pt" style:font-style-asian="italic"/>
    </style:style>
    <style:style style:name="T95" style:family="text">
      <style:text-properties fo:color="#222222" style:font-name="Cambria" fo:font-size="14pt" fo:letter-spacing="0.005cm" fo:font-style="italic" style:font-size-asian="14pt" style:font-style-asian="italic"/>
    </style:style>
    <style:style style:name="T96" style:family="text">
      <style:text-properties fo:color="#222222" style:font-name="Cambria" fo:font-size="14pt" fo:letter-spacing="0.002cm" fo:font-style="italic" style:font-size-asian="14pt" style:font-style-asian="italic"/>
    </style:style>
    <style:style style:name="T97" style:family="text">
      <style:text-properties fo:color="#222222" style:font-name="Cambria" fo:font-size="14pt" fo:letter-spacing="-0.002cm" fo:font-style="italic" style:font-size-asian="14pt" style:font-style-asian="italic"/>
    </style:style>
    <style:style style:name="T98" style:family="text">
      <style:text-properties fo:color="#222222" style:font-name="Cambria" fo:font-size="14pt" fo:letter-spacing="-0.014cm" fo:font-style="italic" style:font-size-asian="14pt" style:font-style-asian="italic"/>
    </style:style>
    <style:style style:name="T99" style:family="text">
      <style:text-properties fo:color="#222222" style:font-name="Cambria" fo:font-size="10pt" fo:font-style="italic" style:font-size-asian="10pt" style:font-style-asian="italic"/>
    </style:style>
    <style:style style:name="T100" style:family="text">
      <style:text-properties fo:color="#222222" style:font-name="Cambria" fo:font-size="12pt" style:font-size-asian="12pt"/>
    </style:style>
    <style:style style:name="T101" style:family="text">
      <style:text-properties fo:color="#222222" style:font-name="Cambria" fo:font-size="12pt" fo:letter-spacing="-0.088cm" style:font-size-asian="12pt"/>
    </style:style>
    <style:style style:name="T102" style:family="text">
      <style:text-properties fo:color="#222222" style:font-name="Cambria" fo:font-size="12pt" fo:letter-spacing="-0.002cm" style:font-size-asian="12pt"/>
    </style:style>
    <style:style style:name="T103" style:family="text">
      <style:text-properties fo:color="#222222" style:font-name="Cambria" fo:font-size="12pt" fo:font-style="italic" style:font-size-asian="12pt" style:font-style-asian="italic"/>
    </style:style>
    <style:style style:name="T104" style:family="text">
      <style:text-properties fo:color="#222222" style:font-name="Cambria" fo:font-size="12pt" fo:letter-spacing="-0.004cm" style:font-size-asian="12pt"/>
    </style:style>
    <style:style style:name="T105" style:family="text">
      <style:text-properties fo:color="#222222" style:font-name="Cambria" fo:font-size="12pt" fo:letter-spacing="-0.09cm" style:font-size-asian="12pt"/>
    </style:style>
    <style:style style:name="T106" style:family="text">
      <style:text-properties fo:color="#222222" style:font-name="Cambria" fo:font-size="12pt" fo:letter-spacing="0.009cm" style:font-size-asian="12pt"/>
    </style:style>
    <style:style style:name="T107" style:family="text">
      <style:text-properties fo:color="#222222" style:font-name="Cambria" fo:font-size="12pt" fo:letter-spacing="0.011cm" style:font-size-asian="12pt"/>
    </style:style>
    <style:style style:name="T108" style:family="text">
      <style:text-properties fo:color="#222222" style:font-name="Cambria" fo:font-size="12pt" fo:letter-spacing="0.002cm" style:font-size-asian="12pt"/>
    </style:style>
    <style:style style:name="T109" style:family="text">
      <style:text-properties fo:color="#222222" style:font-name="Cambria" fo:font-size="12pt" fo:font-weight="bold" style:font-size-asian="12pt" style:font-weight-asian="bold"/>
    </style:style>
    <style:style style:name="T110" style:family="text">
      <style:text-properties fo:color="#222222" style:font-name="Cambria" fo:font-size="12pt" fo:letter-spacing="0.007cm" style:font-size-asian="12pt"/>
    </style:style>
    <style:style style:name="T111" style:family="text">
      <style:text-properties fo:color="#222222" style:font-name="Cambria" fo:font-size="12pt" fo:letter-spacing="0.004cm" style:font-size-asian="12pt"/>
    </style:style>
    <style:style style:name="T112" style:family="text">
      <style:text-properties fo:color="#222222" style:font-name="Cambria Math" fo:font-size="14pt" style:font-size-asian="14pt"/>
    </style:style>
    <style:style style:name="T113" style:family="text">
      <style:text-properties fo:color="#222222" style:font-name="Cambria Math" fo:font-size="14pt" fo:letter-spacing="0.005cm" style:font-size-asian="14pt"/>
    </style:style>
    <style:style style:name="T114" style:family="text">
      <style:text-properties fo:color="#222222" style:font-name="Cambria Math" fo:font-size="14pt" fo:letter-spacing="0.014cm" style:font-size-asian="14pt"/>
    </style:style>
    <style:style style:name="T115" style:family="text">
      <style:text-properties fo:color="#222222" style:font-name="Cambria Math" fo:font-size="14pt" fo:letter-spacing="0.011cm" style:font-size-asian="14pt"/>
    </style:style>
    <style:style style:name="T116" style:family="text">
      <style:text-properties fo:color="#222222"/>
    </style:style>
    <style:style style:name="T117" style:family="text">
      <style:text-properties style:font-name="Microsoft Sans Serif" fo:font-size="12pt" style:font-size-asian="12pt"/>
    </style:style>
    <style:style style:name="T118" style:family="text">
      <style:text-properties style:font-name="Arial"/>
    </style:style>
    <style:style style:name="T119" style:family="text">
      <style:text-properties style:font-name="Arial" fo:font-size="12pt" fo:font-weight="bold" style:font-size-asian="12pt" style:font-weight-asian="bold"/>
    </style:style>
    <style:style style:name="T120" style:family="text">
      <style:text-properties style:font-name="Cambria" fo:font-size="14pt" fo:font-style="italic" style:font-size-asian="14pt" style:font-style-asian="italic"/>
    </style:style>
    <style:style style:name="T121" style:family="text">
      <style:text-properties style:font-name="Cambria" fo:font-size="12pt" style:font-size-asian="12pt"/>
    </style:style>
    <style:style style:name="T122" style:family="text">
      <style:text-properties style:font-name="Cambria" fo:font-size="12pt" fo:font-weight="bold" style:font-size-asian="12pt" style:font-weight-asian="bold"/>
    </style:style>
    <style:style style:name="T123" style:family="text">
      <style:text-properties fo:letter-spacing="-0.007cm"/>
    </style:style>
    <style:style style:name="T124" style:family="text">
      <style:text-properties fo:font-size="12pt" style:font-size-asian="12pt"/>
    </style:style>
    <style:style style:name="T125" style:family="text">
      <style:text-properties fo:font-size="12pt" fo:letter-spacing="-0.252cm" style:font-size-asian="12pt"/>
    </style:style>
    <style:style style:name="T126" style:family="text">
      <style:text-properties fo:font-size="12pt" fo:letter-spacing="0.002cm" style:font-size-asian="12pt"/>
    </style:style>
    <style:style style:name="T127" style:family="text">
      <style:text-properties fo:font-size="12pt" fo:letter-spacing="-0.002cm" style:font-size-asian="12pt"/>
    </style:style>
    <style:style style:name="T128" style:family="text">
      <style:text-properties fo:font-size="1pt" style:font-size-asian="1pt"/>
    </style:style>
    <style:style style:name="T129" style:family="text">
      <style:text-properties fo:letter-spacing="-0.011cm"/>
    </style:style>
    <style:style style:name="T130" style:family="text">
      <style:text-properties style:font-name="Cambria Math" fo:font-size="14pt" style:font-name-asian="Cambria Math1" style:font-size-asian="14pt"/>
    </style:style>
    <style:style style:name="T131" style:family="text">
      <style:text-properties style:font-name="Cambria Math" fo:font-size="14pt" officeooo:rsid="00226692" style:font-name-asian="Cambria Math1" style:font-size-asian="14pt"/>
    </style:style>
    <style:style style:name="T132" style:family="text">
      <style:text-properties style:font-name="Cambria Math" fo:font-size="14pt" fo:letter-spacing="0.002cm" style:font-name-asian="Cambria Math1" style:font-size-asian="14pt"/>
    </style:style>
    <style:style style:name="T133" style:family="text">
      <style:text-properties style:font-name="Cambria Math" fo:font-size="14pt" fo:letter-spacing="0.002cm" officeooo:rsid="00220e0c" style:font-name-asian="Cambria Math1" style:font-size-asian="14pt"/>
    </style:style>
    <style:style style:name="T134" style:family="text">
      <style:text-properties style:font-name="Cambria Math" fo:font-size="14pt" fo:letter-spacing="0.011cm" style:font-name-asian="Cambria Math1" style:font-size-asian="14pt"/>
    </style:style>
    <style:style style:name="T135" style:family="text">
      <style:text-properties style:font-name="Cambria Math" fo:font-size="14pt" fo:letter-spacing="0.021cm" style:font-name-asian="Cambria Math1" style:font-size-asian="14pt"/>
    </style:style>
    <style:style style:name="T136" style:family="text">
      <style:text-properties style:font-name="Cambria Math" fo:font-size="14pt" fo:letter-spacing="0.005cm" style:font-name-asian="Cambria Math1" style:font-size-asian="14pt"/>
    </style:style>
    <style:style style:name="T137" style:family="text">
      <style:text-properties style:font-name="Cambria Math" fo:font-size="14pt" fo:letter-spacing="0.005cm" officeooo:rsid="001813f5" style:font-name-asian="Cambria Math1" style:font-size-asian="14pt"/>
    </style:style>
    <style:style style:name="T138" style:family="text">
      <style:text-properties style:font-name="Cambria Math" fo:font-size="14pt" fo:letter-spacing="0.012cm" style:font-name-asian="Cambria Math1" style:font-size-asian="14pt"/>
    </style:style>
    <style:style style:name="T139" style:family="text">
      <style:text-properties style:font-name="Cambria Math" fo:font-size="14pt" fo:letter-spacing="0.025cm" style:font-name-asian="Cambria Math1" style:font-size-asian="14pt"/>
    </style:style>
    <style:style style:name="T140" style:family="text">
      <style:text-properties style:font-name="Cambria Math" fo:font-size="14pt" fo:letter-spacing="0.113cm" officeooo:rsid="001813f5" style:font-name-asian="Cambria Math1" style:font-size-asian="14pt"/>
    </style:style>
    <style:style style:name="T141" style:family="text">
      <style:text-properties style:font-name="Cambria Math" fo:font-size="14pt" fo:letter-spacing="-0.004cm" officeooo:rsid="00220e0c" style:font-name-asian="Cambria Math1" style:font-size-asian="14pt"/>
    </style:style>
    <style:style style:name="T142" style:family="text">
      <style:text-properties style:text-position="0% 100%" style:font-name="Cambria Math" fo:font-size="14pt" style:font-name-asian="Cambria Math1" style:font-size-asian="14pt"/>
    </style:style>
    <style:style style:name="T143" style:family="text">
      <style:text-properties style:text-position="0% 100%" style:font-name="Cambria Math" fo:font-size="14pt" officeooo:rsid="00226692" style:font-name-asian="Cambria Math1" style:font-size-asian="14pt"/>
    </style:style>
    <style:style style:name="T144" style:family="text">
      <style:text-properties style:text-position="0% 100%" style:font-name="Times New Roman" fo:font-size="14pt" style:font-name-asian="Times New Roman1" style:font-size-asian="14pt"/>
    </style:style>
    <style:style style:name="T145" style:family="text">
      <style:text-properties style:text-position="0% 100%" style:font-name="Times New Roman" fo:font-size="14pt" officeooo:rsid="00226692" style:font-name-asian="Times New Roman1" style:font-size-asian="14pt"/>
    </style:style>
    <style:style style:name="T146" style:family="text">
      <style:text-properties style:text-position="0% 100%" style:font-name="Times New Roman" fo:font-size="14pt" fo:letter-spacing="-0.118cm" style:font-name-asian="Times New Roman1" style:font-size-asian="14pt"/>
    </style:style>
    <style:style style:name="T147" style:family="text">
      <style:text-properties style:text-position="0% 100%" style:font-name="Times New Roman" fo:font-size="14pt" fo:letter-spacing="-0.118cm" officeooo:rsid="00226692" style:font-name-asian="Times New Roman1" style:font-size-asian="14pt"/>
    </style:style>
    <style:style style:name="T148" style:family="text">
      <style:text-properties style:text-position="0% 100%" style:font-name="Times New Roman" fo:font-size="14pt" fo:letter-spacing="0.002cm" style:font-name-asian="Times New Roman1" style:font-size-asian="14pt"/>
    </style:style>
    <style:style style:name="T149" style:family="text">
      <style:text-properties style:text-position="0% 100%" style:font-name="Times New Roman" fo:font-size="14pt" fo:letter-spacing="-0.002cm" style:font-name-asian="Times New Roman1" style:font-size-asian="14pt"/>
    </style:style>
    <style:style style:name="T150" style:family="text">
      <style:text-properties style:text-position="4% 100%" style:font-name="Cambria Math" fo:font-size="14pt" style:font-name-asian="Cambria Math1" style:font-size-asian="14pt"/>
    </style:style>
    <style:style style:name="T151" style:family="text">
      <style:text-properties style:text-position="4% 100%" style:font-name="Cambria Math" fo:font-size="14pt" fo:letter-spacing="0.064cm" officeooo:rsid="001813f5" style:font-name-asian="Cambria Math1" style:font-size-asian="14pt"/>
    </style:style>
    <style:style style:name="T152" style:family="text">
      <style:text-properties fo:letter-spacing="0.002cm"/>
    </style:style>
    <style:style style:name="T153" style:family="text">
      <style:text-properties fo:letter-spacing="-0.014cm"/>
    </style:style>
    <style:style style:name="T154" style:family="text">
      <style:text-properties fo:letter-spacing="-0.208cm"/>
    </style:style>
    <style:style style:name="T155" style:family="text">
      <style:text-properties fo:letter-spacing="0.004cm"/>
    </style:style>
    <style:style style:name="T156" style:family="text">
      <style:text-properties fo:letter-spacing="-0.206cm"/>
    </style:style>
    <style:style style:name="T157" style:family="text">
      <style:text-properties style:text-scale="101%"/>
    </style:style>
    <style:style style:name="T158" style:family="text">
      <style:text-properties fo:letter-spacing="0.005cm"/>
    </style:style>
    <style:style style:name="T159" style:family="text">
      <style:text-properties fo:letter-spacing="0.023cm"/>
    </style:style>
    <style:style style:name="T160" style:family="text">
      <style:text-properties fo:letter-spacing="0.026cm"/>
    </style:style>
    <style:style style:name="T161" style:family="text">
      <style:text-properties fo:letter-spacing="0.18cm"/>
    </style:style>
    <style:style style:name="T162" style:family="text">
      <style:text-properties fo:letter-spacing="0.182cm"/>
    </style:style>
    <style:style style:name="T163" style:family="text">
      <style:text-properties fo:letter-spacing="0.009cm"/>
    </style:style>
    <style:style style:name="T164" style:family="text">
      <style:text-properties fo:letter-spacing="0.011cm"/>
    </style:style>
    <style:style style:name="T165" style:family="text">
      <style:text-properties fo:letter-spacing="0.007cm"/>
    </style:style>
    <style:style style:name="T166" style:family="text">
      <style:text-properties fo:font-size="10pt" style:font-size-asian="10pt"/>
    </style:style>
    <style:style style:name="T167" style:family="text">
      <style:text-properties fo:letter-spacing="-0.042cm"/>
    </style:style>
    <style:style style:name="T168" style:family="text">
      <style:text-properties fo:letter-spacing="-0.041cm"/>
    </style:style>
    <style:style style:name="T169" style:family="text">
      <style:text-properties fo:letter-spacing="-0.044cm"/>
    </style:style>
    <style:style style:name="T170" style:family="text">
      <style:text-properties fo:letter-spacing="-0.012cm"/>
    </style:style>
    <style:style style:name="T171" style:family="text">
      <style:text-properties fo:letter-spacing="-0.037cm"/>
    </style:style>
    <style:style style:name="T172" style:family="text">
      <style:text-properties fo:letter-spacing="-0.035cm"/>
    </style:style>
    <style:style style:name="T173" style:family="text">
      <style:text-properties fo:letter-spacing="-0.039cm"/>
    </style:style>
    <style:style style:name="T174" style:family="text">
      <style:text-properties fo:letter-spacing="0.06cm"/>
    </style:style>
    <style:style style:name="T175" style:family="text">
      <style:text-properties fo:letter-spacing="0.062cm"/>
    </style:style>
    <style:style style:name="T176" style:family="text">
      <style:text-properties fo:letter-spacing="0.019cm"/>
    </style:style>
    <style:style style:name="T177" style:family="text">
      <style:text-properties fo:letter-spacing="0.138cm"/>
    </style:style>
    <style:style style:name="T178" style:family="text">
      <style:text-properties fo:letter-spacing="0.139cm"/>
    </style:style>
    <style:style style:name="T179" style:family="text">
      <style:text-properties fo:letter-spacing="0.065cm"/>
    </style:style>
    <style:style style:name="T180" style:family="text">
      <style:text-properties fo:letter-spacing="0.067cm"/>
    </style:style>
    <style:style style:name="T181" style:family="text">
      <style:text-properties style:text-underline-style="dotted" style:text-underline-width="auto" style:text-underline-color="font-color"/>
    </style:style>
    <style:style style:name="T182" style:family="text">
      <style:text-properties fo:letter-spacing="0.095cm"/>
    </style:style>
    <style:style style:name="T183" style:family="text">
      <style:text-properties fo:letter-spacing="0.097cm"/>
    </style:style>
    <style:style style:name="T184" style:family="text">
      <style:text-properties fo:letter-spacing="0.032cm"/>
    </style:style>
    <style:style style:name="T185" style:family="text">
      <style:text-properties fo:letter-spacing="0.034cm"/>
    </style:style>
    <style:style style:name="T186" style:family="text">
      <style:text-properties fo:letter-spacing="0.014cm"/>
    </style:style>
    <style:style style:name="T187" style:family="text">
      <style:text-properties fo:letter-spacing="0.012cm"/>
    </style:style>
    <style:style style:name="T188" style:family="text">
      <style:text-properties fo:letter-spacing="0.018cm"/>
    </style:style>
    <style:style style:name="T189" style:family="text">
      <style:text-properties fo:letter-spacing="0.099cm"/>
    </style:style>
    <style:style style:name="T190" style:family="text">
      <style:text-properties fo:letter-spacing="0.101cm"/>
    </style:style>
    <style:style style:name="T191" style:family="text">
      <style:text-properties officeooo:rsid="001e0a38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cccccc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cm" draw:fill="solid" draw:fill-color="#cccccc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7" text:outline-level="2">МИНОБРНАУКИ<text:span text:style-name="T1"> </text:span>РОССИИ</text:h>
        <text:p text:style-name="P17"><text:span text:style-name="T2">САНКТ-ПЕТЕРБУРГСКИЙ</text:span><text:span text:style-name="T3"> </text:span><text:span text:style-name="T2">ГОСУДАРСТВЕННЫЙ</text:span><text:span text:style-name="T4"> </text:span><text:span text:style-name="T2">ЭЛЕКТРОТЕХНИЧЕСКИЙ УНИВЕРСИТЕТ</text:span></text:p>
        <text:h text:style-name="P9" text:outline-level="2">«ЛЭТИ»<text:span text:style-name="T46"> </text:span>ИМ.<text:span text:style-name="T46"> </text:span>В.И.<text:span text:style-name="T46"> </text:span>УЛЬЯНОВА<text:span text:style-name="T47"> </text:span>(ЛЕНИНА)</text:h>
        <text:p text:style-name="P18"><text:span text:style-name="T2">Кафедра</text:span><text:span text:style-name="T7"> </text:span><text:span text:style-name="T2">МОЭВМ</text:span></text:p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6"/>
        <text:p text:style-name="P88"/>
        <text:h text:style-name="P10" text:outline-level="2">ОТЧЕТ</text:h>
        <text:p text:style-name="P19"><text:span text:style-name="T2">по</text:span><text:span text:style-name="T9"> </text:span><text:span text:style-name="T2">лабораторной</text:span><text:span text:style-name="T7"> </text:span><text:span text:style-name="T2">работе</text:span><text:span text:style-name="T7"> </text:span><text:span text:style-name="T2">№5</text:span></text:p>
        <text:h text:style-name="P8" text:outline-level="2">по дисциплине «Построение и анализ алгоритмов»<text:span text:style-name="T48"> </text:span>Тема:<text:span text:style-name="T49"> </text:span>Алгоритм<text:span text:style-name="T50"> </text:span>Ахо-Корасик</text:h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90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64"><text:span text:style-name="T51">Студент</text:span><text:span text:style-name="T53"> </text:span><text:span text:style-name="T51">гр.</text:span><text:span text:style-name="T53"> </text:span><text:span text:style-name="T51">9382</text:span></text:p>
            </table:table-cell>
            <table:table-cell table:style-name="Таблица1.A1" office:value-type="string">
              <text:p text:style-name="P66"><text:span text:style-name="T55"><text:s/></text:span><text:span text:style-name="T54"><text:tab/></text:span></text:p>
            </table:table-cell>
            <table:table-cell table:style-name="Таблица1.A1" office:value-type="string">
              <text:p text:style-name="P68">Иерусалимов Н.</text:p>
            </table:table-cell>
          </table:table-row>
          <table:table-row table:style-name="Таблица1.1">
            <table:table-cell table:style-name="Таблица1.A1" office:value-type="string">
              <text:p text:style-name="P65"><text:span text:style-name="T51">Преподаватель</text:span></text:p>
            </table:table-cell>
            <table:table-cell table:style-name="Таблица1.A1" office:value-type="string">
              <text:p text:style-name="P67"><text:span text:style-name="T55"><text:s/></text:span><text:span text:style-name="T54"><text:tab/></text:span></text:p>
            </table:table-cell>
            <table:table-cell table:style-name="Таблица1.A1" office:value-type="string">
              <text:p text:style-name="P69"><text:span text:style-name="T51">Фирсов</text:span><text:span text:style-name="T56"> </text:span><text:span text:style-name="T51">М.</text:span><text:span text:style-name="T57"> </text:span><text:span text:style-name="T51">А.</text:span></text:p>
            </table:table-cell>
          </table:table-row>
        </table:table>
        <text:p text:style-name="P89"/>
        <text:p text:style-name="P89"/>
        <text:p text:style-name="P89"/>
        <text:p text:style-name="P100"/>
        <text:p text:style-name="P20"><text:span text:style-name="T12">Санкт-Петербург</text:span><text:span text:style-name="T19"> </text:span><text:span text:style-name="T11">2021</text:span></text:p>
      </text:section>
      <text:h text:style-name="P11" text:outline-level="2">Цель<text:span text:style-name="T1"> </text:span>работы.</text:h>
      <text:p text:style-name="P21"><text:span text:style-name="T11">Познакомиться с одним из часто используемых на практике алгоритма поиска</text:span><text:span text:style-name="T22"> </text:span><text:span text:style-name="T11">подстрок</text:span><text:span text:style-name="T23"> </text:span><text:span text:style-name="T11">в</text:span><text:span text:style-name="T23"> </text:span><text:span text:style-name="T11">строке.</text:span><text:span text:style-name="T23"> </text:span><text:span text:style-name="T11">Получить</text:span><text:span text:style-name="T25"> </text:span><text:span text:style-name="T11">навыки</text:span><text:span text:style-name="T23"> </text:span><text:span text:style-name="T11">решения</text:span><text:span text:style-name="T23"> </text:span><text:span text:style-name="T11">задач</text:span><text:span text:style-name="T18"> </text:span><text:span text:style-name="T11">на</text:span><text:span text:style-name="T23"> </text:span><text:span text:style-name="T11">этот</text:span><text:span text:style-name="T23"> </text:span><text:span text:style-name="T11">алгоритм.</text:span></text:p>
      <text:p text:style-name="P102"/>
      <text:h text:style-name="Heading_20_1" text:outline-level="2">Индивидуализация.</text:h>
      <text:p text:style-name="P22"><text:span text:style-name="T11">Вариант</text:span><text:span text:style-name="T27"> </text:span><text:span text:style-name="T11">1.</text:span><text:span text:style-name="T27"> </text:span><text:span text:style-name="T11">На</text:span><text:span text:style-name="T27"> </text:span><text:span text:style-name="T11">месте</text:span><text:span text:style-name="T27"> </text:span><text:span text:style-name="T11">джокера</text:span><text:span text:style-name="T27"> </text:span><text:span text:style-name="T11">может</text:span><text:span text:style-name="T27"> </text:span><text:span text:style-name="T11">быть</text:span><text:span text:style-name="T27"> </text:span><text:span text:style-name="T11">любой</text:span><text:span text:style-name="T27"> </text:span><text:span text:style-name="T11">символ,</text:span><text:span text:style-name="T27"> </text:span><text:span text:style-name="T11">за</text:span><text:span text:style-name="T27"> </text:span><text:span text:style-name="T11">исключением</text:span><text:span text:style-name="T5"> </text:span><text:span text:style-name="T11">заданного.</text:span></text:p>
      <text:h text:style-name="P6" text:outline-level="2">Первое<text:span text:style-name="T59"> </text:span>задание.</text:h>
      <text:p text:style-name="P23"><text:span text:style-name="T60">Разработайте</text:span><text:span text:style-name="T61"> </text:span><text:span text:style-name="T60">программу,</text:span><text:span text:style-name="T62"> </text:span><text:span text:style-name="T60">решающую</text:span><text:span text:style-name="T63"> </text:span><text:span text:style-name="T60">задачу</text:span><text:span text:style-name="T63"> </text:span><text:span text:style-name="T60">точного</text:span><text:span text:style-name="T61"> </text:span><text:span text:style-name="T60">поиска</text:span><text:span text:style-name="T63"> </text:span><text:span text:style-name="T60">набора</text:span><text:span text:style-name="T63"> </text:span><text:span text:style-name="T60">образцов.</text:span></text:p>
      <text:p text:style-name="P106"/>
      <text:p text:style-name="P24"><text:span text:style-name="T75">Вход:</text:span></text:p>
      <text:p text:style-name="P30"><text:span text:style-name="T60">Первая</text:span><text:span text:style-name="T64"> </text:span><text:span text:style-name="T60">строка</text:span><text:span text:style-name="T64"> </text:span><text:span text:style-name="T60">содержит</text:span><text:span text:style-name="T64"> </text:span><text:span text:style-name="T60">текст</text:span><text:span text:style-name="T65"> </text:span><text:span text:style-name="T60">(</text:span><text:span text:style-name="T77">T</text:span><text:span text:style-name="T78">,</text:span><text:span text:style-name="T79"> </text:span><text:span text:style-name="T78">1</text:span><text:span text:style-name="T79"> </text:span><text:span text:style-name="T78">≤</text:span><text:span text:style-name="T80"> </text:span><text:span text:style-name="T78">|</text:span><text:span text:style-name="T77">T</text:span><text:span text:style-name="T78">|</text:span><text:span text:style-name="T81"> </text:span><text:span text:style-name="T78">≤</text:span><text:span text:style-name="T79"> </text:span><text:span text:style-name="T78">100000</text:span><text:span text:style-name="T82"> </text:span><text:span text:style-name="T60">).</text:span></text:p>
      <text:p text:style-name="P39"><text:span text:style-name="T60">Вторая -</text:span><text:span text:style-name="T66"> </text:span><text:span text:style-name="T60">число</text:span><text:span text:style-name="T66"> </text:span><text:span text:style-name="T91">n</text:span><text:span text:style-name="T92"> </text:span><text:span text:style-name="T60">(</text:span><text:span text:style-name="T78">1</text:span><text:span text:style-name="T83"> </text:span><text:span text:style-name="T78">≤</text:span><text:span text:style-name="T84"> </text:span><text:span text:style-name="T91">n</text:span><text:span text:style-name="T93"> </text:span><text:span text:style-name="T78">≤</text:span><text:span text:style-name="T84"> </text:span><text:span text:style-name="T78">3000</text:span><text:span text:style-name="T60">),</text:span><text:span text:style-name="T66"> </text:span><text:span text:style-name="T60">каждая</text:span><text:span text:style-name="T66"> </text:span><text:span text:style-name="T60">следующая из</text:span><text:span text:style-name="T66"> </text:span><text:span text:style-name="T91">n</text:span><text:span text:style-name="T94"> </text:span><text:span text:style-name="T60">строк содержит</text:span><text:span text:style-name="T66"> </text:span><text:span text:style-name="T60">шаблон</text:span><text:span text:style-name="T66"> </text:span><text:span text:style-name="T60">из</text:span><text:span text:style-name="T67"> </text:span><text:span text:style-name="T60">набора</text:span><text:span text:style-name="T68"> </text:span><text:span text:style-name="T77">P</text:span><text:span text:style-name="T78">={</text:span><text:span text:style-name="T91">p</text:span><text:span text:style-name="T90">1</text:span><text:span text:style-name="T78">,…,</text:span><text:span text:style-name="T91">p</text:span><text:span text:style-name="T99">n</text:span><text:span text:style-name="T78">}1</text:span><text:span text:style-name="T79"> </text:span><text:span text:style-name="T78">≤</text:span><text:span text:style-name="T79"> </text:span><text:span text:style-name="T112">∣</text:span><text:span text:style-name="T91">p</text:span><text:span text:style-name="T99">i</text:span><text:span text:style-name="T112">∣</text:span><text:span text:style-name="T113"> </text:span><text:span text:style-name="T78">≤</text:span><text:span text:style-name="T81"> </text:span><text:span text:style-name="T78">75</text:span></text:p>
      <text:p text:style-name="P26"><text:span text:style-name="T60">Все</text:span><text:span text:style-name="T64"> </text:span><text:span text:style-name="T60">строки</text:span><text:span text:style-name="T64"> </text:span><text:span text:style-name="T60">содержат</text:span><text:span text:style-name="T64"> </text:span><text:span text:style-name="T60">символы</text:span><text:span text:style-name="T64"> </text:span><text:span text:style-name="T60">из</text:span><text:span text:style-name="T64"> </text:span><text:span text:style-name="T60">алфавита</text:span><text:span text:style-name="T64"> </text:span><text:span text:style-name="T78">{</text:span><text:span text:style-name="T91">A</text:span><text:span text:style-name="T78">,</text:span><text:span text:style-name="T91">C</text:span><text:span text:style-name="T78">,</text:span><text:span text:style-name="T91">G</text:span><text:span text:style-name="T78">,</text:span><text:span text:style-name="T91">T</text:span><text:span text:style-name="T78">,</text:span><text:span text:style-name="T91">N</text:span><text:span text:style-name="T78">}</text:span></text:p>
      <text:h text:style-name="P2" text:outline-level="3"><text:span text:style-name="T76">Выход:</text:span></text:h>
      <text:p text:style-name="P31"><text:span text:style-name="T60">Все</text:span><text:span text:style-name="T69"> </text:span><text:span text:style-name="T60">вхождения</text:span><text:span text:style-name="T70"> </text:span><text:span text:style-name="T60">образцов</text:span><text:span text:style-name="T70"> </text:span><text:span text:style-name="T60">из</text:span><text:span text:style-name="T70"> </text:span><text:span text:style-name="T91">P</text:span><text:span text:style-name="T95"> </text:span><text:span text:style-name="T60">в</text:span><text:span text:style-name="T70"> </text:span><text:span text:style-name="T91">T</text:span><text:span text:style-name="T60">.</text:span></text:p>
      <text:p text:style-name="P40"><text:span text:style-name="T60">Каждое вхождение образца в текст представить в виде двух чисел -</text:span><text:span text:style-name="T66"> </text:span><text:span text:style-name="T91">i</text:span><text:span text:style-name="T96"> </text:span><text:span text:style-name="T91">p</text:span><text:span text:style-name="T96"> </text:span><text:span text:style-name="T60">Где</text:span><text:span text:style-name="T71"> </text:span><text:span text:style-name="T91">i</text:span><text:span text:style-name="T97"> </text:span><text:span text:style-name="T60">-</text:span><text:span text:style-name="T71"> </text:span><text:span text:style-name="T60">позиция</text:span><text:span text:style-name="T71"> </text:span><text:span text:style-name="T60">в</text:span><text:span text:style-name="T71"> </text:span><text:span text:style-name="T60">тексте</text:span><text:span text:style-name="T71"> </text:span><text:span text:style-name="T60">(нумерация</text:span><text:span text:style-name="T71"> </text:span><text:span text:style-name="T60">начинается</text:span><text:span text:style-name="T71"> </text:span><text:span text:style-name="T60">с</text:span><text:span text:style-name="T71"> </text:span><text:span text:style-name="T60">1),</text:span><text:span text:style-name="T71"> </text:span><text:span text:style-name="T60">с</text:span><text:span text:style-name="T71"> </text:span><text:span text:style-name="T60">которой</text:span><text:span text:style-name="T71"> </text:span><text:span text:style-name="T60">начинается</text:span><text:span text:style-name="T72"> </text:span><text:span text:style-name="T60">вхождение</text:span><text:span text:style-name="T66"> </text:span><text:span text:style-name="T60">образца</text:span><text:span text:style-name="T68"> </text:span><text:span text:style-name="T60">с</text:span><text:span text:style-name="T66"> </text:span><text:span text:style-name="T60">номером</text:span><text:span text:style-name="T68"> </text:span><text:span text:style-name="T91">p</text:span></text:p>
      <text:p text:style-name="P27"><text:span text:style-name="T60">(нумерация</text:span><text:span text:style-name="T71"> </text:span><text:span text:style-name="T60">образцов</text:span><text:span text:style-name="T73"> </text:span><text:span text:style-name="T60">начинается</text:span><text:span text:style-name="T73"> </text:span><text:span text:style-name="T60">с</text:span><text:span text:style-name="T73"> </text:span><text:span text:style-name="T60">1).</text:span></text:p>
      <text:p text:style-name="P42"><text:span text:style-name="T60">Строки</text:span><text:span text:style-name="T74"> </text:span><text:span text:style-name="T60">выхода</text:span><text:span text:style-name="T71"> </text:span><text:span text:style-name="T60">должны</text:span><text:span text:style-name="T71"> </text:span><text:span text:style-name="T60">быть</text:span><text:span text:style-name="T71"> </text:span><text:span text:style-name="T60">отсортированы</text:span><text:span text:style-name="T71"> </text:span><text:span text:style-name="T60">по</text:span><text:span text:style-name="T71"> </text:span><text:span text:style-name="T60">возрастанию,</text:span><text:span text:style-name="T71"> </text:span><text:span text:style-name="T60">сначала</text:span><text:span text:style-name="T74"> </text:span><text:span text:style-name="T60">номера</text:span><text:span text:style-name="T72"> </text:span><text:span text:style-name="T60">позиции,</text:span><text:span text:style-name="T66"> </text:span><text:span text:style-name="T60">затем</text:span><text:span text:style-name="T68"> </text:span><text:span text:style-name="T60">номера</text:span><text:span text:style-name="T66"> </text:span><text:span text:style-name="T60">шаблона.</text:span></text:p>
      <text:p text:style-name="P94"/>
      <text:p text:style-name="P115"><draw:rect text:anchor-type="char" draw:z-index="10" draw:style-name="gr3" draw:text-style-name="P260" svg:width="17.103cm" svg:height="0.025cm" svg:x="2.963cm" svg:y="0.303cm"><text:p/></draw:rect></text:p>
      <text:h text:style-name="Heading_20_2" text:outline-level="3">Sample<text:span text:style-name="T123"> </text:span>Input:</text:h>
      <text:p text:style-name="P43"><text:span text:style-name="T124">NTAG</text:span><text:span text:style-name="T125"> </text:span><text:span text:style-name="T124">3</text:span><text:span text:style-name="T126"> </text:span><text:span text:style-name="T124">TAGT</text:span><text:span text:style-name="T125"> </text:span><text:span text:style-name="T124">TAG</text:span><text:span text:style-name="T126"> </text:span><text:span text:style-name="T124">T</text:span></text:p>
      <text:p text:style-name="P118"><draw:g text:anchor-type="as-char" draw:z-index="13" draw:style-name="gr1"><draw:rect draw:style-name="gr2" draw:text-style-name="P260" svg:width="17.103cm" svg:height="0.027cm" svg:x="0cm" svg:y="0cm"><text:p/></draw:rect></draw:g></text:p>
      <text:h text:style-name="P3" text:outline-level="3">Sample<text:span text:style-name="T129"> </text:span>Output:</text:h>
      <text:p text:style-name="P44"><text:span text:style-name="T124">2</text:span><text:span text:style-name="T127"> </text:span><text:span text:style-name="T124">2</text:span></text:p>
      <text:p text:style-name="P44"><text:span text:style-name="T124">2</text:span><text:span text:style-name="T127"> </text:span><text:span text:style-name="T124">3</text:span></text:p>
      <text:p text:style-name="P95"/>
      <text:h text:style-name="P12" text:outline-level="2">Второе<text:span text:style-name="T123"> </text:span>задание.</text:h>
      <text:p text:style-name="P45"><text:span text:style-name="T100">Используя реализацию точного множественного поиска, решите задачу точного поиска</text:span><text:span text:style-name="T101"> </text:span><text:span text:style-name="T100">для</text:span><text:span text:style-name="T102"> </text:span><text:span text:style-name="T100">одного образца с</text:span><text:span text:style-name="T102"> </text:span><text:span text:style-name="T103">джокером</text:span><text:span text:style-name="T100">.</text:span></text:p>
      <text:p text:style-name="P104"/>
      <text:p text:style-name="P24"><text:soft-page-break/><text:span text:style-name="T100">В</text:span><text:span text:style-name="T102"> </text:span><text:span text:style-name="T100">шаблоне</text:span><text:span text:style-name="T102"> </text:span><text:span text:style-name="T100">встречается</text:span><text:span text:style-name="T102"> </text:span><text:span text:style-name="T100">специальный</text:span><text:span text:style-name="T104"> </text:span><text:span text:style-name="T100">символ,</text:span><text:span text:style-name="T102"> </text:span><text:span text:style-name="T100">именуемый</text:span><text:span text:style-name="T104"> </text:span><text:span text:style-name="T100">джокером (wild</text:span><text:span text:style-name="T102"> </text:span><text:span text:style-name="T100">card),который "совпадает" с любым символом. По заданному содержащему шаблоны</text:span><text:span text:style-name="T105"> </text:span><text:span text:style-name="T100">образцу </text:span><text:span text:style-name="T91">P</text:span><text:span text:style-name="T98"> </text:span><text:span text:style-name="T100">необходимо найти</text:span><text:span text:style-name="T102"> </text:span><text:span text:style-name="T100">все вхождения</text:span><text:span text:style-name="T102"> </text:span><text:span text:style-name="T77">Р</text:span><text:span text:style-name="T85"> </text:span><text:span text:style-name="T100">в текст </text:span><text:span text:style-name="T77">Т</text:span><text:span text:style-name="T100">.</text:span></text:p>
      <text:p text:style-name="P41"><text:span text:style-name="T100">Например,</text:span><text:span text:style-name="T106"> </text:span><text:span text:style-name="T100">образец</text:span><text:span text:style-name="T106"> </text:span><text:span text:style-name="T78">аb??с?а</text:span><text:span text:style-name="T91">b</text:span><text:span text:style-name="T78">??с?</text:span><text:span text:style-name="T86"> </text:span><text:span text:style-name="T100">с</text:span><text:span text:style-name="T106"> </text:span><text:span text:style-name="T100">джокером</text:span><text:span text:style-name="T107"> </text:span><text:span text:style-name="T78">??</text:span><text:span text:style-name="T86"> </text:span><text:span text:style-name="T100">встречается</text:span><text:span text:style-name="T106"> </text:span><text:span text:style-name="T100">дважды</text:span><text:span text:style-name="T106"> </text:span><text:span text:style-name="T100">в</text:span><text:span text:style-name="T101"> </text:span><text:span text:style-name="T100">тексте </text:span><text:span text:style-name="T91">xabvccbababcax</text:span><text:span text:style-name="T100">.</text:span></text:p>
      <text:p text:style-name="P46"><text:span text:style-name="T100">Символ джокер не входит в алфавит, символы которого используются в </text:span><text:span text:style-name="T91">T</text:span><text:span text:style-name="T100">. Каждый</text:span><text:span text:style-name="T108"> </text:span><text:span text:style-name="T100">джокер соответствует одному символу, а не подстроке неопределённой длины. В</text:span><text:span text:style-name="T108"> </text:span><text:span text:style-name="T100">шаблон входит хотя бы один символ не джокер, т.е. шаблоны вида ??? недопустимы.</text:span><text:span text:style-name="T105"> </text:span><text:span text:style-name="T100">Все строки содержат</text:span><text:span text:style-name="T102"> </text:span><text:span text:style-name="T100">символы из</text:span><text:span text:style-name="T108"> </text:span><text:span text:style-name="T100">алфавита </text:span><text:span text:style-name="T78">{</text:span><text:span text:style-name="T91">A</text:span><text:span text:style-name="T78">,</text:span><text:span text:style-name="T91">C</text:span><text:span text:style-name="T78">,</text:span><text:span text:style-name="T91">G</text:span><text:span text:style-name="T78">,</text:span><text:span text:style-name="T91">T</text:span><text:span text:style-name="T78">,</text:span><text:span text:style-name="T91">N</text:span><text:span text:style-name="T78">}</text:span></text:p>
      <text:p text:style-name="P32"><text:span text:style-name="T109">Вход:</text:span></text:p>
      <text:p text:style-name="P47"><text:span text:style-name="T100">Текст</text:span><text:span text:style-name="T110"> </text:span><text:span text:style-name="T100">(</text:span><text:span text:style-name="T77">T</text:span><text:span text:style-name="T78">,</text:span><text:span text:style-name="T87"> </text:span><text:span text:style-name="T78">1</text:span><text:span text:style-name="T87"> </text:span><text:span text:style-name="T78">≤</text:span><text:span text:style-name="T87"> </text:span><text:span text:style-name="T112">∣</text:span><text:span text:style-name="T91">T</text:span><text:span text:style-name="T112">∣</text:span><text:span text:style-name="T114"> </text:span><text:span text:style-name="T78">≤</text:span><text:span text:style-name="T87"> </text:span><text:span text:style-name="T78">100000</text:span><text:span text:style-name="T86"> </text:span><text:span text:style-name="T100">)</text:span><text:span text:style-name="T101"> </text:span><text:span text:style-name="T100">Шаблон</text:span><text:span text:style-name="T111"> </text:span><text:span text:style-name="T100">(</text:span><text:span text:style-name="T77">P</text:span><text:span text:style-name="T78">,</text:span><text:span text:style-name="T88"> </text:span><text:span text:style-name="T78">1</text:span><text:span text:style-name="T88"> </text:span><text:span text:style-name="T78">≤</text:span><text:span text:style-name="T89"> </text:span><text:span text:style-name="T112">∣</text:span><text:span text:style-name="T91">P</text:span><text:span text:style-name="T112">∣</text:span><text:span text:style-name="T115"> </text:span><text:span text:style-name="T78">≤</text:span><text:span text:style-name="T89"> </text:span><text:span text:style-name="T78">40</text:span><text:span text:style-name="T100">)</text:span><text:span text:style-name="T108"> </text:span><text:span text:style-name="T100">Символ</text:span><text:span text:style-name="T102"> </text:span><text:span text:style-name="T100">джокера</text:span></text:p>
      <text:h text:style-name="P1" text:outline-level="3"><text:span text:style-name="T116">Выход:</text:span></text:h>
      <text:p text:style-name="P48"><text:span text:style-name="T100">Строки с номерами позиций вхождений шаблона (каждая строка содержит только один</text:span><text:span text:style-name="T105"> </text:span><text:span text:style-name="T100">номер).</text:span></text:p>
      <text:p text:style-name="P33"><text:span text:style-name="T100">Номера</text:span><text:span text:style-name="T102"> </text:span><text:span text:style-name="T100">должны</text:span><text:span text:style-name="T104"> </text:span><text:span text:style-name="T100">выводиться</text:span><text:span text:style-name="T102"> </text:span><text:span text:style-name="T100">в</text:span><text:span text:style-name="T104"> </text:span><text:span text:style-name="T100">порядке</text:span><text:span text:style-name="T104"> </text:span><text:span text:style-name="T100">возрастания.</text:span></text:p>
      <text:p text:style-name="P116"><draw:rect text:anchor-type="char" draw:z-index="11" draw:style-name="gr3" draw:text-style-name="P260" svg:width="17.103cm" svg:height="0.025cm" svg:x="2.963cm" svg:y="0.415cm"><text:p/></draw:rect></text:p>
      <text:h text:style-name="Heading_20_2" text:outline-level="3">Sample<text:span text:style-name="T123"> </text:span>Input:</text:h>
      <text:p text:style-name="P44"><text:span text:style-name="T124">ACTANCA</text:span></text:p>
      <text:p text:style-name="P44"><text:span text:style-name="T124">A$$A$</text:span></text:p>
      <text:p text:style-name="P44"><draw:rect text:anchor-type="char" draw:z-index="12" draw:style-name="gr3" draw:text-style-name="P260" svg:width="17.103cm" svg:height="0.025cm" svg:x="2.963cm" svg:y="0.889cm"><text:p/></draw:rect><text:span text:style-name="T124">$</text:span></text:p>
      <text:h text:style-name="Heading_20_2" text:outline-level="3">Sample<text:span text:style-name="T129"> </text:span>Output:</text:h>
      <text:p text:style-name="P44"><text:span text:style-name="T124">1</text:span></text:p>
      <text:p text:style-name="P101"/>
      <text:h text:style-name="P13" text:outline-level="2">Описание<text:span text:style-name="T129"> </text:span>алгоритма.</text:h>
      <text:h text:style-name="P14" text:outline-level="2">Постройка бора.</text:h>
      <text:p text:style-name="P49"><text:span text:style-name="T40">Из строк-паттернов строим сначала бор.</text:span><text:span text:style-name="T11"> Рассматривается в</text:span><text:span text:style-name="T18"> </text:span><text:span text:style-name="T11">каждом паттерне каждый символ. </text:span><text:span text:style-name="T13">Если у рассматриваемой вершины бора есть дети которые соответствую рассматриваемому символу, то мы переходим к этому ребенку, е</text:span><text:span text:style-name="T11">сли такого ребенка</text:span><text:span text:style-name="T5"> </text:span><text:span text:style-name="T11">нет, то созда</text:span><text:span text:style-name="T13">ём</text:span><text:span text:style-name="T11"> нового и идем к нему. Если паттерн закончился, то помечаем</text:span><text:span text:style-name="T18"> </text:span><text:span text:style-name="T11">текущую</text:span><text:span text:style-name="T25"> </text:span><text:span text:style-name="T11">вершину</text:span><text:span text:style-name="T23"> </text:span><text:span text:style-name="T11">терминированной</text:span><text:span text:style-name="T25"> </text:span><text:span text:style-name="T11">и</text:span><text:span text:style-name="T23"> </text:span><text:span text:style-name="T11">возвращаемся</text:span><text:span text:style-name="T25"> </text:span><text:span text:style-name="T11">к</text:span><text:span text:style-name="T23"> </text:span><text:span text:style-name="T11">корню дерева.</text:span></text:p>
      <text:p text:style-name="P50"><text:span text:style-name="T16"><text:tab/>Суффиксные ссылки.</text:span></text:p>
      <text:p text:style-name="P51"><text:span text:style-name="T44">Далее надо з</text:span><text:span text:style-name="T28">аполнить</text:span><text:span text:style-name="T20"> </text:span><text:span text:style-name="T28">бор</text:span><text:span text:style-name="T20"> </text:span><text:span text:style-name="T28">суффиксными</text:span><text:span text:style-name="T20"> </text:span><text:span text:style-name="T28">ссылками.</text:span><text:span text:style-name="T20"> </text:span><text:span text:style-name="T28">Для</text:span><text:span text:style-name="T20"> </text:span><text:span text:style-name="T28">вершины</text:span><text:span text:style-name="T20"> </text:span><text:span text:style-name="T133">X</text:span><text:span text:style-name="T132"> </text:span><text:span text:style-name="T28">суффиксная</text:span><text:span text:style-name="T20"> </text:span><text:span text:style-name="T28">ссылка</text:span><text:span text:style-name="T20"> </text:span><text:span text:style-name="T28">будет</text:span><text:span text:style-name="T20"> </text:span><text:span text:style-name="T28">указывать</text:span><text:span text:style-name="T20"> </text:span><text:span text:style-name="T28">на</text:span><text:span text:style-name="T20"> </text:span><text:span text:style-name="T28">вершину</text:span><text:span text:style-name="T20"> </text:span><text:span text:style-name="T133">Y</text:span><text:span text:style-name="T28">,</text:span><text:span text:style-name="T20"> </text:span><text:span text:style-name="T28">такую,</text:span><text:span text:style-name="T20"> </text:span><text:span text:style-name="T28">что</text:span><text:span text:style-name="T20"> </text:span><text:span text:style-name="T28">наибольший</text:span><text:span text:style-name="T6"> </text:span><text:soft-page-break/><text:span text:style-name="T28">суффикс</text:span><text:span text:style-name="T24"> </text:span><text:span text:style-name="T28">текущего</text:span><text:span text:style-name="T24"> </text:span><text:span text:style-name="T28">пути</text:span><text:span text:style-name="T24"> </text:span><text:span text:style-name="T28">(от</text:span><text:span text:style-name="T24"> </text:span><text:span text:style-name="T28">корня</text:span><text:span text:style-name="T24"> </text:span><text:span text:style-name="T28">до</text:span><text:span text:style-name="T24"> </text:span><text:span text:style-name="T141">X</text:span><text:span text:style-name="T28">)</text:span><text:span text:style-name="T24"> </text:span><text:span text:style-name="T28">будет</text:span><text:span text:style-name="T24"> </text:span><text:span text:style-name="T28">префиксом</text:span><text:span text:style-name="T26"> </text:span><text:span text:style-name="T28">(от</text:span><text:span text:style-name="T24"> </text:span><text:span text:style-name="T28">корня</text:span><text:span text:style-name="T24"> </text:span><text:span text:style-name="T28">до</text:span><text:span text:style-name="T24"> </text:span><text:span text:style-name="T141">Y</text:span><text:span text:style-name="T28">)</text:span><text:span text:style-name="T24"> </text:span><text:span text:style-name="T28">в</text:span><text:span text:style-name="T24"> </text:span><text:span text:style-name="T28">боре. </text:span><text:span text:style-name="T11">Вершины</text:span><text:span text:style-name="T33"> </text:span><text:span text:style-name="T11">дерева</text:span><text:span text:style-name="T33"> </text:span><text:span text:style-name="T11">перебираются</text:span><text:span text:style-name="T34"> </text:span><text:span text:style-name="T11">в</text:span><text:span text:style-name="T33"> </text:span><text:span text:style-name="T11">ширину.</text:span><text:span text:style-name="T33"> </text:span><text:span text:style-name="T11">Для</text:span><text:span text:style-name="T33"> </text:span><text:span text:style-name="T11">каждой</text:span><text:span text:style-name="T34"> </text:span><text:span text:style-name="T11">вершины</text:span><text:span text:style-name="T33"> </text:span><text:span text:style-name="T11">смотрятся</text:span><text:span text:style-name="T34"> </text:span><text:span text:style-name="T11">дети.</text:span><text:span text:style-name="T22"> </text:span><text:span text:style-name="T11">Для каждого ребенка берется суффиксная ссылка его родителя. </text:span><text:span text:style-name="T43">Потом проходимся по суффиксной ссылке выше по дереву пока не встретится корень или вершина среди детей которой есть рассматриваемый элемент.</text:span><text:span text:style-name="T11"> Если</text:span><text:span text:style-name="T18"> </text:span><text:span text:style-name="T11">найден корень, то суффиксная ссылка для этого ребенка будет указывать на</text:span><text:span text:style-name="T18"> </text:span><text:span text:style-name="T11">корень, а если же был найден такой же ребенок, то будет указывать на него.</text:span><text:span text:style-name="T18"> </text:span><text:span text:style-name="T11">Также, если вершина, на которую указывает новая суффиксная ссылка была</text:span><text:span text:style-name="T18"> </text:span><text:span text:style-name="T11">терминирована, то эта терминированность также передается рассматриваемому</text:span><text:span text:style-name="T18"> </text:span><text:span text:style-name="T11">ребенку.</text:span><text:span text:style-name="T18"> </text:span></text:p>
      <text:p text:style-name="P102"/>
      <text:p text:style-name="P52"><text:span text:style-name="T11"><text:tab/></text:span><text:span text:style-name="T16">Пропускаем текст через дерево.</text:span></text:p>
      <text:p text:style-name="P52"><text:span text:style-name="T16">Теперь пропускаем текст через это дерево. </text:span><text:span text:style-name="T43">Смотрим </text:span><text:span text:style-name="T11">каждый символ строки. Если среди детей текущей</text:span><text:span text:style-name="T5"> </text:span><text:span text:style-name="T11">вершины был найден этот символ, то делается переход в </text:span><text:span text:style-name="T42">эту</text:span><text:span text:style-name="T18"> </text:span><text:span text:style-name="T11">вершину. </text:span><text:span text:style-name="T16">Д</text:span><text:span text:style-name="T11">остается из вершины информация о терминированности. Если же</text:span><text:span text:style-name="T18"> </text:span><text:span text:style-name="T11">нужной</text:span><text:span text:style-name="T18"> </text:span><text:span text:style-name="T11">вершины</text:span><text:span text:style-name="T18"> </text:span><text:span text:style-name="T11">среди</text:span><text:span text:style-name="T18"> </text:span><text:span text:style-name="T11">детей</text:span><text:span text:style-name="T18"> </text:span><text:span text:style-name="T11">не</text:span><text:span text:style-name="T18"> </text:span><text:span text:style-name="T11">было</text:span><text:span text:style-name="T18"> </text:span><text:span text:style-name="T11">найдено,</text:span><text:span text:style-name="T18"> </text:span><text:span text:style-name="T11">то</text:span><text:span text:style-name="T18"> </text:span><text:span text:style-name="T11">делается</text:span><text:span text:style-name="T18"> </text:span><text:span text:style-name="T11">переход</text:span><text:span text:style-name="T18"> </text:span><text:span text:style-name="T11">по</text:span><text:span text:style-name="T18"> </text:span><text:span text:style-name="T11">терминированной ссылке.</text:span></text:p>
      <text:p text:style-name="P120"/>
      <text:p text:style-name="P54"><text:span text:style-name="T28"><text:tab/>Вторая задача.</text:span></text:p>
      <text:p text:style-name="P53"><text:span text:style-name="T31">Тут паттерн разбиваем на подстроки где нет джокеров. Потом из них строится бор и запоминаются начальные позиции этих подстрок в паттерне. </text:span><text:span text:style-name="T32">Далее с помощью алгоритма Ахо-Карасика находим все вхождения этих подстрок в <text:s/>тексте.</text:span><text:span text:style-name="T28"> Для каждого такого вхождения, в векторе </text:span><text:span text:style-name="T32">res</text:span><text:span text:style-name="T28"> длины равной длине главной строки </text:span><text:span text:style-name="T45">увеличиваются на единицу</text:span><text:span text:style-name="T20"> </text:span><text:span text:style-name="T28">значение с индексом </text:span><text:span text:style-name="T32">j </text:span><text:span text:style-name="T131">- l</text:span><text:span text:style-name="T142"> + 1</text:span><text:span text:style-name="T144">, где </text:span><text:span text:style-name="T145">l</text:span><text:span text:style-name="T142"> </text:span><text:span text:style-name="T144">– начальная позиция подстроки в паттерне.</text:span><text:span text:style-name="T146"> </text:span><text:span text:style-name="T147">П</text:span><text:span text:style-name="T144">аттерн </text:span><text:span text:style-name="T145">содержитя в главной строке <text:s/>если res(n) = k</text:span><text:span text:style-name="T144">, где </text:span><text:span text:style-name="T145">n</text:span><text:span text:style-name="T144"> – индекс</text:span><text:span text:style-name="T148"> </text:span><text:span text:style-name="T144">вхождения,</text:span><text:span text:style-name="T149"> </text:span><text:span text:style-name="T144">а</text:span><text:span text:style-name="T148"> </text:span><text:span text:style-name="T144">k</text:span><text:span text:style-name="T149"> </text:span><text:span text:style-name="T144">– количество</text:span><text:span text:style-name="T149"> </text:span><text:span text:style-name="T144">подстрок в</text:span><text:span text:style-name="T149"> </text:span><text:span text:style-name="T144">паттерне.</text:span></text:p>
      <text:p text:style-name="P108"/>
      <text:h text:style-name="Heading_20_1" text:outline-level="2">Сложность<text:span text:style-name="T129"> </text:span>алгоритма.</text:h>
      <text:p text:style-name="P34"><text:span text:style-name="T28">Бор</text:span><text:span text:style-name="T24"> </text:span><text:span text:style-name="T28">строится</text:span><text:span text:style-name="T24"> </text:span><text:span text:style-name="T28">за</text:span><text:span text:style-name="T24"> </text:span><text:span text:style-name="T28">время</text:span><text:span text:style-name="T26"> </text:span><text:span text:style-name="T130">𝑂</text:span><text:span text:style-name="T150">(</text:span><text:span text:style-name="T130">𝑛</text:span><text:span text:style-name="T150">)</text:span><text:span text:style-name="T130">,</text:span><text:span text:style-name="T134"> </text:span><text:span text:style-name="T28">где</text:span><text:span text:style-name="T24"> </text:span><text:span text:style-name="T130">𝑛</text:span><text:span text:style-name="T135"> </text:span><text:span text:style-name="T28">–</text:span><text:span text:style-name="T24"> </text:span><text:span text:style-name="T28">общая</text:span><text:span text:style-name="T24"> </text:span><text:span text:style-name="T28">длина</text:span><text:span text:style-name="T24"> </text:span><text:span text:style-name="T28">паттернов. </text:span></text:p>
      <text:p text:style-name="P34"><text:span text:style-name="T29">Построение суффиксных ссылок происходит через обход в ширину, так как это </text:span><text:soft-page-break/><text:span text:style-name="T29">дерево ребер там столько же сколько и вершин-1 тогда O(n). Поиск в строке происходит за O(k), k — длина строки. Тогда время работы будет O(n + k).</text:span></text:p>
      <text:p text:style-name="P92"/>
      <text:p text:style-name="P55"><text:span text:style-name="T29">Суффиксное дерево будет занимать O(n), где n — длина всех паттернов.</text:span><text:span text:style-name="T20"> </text:span><text:span text:style-name="T21">И</text:span><text:span text:style-name="T28">нформация</text:span><text:span text:style-name="T20"> </text:span><text:span text:style-name="T28">о</text:span><text:span text:style-name="T20"> </text:span><text:span text:style-name="T28">найденных</text:span><text:span text:style-name="T35"> </text:span><text:span text:style-name="T28">положениях</text:span><text:span text:style-name="T36"> </text:span><text:span text:style-name="T28">подстрок</text:span><text:span text:style-name="T36"> </text:span><text:span text:style-name="T28">в</text:span><text:span text:style-name="T36"> </text:span><text:span text:style-name="T28">строке </text:span><text:span text:style-name="T30">O(m * k)</text:span><text:span text:style-name="T151">,</text:span><text:span text:style-name="T36"> </text:span><text:span text:style-name="T28">где</text:span></text:p>
      <text:p text:style-name="P35"><text:span text:style-name="T137">m</text:span><text:span text:style-name="T136"> </text:span><text:span text:style-name="T130">−</text:span><text:span text:style-name="T138"> </text:span><text:span text:style-name="T28">длина</text:span><text:span text:style-name="T37"> </text:span><text:span text:style-name="T28">строки,</text:span><text:span text:style-name="T39"> </text:span><text:span text:style-name="T140">k</text:span><text:span text:style-name="T139"> </text:span><text:span text:style-name="T28">-</text:span><text:span text:style-name="T24"> </text:span><text:span text:style-name="T28">это</text:span><text:span text:style-name="T37"> </text:span><text:span text:style-name="T28">количество</text:span><text:span text:style-name="T24"> </text:span><text:span text:style-name="T28">паттернов. </text:span><text:span text:style-name="T30"><text:s/>По итогу O(n + m * k)</text:span></text:p>
      <text:p text:style-name="P91"/>
      <text:h text:style-name="P15" text:outline-level="2">Описание<text:span text:style-name="T123"> </text:span>функций<text:span text:style-name="T1"> </text:span>и<text:span text:style-name="T1"> </text:span>структур<text:span text:style-name="T1"> </text:span>данных.</text:h>
      <text:p text:style-name="P124"/>
      <text:p text:style-name="P56"><text:span text:style-name="T11"/></text:p>
      <text:p text:style-name="P107"/>
      <text:p text:style-name="P57"><text:span text:style-name="T11">std::vector&lt;std::unordered_map&lt;char, int&gt;&gt; tr</text:span><text:span text:style-name="T14">e</text:span><text:span text:style-name="T11">e – </text:span><text:span text:style-name="T17">бор, </text:span><text:span text:style-name="T11">вектор карт с ключом и</text:span><text:span text:style-name="T18"> </text:span><text:span text:style-name="T11">значением – символ и индекс вершины. </text:span></text:p>
      <text:p text:style-name="P57"><text:span text:style-name="T11">std::vector&lt;std::vector&lt;int&gt;&gt; term – вектор, который показывает</text:span><text:span text:style-name="T18"> </text:span><text:span text:style-name="T11">терминированность вершины с индексом i. </text:span></text:p>
      <text:p text:style-name="P57"><text:span text:style-name="T11"/></text:p>
      <text:p text:style-name="P58"><text:span text:style-name="T11">std::vector&lt;int&gt; fail – вектор суффиксных ссылок</text:span><text:span text:style-name="T18"> </text:span></text:p>
      <text:p text:style-name="P58"><text:span text:style-name="T18"/></text:p>
      <text:p text:style-name="P58"><text:span text:style-name="T11">K</text:span><text:span text:style-name="T14">a</text:span><text:span text:style-name="T11">ras(std::vector&lt;std::string&gt; &amp;</text:span><text:span text:style-name="T41">pattern</text:span><text:span text:style-name="T11">) – конструктор класса алгоритма.</text:span></text:p>
      <text:p text:style-name="P28"><text:span text:style-name="T11">std::vector&lt;std::string&gt;</text:span><text:span text:style-name="T34"> </text:span><text:span text:style-name="T11">&amp;</text:span><text:span text:style-name="T41">pattern</text:span><text:span text:style-name="T34"> </text:span><text:span text:style-name="T11">–</text:span><text:span text:style-name="T34"> </text:span><text:span text:style-name="T11">паттерны</text:span></text:p>
      <text:p text:style-name="P28"/>
      <text:p text:style-name="P28"><text:span text:style-name="T11">void initTreeForPatterns(std::vector&lt;std::string&gt; &amp;patterns) — </text:span><text:span text:style-name="T15">инициализация бора.</text:span></text:p>
      <text:p text:style-name="P29"><text:span text:style-name="T11"><text:tab/>std::vector&lt;std::string&gt;</text:span><text:span text:style-name="T34"> </text:span><text:span text:style-name="T11">&amp;</text:span><text:span text:style-name="T41">pattern</text:span><text:span text:style-name="T34"> </text:span><text:span text:style-name="T11">–</text:span><text:span text:style-name="T34"> </text:span><text:span text:style-name="T11">паттерны</text:span></text:p>
      <text:p text:style-name="P29"><text:span text:style-name="T15"/></text:p>
      <text:p text:style-name="P103"/>
      <text:p text:style-name="P59"><text:span text:style-name="T11">std::vector&lt;int&gt; letterChecker(char letter) – </text:span><text:span text:style-name="T17">Находит в боре letter и дает информацию о терменированости вершины letter</text:span></text:p>
      <text:p text:style-name="P25"><text:span text:style-name="T11"><text:tab/>char</text:span><text:span text:style-name="T8"> </text:span><text:span text:style-name="T11">letter</text:span><text:span text:style-name="T38"> </text:span><text:span text:style-name="T11">–</text:span><text:span text:style-name="T38"> </text:span><text:span text:style-name="T11">искомая</text:span><text:span text:style-name="T8"> </text:span><text:span text:style-name="T11">вершина</text:span></text:p>
      <text:p text:style-name="P25"><text:span text:style-name="T11"/></text:p>
      <text:p text:style-name="P25"><text:span text:style-name="T11"><text:tab/>Выходные</text:span><text:span text:style-name="T10"> </text:span><text:span text:style-name="T11">значения:</text:span></text:p>
      <text:p text:style-name="P24"><text:span text:style-name="T11"><text:tab/>std::vector&lt;int&gt;</text:span><text:span text:style-name="T10"> </text:span><text:span text:style-name="T11">-</text:span><text:span text:style-name="T10"> </text:span><text:span text:style-name="T11">номера</text:span><text:span text:style-name="T10"> </text:span><text:span text:style-name="T11">паттернов,</text:span><text:span text:style-name="T10"> </text:span><text:span text:style-name="T11">которые</text:span><text:span text:style-name="T10"> </text:span><text:span text:style-name="T11">заканчиваются</text:span><text:span text:style-name="T10"> </text:span><text:span text:style-name="T11">на</text:span><text:span text:style-name="T10"> </text:span><text:span text:style-name="T11">символ</text:span><text:span text:style-name="T38"> </text:span><text:span text:style-name="T11">letter.</text:span></text:p>
      <text:p text:style-name="P87"/>
      <text:p text:style-name="P109"/>
      <text:p text:style-name="P109"/>
      <text:p text:style-name="P109"/>
      <text:p text:style-name="P109"/>
      <text:p text:style-name="P109"/>
      <text:p text:style-name="P109"/>
      <text:h text:style-name="Heading_20_1" text:outline-level="2">Тестирование.</text:h>
      <text:p text:style-name="P37"><text:span text:style-name="T11">Задание</text:span><text:span text:style-name="T38"> </text:span><text:span text:style-name="T11">1:</text:span></text:p>
      <text:p text:style-name="P1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70"><text:span text:style-name="T52">№</text:span></text:p>
          </table:table-cell>
          <table:table-cell table:style-name="Таблица2.A1" office:value-type="string">
            <text:p text:style-name="P61"><text:span text:style-name="T51">Входные</text:span><text:span text:style-name="T58"> </text:span><text:span text:style-name="T51">данные</text:span></text:p>
          </table:table-cell>
          <table:table-cell table:style-name="Таблица2.C1" office:value-type="string">
            <text:p text:style-name="P61"><text:span text:style-name="T51">Выходные</text:span><text:span text:style-name="T58"> </text:span><text:span text:style-name="T51">данные</text:span></text:p>
          </table:table-cell>
        </table:table-row>
        <table:table-row table:style-name="Таблица2.2">
          <table:table-cell table:style-name="Таблица2.A2" office:value-type="string">
            <text:p text:style-name="P71"><text:span text:style-name="T52">1</text:span></text:p>
          </table:table-cell>
          <table:table-cell table:style-name="Таблица2.A2" office:value-type="string">
            <text:p text:style-name="P73"><text:span text:style-name="T51">abcdefghegheawdwefsdfwefwefkillwefwefwefme</text:span></text:p>
          </table:table-cell>
          <table:table-cell table:style-name="Таблица2.C2" office:value-type="string">
            <text:p text:style-name="P75">16 1</text:p>
          </table:table-cell>
        </table:table-row>
        <table:table-row table:style-name="Таблица2.3">
          <table:table-cell table:style-name="Таблица2.A3" office:value-type="string">
            <text:p text:style-name="P62"/>
          </table:table-cell>
          <table:table-cell table:style-name="Таблица2.A3" office:value-type="string">
            <text:p text:style-name="P74"><text:span text:style-name="T52">2</text:span></text:p>
          </table:table-cell>
          <table:table-cell table:style-name="Таблица2.C3" office:value-type="string">
            <text:p text:style-name="P77">29 2</text:p>
          </table:table-cell>
        </table:table-row>
        <table:table-row table:style-name="Таблица2.3">
          <table:table-cell table:style-name="Таблица2.A3" office:value-type="string">
            <text:p text:style-name="P62"/>
          </table:table-cell>
          <table:table-cell table:style-name="Таблица2.A3" office:value-type="string">
            <text:p text:style-name="P73"><text:span text:style-name="T51">kill</text:span></text:p>
          </table:table-cell>
          <table:table-cell table:style-name="Таблица2.C3" office:value-type="string">
            <text:p text:style-name="P78"><text:span text:style-name="T51"/></text:p>
          </table:table-cell>
        </table:table-row>
        <table:table-row table:style-name="Таблица2.3">
          <table:table-cell table:style-name="Таблица2.A3" office:value-type="string">
            <text:p text:style-name="P62"/>
          </table:table-cell>
          <table:table-cell table:style-name="Таблица2.A3" office:value-type="string">
            <text:p text:style-name="P74"><text:span text:style-name="T51">me</text:span></text:p>
          </table:table-cell>
          <table:table-cell table:style-name="Таблица2.C3" office:value-type="string">
            <text:p text:style-name="P76"><text:span text:style-name="T51"/></text:p>
          </table:table-cell>
        </table:table-row>
        <table:table-row table:style-name="Таблица2.6">
          <table:table-cell table:style-name="Таблица2.A2" office:value-type="string">
            <text:p text:style-name="P72"><text:span text:style-name="T52">2</text:span></text:p>
          </table:table-cell>
          <table:table-cell table:style-name="Таблица2.A2" office:value-type="string">
            <text:p text:style-name="P61"><text:span text:style-name="T51">Russiaisagreatpower,andisconsideredapotentialsuperpower.</text:span></text:p>
            <text:p text:style-name="P61"><text:span text:style-name="T51">4</text:span></text:p>
            <text:p text:style-name="P61"><text:span text:style-name="T51">Russia</text:span></text:p>
            <text:p text:style-name="P61"><text:span text:style-name="T51">great</text:span></text:p>
            <text:p text:style-name="P61"><text:span text:style-name="T51">superpower</text:span></text:p>
            <text:p text:style-name="P61"><text:span text:style-name="T51">power</text:span></text:p>
          </table:table-cell>
          <table:table-cell table:style-name="Таблица2.C2" office:value-type="string">
            <text:p text:style-name="P61"><text:span text:style-name="T51">1 1</text:span></text:p>
            <text:p text:style-name="P61"><text:span text:style-name="T51">10 2</text:span></text:p>
            <text:p text:style-name="P61"><text:span text:style-name="T51">15 4</text:span></text:p>
            <text:p text:style-name="P61"><text:span text:style-name="T51">46 3</text:span></text:p>
            <text:p text:style-name="P61"><text:span text:style-name="T51">51 4</text:span></text:p>
          </table:table-cell>
        </table:table-row>
        <table:table-row table:style-name="Таблица2.6">
          <table:table-cell table:style-name="Таблица2.A2" office:value-type="string">
            <text:p text:style-name="P72"><text:span text:style-name="T52">3</text:span></text:p>
          </table:table-cell>
          <table:table-cell table:style-name="Таблица2.A2" office:value-type="string">
            <text:p text:style-name="P61"><text:span text:style-name="T51">BOOBAABOOBA</text:span></text:p>
            <text:p text:style-name="P61"><text:span text:style-name="T51">3</text:span></text:p>
            <text:p text:style-name="P61"><text:span text:style-name="T51">BOO</text:span></text:p>
            <text:p text:style-name="P61"><text:span text:style-name="T51">BAA</text:span></text:p>
            <text:p text:style-name="P61"><text:span text:style-name="T51">BA</text:span></text:p>
          </table:table-cell>
          <table:table-cell table:style-name="Таблица2.C2" office:value-type="string">
            <text:p text:style-name="P61"><text:span text:style-name="T51">1 1</text:span></text:p>
            <text:p text:style-name="P61"><text:span text:style-name="T51">4 2</text:span></text:p>
            <text:p text:style-name="P61"><text:span text:style-name="T51">4 3</text:span></text:p>
            <text:p text:style-name="P61"><text:span text:style-name="T51">7 1</text:span></text:p>
            <text:p text:style-name="P61"><text:span text:style-name="T51">10 3</text:span></text:p>
          </table:table-cell>
        </table:table-row>
        <table:table-row table:style-name="Таблица2.8">
          <table:table-cell table:style-name="Таблица2.A1" office:value-type="string">
            <text:p text:style-name="P72"><text:span text:style-name="T52">4</text:span></text:p>
          </table:table-cell>
          <table:table-cell table:style-name="Таблица2.A1" office:value-type="string">
            <text:p text:style-name="P61"><text:span text:style-name="T51">YESPAPANOPAPA</text:span></text:p>
            <text:p text:style-name="P61"><text:span text:style-name="T51">2</text:span></text:p>
            <text:p text:style-name="P61"><text:span text:style-name="T51">PAPANO</text:span></text:p>
            <text:p text:style-name="P61"><text:span text:style-name="T51">PAPAYES</text:span></text:p>
          </table:table-cell>
          <table:table-cell table:style-name="Таблица2.C1" office:value-type="string">
            <text:p text:style-name="P61"><text:span text:style-name="T52">4 1</text:span></text:p>
          </table:table-cell>
        </table:table-row>
      </table:table>
      <text:p text:style-name="P36"><text:span text:style-name="T11">Задание</text:span><text:span text:style-name="T38"> </text:span><text:span text:style-name="T11">2:</text:span></text:p>
      <text:p text:style-name="P1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70"><text:span text:style-name="T52">№</text:span></text:p>
          </table:table-cell>
          <table:table-cell table:style-name="Таблица3.A1" office:value-type="string">
            <text:p text:style-name="P61"><text:span text:style-name="T51">Входные</text:span><text:span text:style-name="T58"> </text:span><text:span text:style-name="T51">данные</text:span></text:p>
          </table:table-cell>
          <table:table-cell table:style-name="Таблица3.A1" office:value-type="string">
            <text:p text:style-name="P61"><text:span text:style-name="T51">Выходные</text:span><text:span text:style-name="T58"> </text:span><text:span text:style-name="T51">данные</text:span></text:p>
          </table:table-cell>
        </table:table-row>
        <table:table-row table:style-name="Таблица3.2">
          <table:table-cell table:style-name="Таблица3.A1" office:value-type="string">
            <text:p text:style-name="P72"><text:span text:style-name="T52">1</text:span></text:p>
          </table:table-cell>
          <table:table-cell table:style-name="Таблица3.A1" office:value-type="string">
            <text:p text:style-name="P81"><text:span text:style-name="T52">DUNGENMASTER</text:span></text:p>
            <text:p text:style-name="P81"><text:span text:style-name="T52">D****N*</text:span></text:p>
            <text:p text:style-name="P81"><text:span text:style-name="T52">*</text:span></text:p>
          </table:table-cell>
          <table:table-cell table:style-name="Таблица3.A1" office:value-type="string">
            <text:p text:style-name="P82"><text:span text:style-name="T52">1</text:span></text:p>
          </table:table-cell>
        </table:table-row>
        <table:table-row table:style-name="Таблица3.3">
          <table:table-cell table:style-name="Таблица3.A1" office:value-type="string">
            <text:p text:style-name="P71"><text:span text:style-name="T52">2</text:span></text:p>
          </table:table-cell>
          <table:table-cell table:style-name="Таблица3.A1" office:value-type="string">
            <text:p text:style-name="P83"><text:span text:style-name="T52">BUDMBS</text:span></text:p>
            <text:p text:style-name="P83"><text:span text:style-name="T52">B%</text:span></text:p>
            <text:p text:style-name="P83"><text:span text:style-name="T52">%</text:span></text:p>
          </table:table-cell>
          <table:table-cell table:style-name="Таблица3.A1" office:value-type="string">
            <text:p text:style-name="P84"><text:span text:style-name="T52">1</text:span></text:p>
            <text:p text:style-name="P84"><text:span text:style-name="T52">5</text:span></text:p>
          </table:table-cell>
        </table:table-row>
        <table:table-row table:style-name="Таблица3.4">
          <table:table-cell table:style-name="Таблица3.A1" office:value-type="string">
            <text:p text:style-name="P71"><text:span text:style-name="T52">3</text:span></text:p>
          </table:table-cell>
          <table:table-cell table:style-name="Таблица3.A1" office:value-type="string">
            <text:p text:style-name="P73"><text:span text:style-name="T51">AAAAAA</text:span></text:p>
            <text:p text:style-name="P79"><text:span text:style-name="T51">A*A</text:span></text:p>
            <text:p text:style-name="P80"><text:span text:style-name="T52">*</text:span></text:p>
          </table:table-cell>
          <table:table-cell table:style-name="Таблица3.A1" office:value-type="string">
            <text:p text:style-name="P73"><text:span text:style-name="T52">1</text:span></text:p>
            <text:p text:style-name="P79"><text:span text:style-name="T52">2</text:span></text:p>
            <text:p text:style-name="P80"><text:span text:style-name="T52">3</text:span></text:p>
            <text:p text:style-name="P79"><text:span text:style-name="T52">4</text:span></text:p>
          </table:table-cell>
        </table:table-row>
        <table:table-row table:style-name="Таблица3.3">
          <table:table-cell table:style-name="Таблица3.A1" office:value-type="string">
            <text:p text:style-name="P72"><text:span text:style-name="T52">4</text:span></text:p>
          </table:table-cell>
          <table:table-cell table:style-name="Таблица3.A1" office:value-type="string">
            <text:p text:style-name="P63"><text:s text:c="2"/>2+2!=5ChangeMyMind</text:p>
            <text:p text:style-name="P85">2+2!<text:span text:style-name="T191">=</text:span>*</text:p>
            <text:p text:style-name="P85">*</text:p>
          </table:table-cell>
          <table:table-cell table:style-name="Таблица3.A1" office:value-type="string">
            <text:p text:style-name="P61"><text:span text:style-name="T52">1</text:span></text:p>
          </table:table-cell>
        </table:table-row>
      </table:table>
      <text:p text:style-name="P87"/>
      <text:p text:style-name="P87"/>
      <text:p text:style-name="P117"/>
      <text:h text:style-name="Heading_20_1" text:outline-level="2">Выводы.</text:h>
      <text:p text:style-name="P60"><text:span text:style-name="T11">Был исследован часто используемый на практике алгоритм - поиск</text:span><text:span text:style-name="T22"> </text:span><text:span text:style-name="T11">подстрок в строке. Также были получены навыки решения задач на этот</text:span><text:span text:style-name="T18"> </text:span><text:span text:style-name="T11">алгоритм.</text:span></text:p>
      <text:h text:style-name="P16" text:outline-level="2">ПРИЛОЖЕНИЕ А<text:span text:style-name="T152"> </text:span>ИСХОДНЫЙ<text:span text:style-name="T153"> </text:span>КОД<text:span text:style-name="T153"> </text:span>ПРОГРАММЫ</text:h>
      <text:p text:style-name="P93"/>
      <text:p text:style-name="P258">#include &lt;iostream&gt;</text:p>
      <text:p text:style-name="P259">#include &lt;queue&gt;</text:p>
      <text:p text:style-name="P259">#include &lt;unordered_map&gt;</text:p>
      <text:p text:style-name="P259">#include &lt;vector&gt;</text:p>
      <text:p text:style-name="P259">#include &lt;algorithm&gt;</text:p>
      <text:p text:style-name="P259"/>
      <text:p text:style-name="P259"/>
      <text:p text:style-name="P259">bool interData = 0;</text:p>
      <text:p text:style-name="P259"/>
      <text:p text:style-name="P259">class Karasi {</text:p>
      <text:p text:style-name="P259">public:</text:p>
      <text:p text:style-name="P259"/>
      <text:p text:style-name="P259"><text:s text:c="4"/>void initTreeForPatterns(std::vector&lt;std::string&gt; &amp;patterns) {</text:p>
      <text:p text:style-name="P259"><text:s text:c="8"/>//Строим дерево</text:p>
      <text:p text:style-name="P259"><text:s text:c="8"/>info += "Building a prefix tree...\n";</text:p>
      <text:p text:style-name="P259"><text:s text:c="8"/>Display();</text:p>
      <text:p text:style-name="P259"/>
      <text:p text:style-name="P259"><text:s text:c="8"/>int counterElemInTree = 0;</text:p>
      <text:p text:style-name="P259"><text:s text:c="8"/>std::unordered_map&lt;char, int&gt; root;</text:p>
      <text:p text:style-name="P259"><text:s text:c="8"/>this-&gt;tree.push_back(root);</text:p>
      <text:p text:style-name="P259"><text:s text:c="8"/>this-&gt;fail.push_back(0);</text:p>
      <text:p text:style-name="P259"><text:s text:c="8"/>this-&gt;term.emplace_back(std::vector&lt;int&gt;());</text:p>
      <text:p text:style-name="P259"/>
      <text:p text:style-name="P259"><text:s text:c="8"/>int wordCounter = 0;</text:p>
      <text:p text:style-name="P259"/>
      <text:p text:style-name="P259"><text:s text:c="8"/>info += "We take a word from the list of templates: \n[";</text:p>
      <text:p text:style-name="P259"><text:s text:c="8"/>Display();</text:p>
      <text:p text:style-name="P259"><text:s text:c="8"/>for (std::string wordDispaly : patterns) {</text:p>
      <text:p text:style-name="P259"><text:s text:c="12"/>info += wordDispaly + ", ";</text:p>
      <text:p text:style-name="P259"><text:s text:c="8"/>}</text:p>
      <text:p text:style-name="P259"><text:s text:c="8"/>info += "]\n";</text:p>
      <text:p text:style-name="P259"><text:s text:c="8"/>Display();</text:p>
      <text:p text:style-name="P259"><text:s text:c="8"/>//берем слово из списка паттернов</text:p>
      <text:p text:style-name="P259"><text:s text:c="8"/>for (std::string word : patterns) {</text:p>
      <text:p text:style-name="P259"/>
      <text:p text:style-name="P259"><text:s text:c="12"/>info += "********************** " + word + " **********************\n";</text:p>
      <text:p text:style-name="P259"><text:s text:c="12"/>Display();</text:p>
      <text:p text:style-name="P259"><text:soft-page-break/></text:p>
      <text:p text:style-name="P259"><text:s text:c="12"/>int current = 0;</text:p>
      <text:p text:style-name="P259"><text:s text:c="12"/>info += "\t <text:s text:c="3"/>Take a letter from the word\n";</text:p>
      <text:p text:style-name="P259"><text:s text:c="12"/>Display();</text:p>
      <text:p text:style-name="P259"/>
      <text:p text:style-name="P259"><text:s text:c="12"/>//Просматриваем буквы в слове для постройки дерева</text:p>
      <text:p text:style-name="P259"><text:s text:c="12"/>for (char letter : word) {</text:p>
      <text:p text:style-name="P259"><text:s text:c="16"/>info += "\t\t\t" + std::string(1, letter) + "\n";</text:p>
      <text:p text:style-name="P259"><text:s text:c="16"/>info += "Current index in tree - " + std::to_string(current) + "\n";</text:p>
      <text:p text:style-name="P259"><text:s text:c="16"/>Display();</text:p>
      <text:p text:style-name="P259"/>
      <text:p text:style-name="P259"/>
      <text:p text:style-name="P259"><text:s text:c="16"/>//Если буква уже является ребенком корня(cur)</text:p>
      <text:p text:style-name="P259"><text:s text:c="16"/>if (this-&gt;tree[current].find(letter) != this-&gt;tree[current].end()) {</text:p>
      <text:p text:style-name="P259"><text:s text:c="20"/>info += std::string(1, letter) + " - is child for current root, go to the " +</text:p>
      <text:p text:style-name="P259"><text:s text:c="28"/>std::string(1, letter) + "\n";</text:p>
      <text:p text:style-name="P259"><text:s text:c="20"/>current = this-&gt;tree[current][letter];</text:p>
      <text:p text:style-name="P259"/>
      <text:p text:style-name="P259"><text:s text:c="16"/>} else { // Буква не является ребенком корня, добавляем ее</text:p>
      <text:p text:style-name="P259"><text:s text:c="20"/>//Создаем новую вершину.</text:p>
      <text:p text:style-name="P259"><text:s text:c="20"/>std::unordered_map&lt;char, int&gt; newNode;</text:p>
      <text:p text:style-name="P259"><text:s text:c="20"/>this-&gt;tree.push_back(newNode);</text:p>
      <text:p text:style-name="P259"><text:s text:c="20"/>this-&gt;term.emplace_back(std::vector&lt;int&gt;());</text:p>
      <text:p text:style-name="P259"><text:s text:c="20"/>//Увеличиваем значение о количестве вершин в дереве</text:p>
      <text:p text:style-name="P259"><text:s text:c="20"/>++counterElemInTree;</text:p>
      <text:p text:style-name="P259"/>
      <text:p text:style-name="P259"><text:s text:c="20"/>//Помечаем вершину новым номером</text:p>
      <text:p text:style-name="P259"><text:s text:c="20"/>this-&gt;tree[current][letter] = counterElemInTree;</text:p>
      <text:p text:style-name="P259"><text:s text:c="20"/>current = counterElemInTree;</text:p>
      <text:p text:style-name="P259"/>
      <text:p text:style-name="P259"><text:s text:c="20"/>info += std::string(1, letter) + " is not child for current root, make a new node with index " +</text:p>
      <text:p text:style-name="P259"><text:s text:c="28"/>std::to_string(current) + "\n\n";</text:p>
      <text:p text:style-name="P259"><text:s text:c="20"/>Display();</text:p>
      <text:p text:style-name="P259"><text:s text:c="16"/>}</text:p>
      <text:p text:style-name="P259"><text:s text:c="12"/>}</text:p>
      <text:p text:style-name="P259"><text:s text:c="12"/>info += "The pattern is over, let's mark the last vertex as the end of the word. Index - " +</text:p>
      <text:p text:style-name="P259"><text:s text:c="20"/>std::to_string(current) + "\n";</text:p>
      <text:p text:style-name="P259"><text:soft-page-break/><text:s text:c="12"/>Display();</text:p>
      <text:p text:style-name="P259"><text:s text:c="12"/>this-&gt;term[current].push_back(wordCounter++);</text:p>
      <text:p text:style-name="P259"><text:s text:c="12"/>info += "*************************************************\n";</text:p>
      <text:p text:style-name="P259"><text:s text:c="12"/>Display();</text:p>
      <text:p text:style-name="P259"><text:s text:c="8"/>}</text:p>
      <text:p text:style-name="P259"><text:s text:c="4"/>}</text:p>
      <text:p text:style-name="P259"/>
      <text:p text:style-name="P259"><text:s text:c="4"/>std::vector&lt;int&gt; letterChecker(char letter) {</text:p>
      <text:p text:style-name="P259"><text:s text:c="8"/>while (this-&gt;curPos &gt; 0 &amp;&amp; this-&gt;tree[this-&gt;curPos].find(letter) == this-&gt;tree[this-&gt;curPos].end()) {</text:p>
      <text:p text:style-name="P259"><text:s text:c="12"/>this-&gt;curPos = this-&gt;fail[this-&gt;curPos];</text:p>
      <text:p text:style-name="P259"><text:s text:c="8"/>}</text:p>
      <text:p text:style-name="P259"><text:s text:c="8"/>if (this-&gt;tree[this-&gt;curPos].find(letter) != this-&gt;tree[this-&gt;curPos].end()) {</text:p>
      <text:p text:style-name="P259"><text:s text:c="12"/>this-&gt;curPos = this-&gt;tree[this-&gt;curPos][letter];</text:p>
      <text:p text:style-name="P259"><text:s text:c="8"/>}</text:p>
      <text:p text:style-name="P259"><text:s text:c="8"/>return this-&gt;term[this-&gt;curPos];</text:p>
      <text:p text:style-name="P259"><text:s text:c="4"/>}</text:p>
      <text:p text:style-name="P259"/>
      <text:p text:style-name="P259"><text:s text:c="4"/>Karasi(std::vector&lt;std::string&gt; &amp;patterns) {</text:p>
      <text:p text:style-name="P259"><text:s text:c="8"/>//Инициализируем дерево слов/патернов</text:p>
      <text:p text:style-name="P259"><text:s text:c="8"/>initTreeForPatterns(patterns);</text:p>
      <text:p text:style-name="P259"/>
      <text:p text:style-name="P259"/>
      <text:p text:style-name="P259"><text:s text:c="8"/>info += "Filling in the links of failures.\n";</text:p>
      <text:p text:style-name="P259"><text:s text:c="8"/>Display();</text:p>
      <text:p text:style-name="P259"><text:s text:c="8"/>//Далее инициализируем нулями точки с ошибками, т.е теперь ошибки указывают на корень</text:p>
      <text:p text:style-name="P259"><text:s text:c="8"/>for (int i = 0; i &lt; this-&gt;tree.size(); ++i) {</text:p>
      <text:p text:style-name="P259"><text:s text:c="12"/>this-&gt;fail.push_back(0);</text:p>
      <text:p text:style-name="P259"><text:s text:c="8"/>}</text:p>
      <text:p text:style-name="P259"/>
      <text:p text:style-name="P259"><text:s text:c="8"/>info += "********************** BFS **********************\n";</text:p>
      <text:p text:style-name="P259"><text:s text:c="8"/>//Заводим очередь где будет хранится все вершины</text:p>
      <text:p text:style-name="P259"><text:s text:c="8"/>std::queue&lt;std::pair&lt;int, std::unordered_map&lt;char, int&gt;&gt;&gt; nodes;</text:p>
      <text:p text:style-name="P259"/>
      <text:p text:style-name="P259"><text:s text:c="8"/>//Рассматриваем всех детей корня дерева</text:p>
      <text:p text:style-name="P259"><text:s text:c="8"/>for (auto child : this-&gt;tree[0]) {</text:p>
      <text:p text:style-name="P259"><text:s text:c="12"/>nodes.push(std::make_pair(child.second, this-&gt;tree[child.second]));</text:p>
      <text:p text:style-name="P259"><text:s text:c="8"/>}</text:p>
      <text:p text:style-name="P259"/>
      <text:p text:style-name="P259"><text:s text:c="8"/>//Проходимcя по всем вершинам в очереди пока не дойдем до конца</text:p>
      <text:p text:style-name="P259"><text:soft-page-break/><text:s text:c="8"/>while (!nodes.empty()) {</text:p>
      <text:p text:style-name="P259"><text:s text:c="12"/>info += "Breadth First Search Queue Status [";</text:p>
      <text:p text:style-name="P259"><text:s text:c="12"/>Display();</text:p>
      <text:p text:style-name="P259"><text:s text:c="12"/>auto que = nodes;</text:p>
      <text:p text:style-name="P259"><text:s text:c="12"/>while (!que.empty()) {</text:p>
      <text:p text:style-name="P259"><text:s text:c="16"/>info += std::to_string(que.front().first) + ", ";</text:p>
      <text:p text:style-name="P259"><text:s text:c="16"/>que.pop();</text:p>
      <text:p text:style-name="P259"><text:s text:c="12"/>}</text:p>
      <text:p text:style-name="P259"><text:s text:c="12"/>info += "]\n";</text:p>
      <text:p text:style-name="P259"><text:s text:c="12"/>Display();</text:p>
      <text:p text:style-name="P259"/>
      <text:p text:style-name="P259"><text:s text:c="12"/>//Берем вершину из очереди</text:p>
      <text:p text:style-name="P259"><text:s text:c="12"/>auto vertex = nodes.front();</text:p>
      <text:p text:style-name="P259"><text:s text:c="12"/>nodes.pop();</text:p>
      <text:p text:style-name="P259"><text:s text:c="12"/>auto i = vertex.first;</text:p>
      <text:p text:style-name="P259"><text:s text:c="12"/>auto node = vertex.second;</text:p>
      <text:p text:style-name="P259"/>
      <text:p text:style-name="P259"><text:s text:c="12"/>info += "Considering the top \'" + std::to_string(i) + "\' and childs\n";</text:p>
      <text:p text:style-name="P259"><text:s text:c="12"/>Display();</text:p>
      <text:p text:style-name="P259"/>
      <text:p text:style-name="P259"><text:s text:c="12"/>//Проходимя по всем детям текущей вершины, записывая их в очередь для поиска в ширину</text:p>
      <text:p text:style-name="P259"><text:s text:c="12"/>for (auto child : node) {</text:p>
      <text:p text:style-name="P259"><text:s text:c="16"/>//запись в очередь</text:p>
      <text:p text:style-name="P259"><text:s text:c="16"/>nodes.push(std::make_pair(child.second, this-&gt;tree[child.second]));</text:p>
      <text:p text:style-name="P259"/>
      <text:p text:style-name="P259"><text:s text:c="16"/>char childName = child.first;</text:p>
      <text:p text:style-name="P259"><text:s text:c="16"/>int childPos = child.second;</text:p>
      <text:p text:style-name="P259"/>
      <text:p text:style-name="P259"><text:s text:c="16"/>info += "Child is " + std::string(1, childName) + ", with index " +</text:p>
      <text:p text:style-name="P259"><text:s text:c="24"/>std::to_string(childPos) + "\n";</text:p>
      <text:p text:style-name="P259"><text:s text:c="16"/>Display();</text:p>
      <text:p text:style-name="P259"><text:s text:c="16"/>int failPointer = this-&gt;fail[i];</text:p>
      <text:p text:style-name="P259"/>
      <text:p text:style-name="P259"><text:s text:c="16"/>info += "Failure link for index " + std::to_string(i) + " is " + std::to_string(failPointer) + "\n";</text:p>
      <text:p text:style-name="P259"><text:s text:c="16"/>Display();</text:p>
      <text:p text:style-name="P259"/>
      <text:p text:style-name="P259"><text:s text:c="16"/>while (failPointer != 0 &amp;&amp; this-<text:soft-page-break/>&gt;tree[failPointer].find(childName) == tree[failPointer].end()) {</text:p>
      <text:p text:style-name="P259"/>
      <text:p text:style-name="P259"><text:s text:c="20"/>info += "Among children current failing pointer " + std::string(1,failPointer) + " not contained " + std::string(1,childName) + " going next\n";</text:p>
      <text:p text:style-name="P259"><text:s text:c="20"/>Display();</text:p>
      <text:p text:style-name="P259"><text:s text:c="20"/>failPointer = this-&gt;fail[failPointer];</text:p>
      <text:p text:style-name="P259"><text:s text:c="16"/>}</text:p>
      <text:p text:style-name="P259"/>
      <text:p text:style-name="P259"><text:s text:c="16"/>if (this-&gt;tree[failPointer].find(childName) != tree[failPointer].end()) {</text:p>
      <text:p text:style-name="P259"><text:s text:c="20"/>failPointer = this-&gt;tree[failPointer][childName];</text:p>
      <text:p text:style-name="P259"><text:s text:c="16"/>}</text:p>
      <text:p text:style-name="P259"><text:s text:c="16"/>this-&gt;fail[childPos] = failPointer;</text:p>
      <text:p text:style-name="P259"/>
      <text:p text:style-name="P259"><text:s text:c="16"/>info += "Now fail pointer for " + std::string(1, childName) + " - it's vertex with index " + std::to_string(failPointer) + "\n\n";</text:p>
      <text:p text:style-name="P259"/>
      <text:p text:style-name="P259"><text:s text:c="16"/>if (!this-&gt;term[this-&gt;fail[childPos]].empty()) {</text:p>
      <text:p text:style-name="P259"/>
      <text:p text:style-name="P259"/>
      <text:p text:style-name="P259"/>
      <text:p text:style-name="P259"><text:s text:c="20"/>for (auto item : this-&gt;term[this-&gt;fail[childPos]]) {</text:p>
      <text:p text:style-name="P259"><text:s text:c="24"/>this-&gt;term[childPos].push_back(item);</text:p>
      <text:p text:style-name="P259"><text:s text:c="20"/>}</text:p>
      <text:p text:style-name="P259"><text:s text:c="16"/>}</text:p>
      <text:p text:style-name="P259"><text:s text:c="12"/>}</text:p>
      <text:p text:style-name="P259"><text:s text:c="8"/>}</text:p>
      <text:p text:style-name="P259"><text:s text:c="8"/>this-&gt;curPos = 0;</text:p>
      <text:p text:style-name="P259"><text:s text:c="8"/>printAk(patterns);</text:p>
      <text:p text:style-name="P259"/>
      <text:p text:style-name="P259"><text:s text:c="4"/>}</text:p>
      <text:p text:style-name="P259"/>
      <text:p text:style-name="P259"/>
      <text:p text:style-name="P259"><text:s text:c="4"/>void printAk(std::vector&lt;std::string&gt; &amp;patterns){</text:p>
      <text:p text:style-name="P259"><text:s text:c="8"/>info += "\n\nResulting automaton\n";</text:p>
      <text:p text:style-name="P259"><text:s text:c="8"/>Display();</text:p>
      <text:p text:style-name="P259"><text:s text:c="8"/>for (int i = 0; i &lt; tree.size(); i++) {</text:p>
      <text:p text:style-name="P259"><text:s text:c="12"/>info += "________________ " + std::to_string(i) + " ___________________\n";</text:p>
      <text:p text:style-name="P259"><text:s text:c="12"/>info += "Vertex with index " + std::to_string(i);</text:p>
      <text:p text:style-name="P259"><text:s text:c="12"/>if (term[i].empty()) {</text:p>
      <text:p text:style-name="P259"><text:soft-page-break/><text:s text:c="16"/>info += " not terminated\n";</text:p>
      <text:p text:style-name="P259"><text:s text:c="12"/>} else {</text:p>
      <text:p text:style-name="P259"><text:s text:c="16"/>info += " is terminated\n Patterns that end at this top: ";</text:p>
      <text:p text:style-name="P259"><text:s text:c="16"/>for (auto item : term[i]) {</text:p>
      <text:p text:style-name="P259"><text:s text:c="20"/>info += patterns[item] + " ";</text:p>
      <text:p text:style-name="P259"><text:s text:c="16"/>}</text:p>
      <text:p text:style-name="P259"><text:s text:c="16"/>info += <text:s/>"\n";</text:p>
      <text:p text:style-name="P259"><text:s text:c="12"/>}</text:p>
      <text:p text:style-name="P259"><text:s text:c="12"/>Display();</text:p>
      <text:p text:style-name="P259"><text:s text:c="12"/>info += "Suffix link points to index: " + std::to_string(fail[i]) + "\n";</text:p>
      <text:p text:style-name="P259"><text:s text:c="12"/>if (tree[i].empty()) {</text:p>
      <text:p text:style-name="P259"><text:s text:c="16"/>info += "No children\n";</text:p>
      <text:p text:style-name="P259"><text:s text:c="12"/>} else {</text:p>
      <text:p text:style-name="P259"><text:s text:c="16"/>info += "List of children: ";</text:p>
      <text:p text:style-name="P259"><text:s text:c="16"/>for (auto item : tree[i]) {</text:p>
      <text:p text:style-name="P259"><text:s text:c="20"/>info += "[" + std::string(1,item.first) + ", " + std::to_string(item.second) + "] ";</text:p>
      <text:p text:style-name="P259"><text:s text:c="16"/>}</text:p>
      <text:p text:style-name="P259"><text:s text:c="12"/>}</text:p>
      <text:p text:style-name="P259"><text:s text:c="12"/>info += "\n";</text:p>
      <text:p text:style-name="P259"><text:s text:c="12"/>Display();</text:p>
      <text:p text:style-name="P259"><text:s text:c="8"/>}</text:p>
      <text:p text:style-name="P259"><text:s text:c="4"/>}</text:p>
      <text:p text:style-name="P259"/>
      <text:p text:style-name="P259"><text:s text:c="4"/>void Task1(std::string txt) {</text:p>
      <text:p text:style-name="P259"><text:s text:c="8"/>int count = 0;</text:p>
      <text:p text:style-name="P259"><text:s text:c="8"/>std::cin &gt;&gt; count;</text:p>
      <text:p text:style-name="P259"/>
      <text:p text:style-name="P259"><text:s text:c="8"/>std::vector&lt;std::string&gt; patterns;</text:p>
      <text:p text:style-name="P259"><text:s text:c="8"/>for (int i = 0; i &lt; count; ++i) {</text:p>
      <text:p text:style-name="P259"><text:s text:c="12"/>std::string word;</text:p>
      <text:p text:style-name="P259"><text:s text:c="12"/>std::cin &gt;&gt; word;</text:p>
      <text:p text:style-name="P259"><text:s text:c="12"/>patterns.push_back(word);</text:p>
      <text:p text:style-name="P259"><text:s text:c="8"/>}</text:p>
      <text:p text:style-name="P259"><text:s text:c="8"/>Karasi *object = new Karasi(patterns);</text:p>
      <text:p text:style-name="P259"><text:s text:c="8"/>std::vector&lt;std::pair&lt;int, int&gt;&gt; result;</text:p>
      <text:p text:style-name="P259"><text:s text:c="8"/>for (int i = 0; i &lt; txt.length(); ++i) {</text:p>
      <text:p text:style-name="P259"><text:s text:c="12"/>std::vector&lt;int&gt; pats = object-&gt;letterChecker(txt[i]);</text:p>
      <text:p text:style-name="P259"><text:s text:c="12"/>if (!pats.empty()) {</text:p>
      <text:p text:style-name="P259"><text:s text:c="16"/>for (auto point : pats) {</text:p>
      <text:p text:style-name="P259"><text:s text:c="20"/>int patternLength = patterns[point].length();</text:p>
      <text:p text:style-name="P259"><text:soft-page-break/><text:s text:c="20"/>result.emplace_back(std::make_pair(i - patternLength + 2, point + 1));</text:p>
      <text:p text:style-name="P259"><text:s text:c="16"/>}</text:p>
      <text:p text:style-name="P259"><text:s text:c="12"/>}</text:p>
      <text:p text:style-name="P259"><text:s text:c="8"/>}</text:p>
      <text:p text:style-name="P259"/>
      <text:p text:style-name="P259"><text:s text:c="8"/>std::sort(result.begin(), result.end());</text:p>
      <text:p text:style-name="P259"><text:s text:c="8"/>for (auto item : result) {</text:p>
      <text:p text:style-name="P259"><text:s text:c="12"/>std::cout &lt;&lt; item.first &lt;&lt; " " &lt;&lt; item.second &lt;&lt; std::endl;</text:p>
      <text:p text:style-name="P259"><text:s text:c="8"/>}</text:p>
      <text:p text:style-name="P259"/>
      <text:p text:style-name="P259"><text:s text:c="4"/>}</text:p>
      <text:p text:style-name="P259"/>
      <text:p text:style-name="P259"><text:s text:c="4"/>void Task2(std::string txt) {</text:p>
      <text:p text:style-name="P259"><text:s text:c="8"/>char joker;</text:p>
      <text:p text:style-name="P259"><text:s text:c="8"/>std::string word;</text:p>
      <text:p text:style-name="P259"/>
      <text:p text:style-name="P259"><text:s text:c="8"/>std::cin &gt;&gt; word;</text:p>
      <text:p text:style-name="P259"><text:s text:c="8"/>std::cin &gt;&gt; joker;</text:p>
      <text:p text:style-name="P259"/>
      <text:p text:style-name="P259"><text:s text:c="8"/>std::vector&lt;int&gt; res(txt.length(), 0);</text:p>
      <text:p text:style-name="P259"><text:s text:c="8"/>std::vector&lt;std::string&gt; patterns;</text:p>
      <text:p text:style-name="P259"><text:s text:c="8"/>std::vector&lt;int&gt; index;</text:p>
      <text:p text:style-name="P259"><text:s text:c="8"/>int j = 0;</text:p>
      <text:p text:style-name="P259"><text:s text:c="8"/>while (j &lt; word.length()) {</text:p>
      <text:p text:style-name="P259"><text:s text:c="12"/>std::string small;</text:p>
      <text:p text:style-name="P259"><text:s text:c="12"/>int i = j;</text:p>
      <text:p text:style-name="P259"><text:s text:c="12"/>while (j &lt; word.length() &amp;&amp; word[j] != joker) {</text:p>
      <text:p text:style-name="P259"><text:s text:c="16"/>small += word[j];</text:p>
      <text:p text:style-name="P259"><text:s text:c="16"/>j++;</text:p>
      <text:p text:style-name="P259"><text:s text:c="12"/>}</text:p>
      <text:p text:style-name="P259"><text:s text:c="12"/>if (!small.empty()) {</text:p>
      <text:p text:style-name="P259"><text:s text:c="16"/>patterns.push_back(small);</text:p>
      <text:p text:style-name="P259"><text:s text:c="16"/>index.push_back(i);</text:p>
      <text:p text:style-name="P259"><text:s text:c="12"/>}</text:p>
      <text:p text:style-name="P259"><text:s text:c="12"/>j++;</text:p>
      <text:p text:style-name="P259"><text:s text:c="8"/>}</text:p>
      <text:p text:style-name="P259"><text:s text:c="8"/>Karasi *obj = new Karasi(patterns);</text:p>
      <text:p text:style-name="P259"><text:s text:c="8"/>for (int pos = 0; pos &lt; txt.length(); pos++) {</text:p>
      <text:p text:style-name="P259"><text:s text:c="12"/>std::vector&lt;int&gt; pats = obj-&gt;letterChecker(txt[pos]);</text:p>
      <text:p text:style-name="P259"><text:s text:c="12"/>if (!pats.empty()) {</text:p>
      <text:p text:style-name="P259"><text:s text:c="16"/>for (auto point : pats) {</text:p>
      <text:p text:style-name="P259"><text:soft-page-break/><text:s text:c="20"/>int firstLetter = pos - patterns[point].length() + 1;</text:p>
      <text:p text:style-name="P259"><text:s text:c="20"/>int idx = firstLetter - index[point] + 1;</text:p>
      <text:p text:style-name="P259"><text:s text:c="20"/>if (idx &gt;= 0 &amp;&amp; idx &lt; res.size()) {</text:p>
      <text:p text:style-name="P259"><text:s text:c="24"/>res[firstLetter - index[point] + 1]++;</text:p>
      <text:p text:style-name="P259"><text:s text:c="20"/>}</text:p>
      <text:p text:style-name="P259"><text:s text:c="16"/>}</text:p>
      <text:p text:style-name="P259"><text:s text:c="12"/>}</text:p>
      <text:p text:style-name="P259"><text:s text:c="8"/>}</text:p>
      <text:p text:style-name="P259"/>
      <text:p text:style-name="P259"><text:s text:c="8"/>for (int indexOfAnswer = 0; indexOfAnswer &lt; res.size() - word.size() + 2; indexOfAnswer++) {</text:p>
      <text:p text:style-name="P259"><text:s text:c="12"/>if (res[indexOfAnswer] == patterns.size()) {</text:p>
      <text:p text:style-name="P259"><text:s text:c="16"/>std::cout &lt;&lt; indexOfAnswer &lt;&lt; std::endl;</text:p>
      <text:p text:style-name="P259"><text:s text:c="12"/>}</text:p>
      <text:p text:style-name="P259"><text:s text:c="8"/>}</text:p>
      <text:p text:style-name="P259"><text:s text:c="4"/>}</text:p>
      <text:p text:style-name="P259"/>
      <text:p text:style-name="P259"><text:s text:c="4"/>void Display() {</text:p>
      <text:p text:style-name="P259"><text:s text:c="8"/>if (interData) {</text:p>
      <text:p text:style-name="P259"><text:s text:c="12"/>std::cout &lt;&lt; info;</text:p>
      <text:p text:style-name="P259"><text:s text:c="8"/>}</text:p>
      <text:p text:style-name="P259"><text:s text:c="8"/>info.clear();</text:p>
      <text:p text:style-name="P259"><text:s text:c="4"/>}</text:p>
      <text:p text:style-name="P259"/>
      <text:p text:style-name="P259"/>
      <text:p text:style-name="P259">private:</text:p>
      <text:p text:style-name="P259"><text:s text:c="4"/>std::string info;</text:p>
      <text:p text:style-name="P259"><text:s text:c="4"/>std::vector&lt;std::unordered_map&lt;char, int&gt;&gt; tree;</text:p>
      <text:p text:style-name="P259"><text:s text:c="4"/>std::vector&lt;std::vector&lt;int&gt;&gt; term;</text:p>
      <text:p text:style-name="P259"><text:s text:c="4"/>std::vector&lt;int&gt; fail;</text:p>
      <text:p text:style-name="P259"><text:s text:c="4"/>int curPos;</text:p>
      <text:p text:style-name="P259"/>
      <text:p text:style-name="P259">};</text:p>
      <text:p text:style-name="P259"/>
      <text:p text:style-name="P259">int main() {</text:p>
      <text:p text:style-name="P259"><text:s text:c="4"/>int choise = 1;</text:p>
      <text:p text:style-name="P259"><text:s text:c="4"/>std::string txt;</text:p>
      <text:p text:style-name="P259"/>
      <text:p text:style-name="P259"><text:s text:c="4"/>std::cout &lt;&lt; "Include intermediate data?\n0 - No; 1 - Yes\n";</text:p>
      <text:p text:style-name="P259"><text:s text:c="4"/>std::cin &gt;&gt; interData;</text:p>
      <text:p text:style-name="P259"/>
      <text:p text:style-name="P259"><text:s text:c="4"/>std::cout &lt;&lt; "Choise task.\n Task1 - 1; Task2 - 2\n";</text:p>
      <text:p text:style-name="P259"><text:soft-page-break/><text:s text:c="4"/>std::cin &gt;&gt; choise;</text:p>
      <text:p text:style-name="P259"/>
      <text:p text:style-name="P259"><text:s text:c="4"/>std::cout &lt;&lt; "Enter Data: \n";</text:p>
      <text:p text:style-name="P259"><text:s text:c="4"/>std::cin &gt;&gt; txt;</text:p>
      <text:p text:style-name="P259"/>
      <text:p text:style-name="P259"><text:s text:c="4"/>Karasi *Do;</text:p>
      <text:p text:style-name="P259"/>
      <text:p text:style-name="P259"><text:s text:c="4"/>if (choise == 1) {</text:p>
      <text:p text:style-name="P259"><text:s text:c="8"/>Do-&gt;Task1(txt);</text:p>
      <text:p text:style-name="P259"><text:s text:c="4"/>} else {</text:p>
      <text:p text:style-name="P259"><text:s text:c="8"/>Do-&gt;Task2(txt);</text:p>
      <text:p text:style-name="P259"><text:s text:c="4"/>}</text:p>
      <text:p text:style-name="P259"><text:s text:c="4"/>return 0;</text:p>
      <text:p text:style-name="P25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78cm" fo:margin-right="0cm" fo:text-indent="0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28cm" fo:margin-right="0cm" fo:margin-top="0.164cm" fo:margin-bottom="0cm" loext:contextual-spacing="false" fo:text-indent="0cm" style:auto-text-indent="false"/>
      <style:text-properties style:font-name="Cambria" fo:font-family="Cambria" style:font-family-generic="roman" style:font-pitch="variable" fo:font-size="12pt" fo:language="ru" fo:country="RU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ru" fo:country="RU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92cm" fo:margin-right="0cm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 fo:text-align="center" style:justify-single-word="false"/>
    </style:style>
    <style:style style:name="MP2" style:family="paragraph" style:parent-style-name="Text_20_body">
      <style:paragraph-properties fo:line-height="5%" fo:text-align="center" style:justify-single-word="false"/>
      <style:text-properties officeooo:rsid="002584b6"/>
    </style:style>
    <style:style style:name="MP3" style:family="paragraph" style:parent-style-name="Text_20_body">
      <style:paragraph-properties fo:line-height="5%"/>
    </style:style>
    <style:style style:name="MP4" style:family="paragraph" style:parent-style-name="Frame_20_contents">
      <style:paragraph-properties fo:margin-left="0.106cm" fo:margin-right="0cm" fo:margin-top="0.018cm" fo:margin-bottom="0cm" loext:contextual-spacing="false" fo:text-align="start" style:justify-single-word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905cm" fo:margin-bottom="0.494cm" fo:margin-left="2.787cm" fo:margin-right="0.7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1.806cm" fo:margin-left="2.787cm" fo:margin-right="0.741cm" style:writing-mode="lr-tb" style:layout-grid-color="#c0c0c0" style:layout-grid-lines="256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6cm" fo:margin-left="0cm" fo:margin-right="0cm" fo:margin-top="0.24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7cm" fo:margin-bottom="1.806cm" fo:margin-left="2.787cm" fo:margin-right="0.741cm" style:writing-mode="lr-tb" style:layout-grid-color="#c0c0c0" style:layout-grid-lines="256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81cm" fo:margin-left="0cm" fo:margin-right="0cm" fo:margin-top="0.28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806cm" fo:margin-left="2.787cm" fo:margin-right="0.741cm" style:writing-mode="lr-tb" style:layout-grid-color="#c0c0c0" style:layout-grid-lines="256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81cm" fo:margin-left="0cm" fo:margin-right="0cm" fo:margin-top="0.28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05cm" fo:margin-bottom="1.806cm" fo:margin-left="2.787cm" fo:margin-right="0.741cm" style:writing-mode="lr-tb" style:layout-grid-color="#c0c0c0" style:layout-grid-lines="250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81cm" fo:margin-left="0cm" fo:margin-right="0cm" fo:margin-top="0.28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footer>
        <text:p text:style-name="MP1"/>
        <text:p text:style-name="MP2"><text:page-number text:select-page="current">6</text:page-number></text:p>
      </style:footer>
    </style:master-page>
    <style:master-page style:name="Converted2" style:page-layout-name="Mpm3">
      <style:footer>
        <text:p text:style-name="MP3"><draw:frame draw:style-name="Mfr1" draw:name="Врезка2" text:anchor-type="char" svg:x="11.197cm" svg:y="27.469cm" svg:width="0.635cm" svg:height="0.54cm" draw:z-index="0"><draw:text-box><text:p text:style-name="MP4"><text:page-number text:select-page="current">4</text:page-number></text:p></draw:text-box></draw:frame></text:p>
      </style:footer>
    </style:master-page>
    <style:master-page style:name="Converted3" style:page-layout-name="Mpm4">
      <style:footer>
        <text:p text:style-name="MP3"><draw:frame draw:style-name="Mfr1" draw:name="Врезка3" text:anchor-type="char" svg:x="11.197cm" svg:y="27.469cm" svg:width="0.635cm" svg:height="0.54cm" draw:z-index="0"><draw:text-box><text:p text:style-name="MP4"><text:page-number text:select-page="current">5</text:page-number></text:p></draw:text-box></draw:frame></text:p>
      </style:footer>
    </style:master-page>
    <style:master-page style:name="Converted4" style:page-layout-name="Mpm2">
      <style:footer>
        <text:p text:style-name="MP3"><draw:frame draw:style-name="Mfr1" draw:name="Врезка4" text:anchor-type="char" svg:x="11.197cm" svg:y="27.469cm" svg:width="0.635cm" svg:height="0.54cm" draw:z-index="0"><draw:text-box><text:p text:style-name="MP4"><text:page-number text:select-page="current">6</text:page-number></text:p></draw:text-box></draw:frame></text:p>
      </style:footer>
    </style:master-page>
    <style:master-page style:name="Converted5" style:page-layout-name="Mpm4">
      <style:footer>
        <text:p text:style-name="MP3"><draw:frame draw:style-name="Mfr1" draw:name="Врезка5" text:anchor-type="char" svg:x="11.197cm" svg:y="27.469cm" svg:width="0.635cm" svg:height="0.54cm" draw:z-index="0"><draw:text-box><text:p text:style-name="MP4"><text:page-number text:select-page="current">7</text:page-number></text:p></draw:text-box></draw:frame></text:p>
      </style:footer>
    </style:master-page>
    <style:master-page style:name="Converted6" style:page-layout-name="Mpm4">
      <style:footer>
        <text:p text:style-name="MP3"><draw:frame draw:style-name="Mfr1" draw:name="Врезка6" text:anchor-type="char" svg:x="11.197cm" svg:y="27.469cm" svg:width="0.635cm" svg:height="0.54cm" draw:z-index="0"><draw:text-box><text:p text:style-name="MP4"><text:page-number text:select-page="current">7</text:page-number></text:p></draw:text-box></draw:frame></text:p>
      </style:footer>
    </style:master-page>
    <style:master-page style:name="Converted7" style:page-layout-name="Mpm4">
      <style:footer>
        <text:p text:style-name="MP3"><draw:frame draw:style-name="Mfr1" draw:name="Врезка7" text:anchor-type="char" svg:x="11.197cm" svg:y="27.469cm" svg:width="0.635cm" svg:height="0.54cm" draw:z-index="9"><draw:text-box><text:p text:style-name="MP4"><text:page-number text:select-page="current">16</text:page-number></text:p></draw:text-box></draw:frame></text:p>
      </style:footer>
    </style:master-page>
    <style:master-page style:name="Converted8" style:page-layout-name="Mpm3">
      <style:footer>
        <text:p text:style-name="MP3"><draw:frame draw:style-name="Mfr1" draw:name="Врезка8" text:anchor-type="char" svg:x="11.197cm" svg:y="27.469cm" svg:width="0.635cm" svg:height="0.54cm" draw:z-index="0"><draw:text-box><text:p text:style-name="MP4"><text:page-number text:select-page="current">9</text:page-number></text:p></draw:text-box></draw:frame></text:p>
      </style:footer>
    </style:master-page>
    <style:master-page style:name="Converted9" style:page-layout-name="Mpm5">
      <style:footer>
        <text:p text:style-name="MP3"><draw:frame draw:style-name="Mfr1" draw:name="Врезка9" text:anchor-type="char" svg:x="11.197cm" svg:y="27.469cm" svg:width="0.635cm" svg:height="0.54cm" draw:z-index="0"><draw:text-box><text:p text:style-name="MP4"><text:page-number text:select-page="current">10</text:page-number></text:p></draw:text-box></draw:frame></text:p>
      </style:footer>
    </style:master-page>
    <style:master-page style:name="Converted10" style:page-layout-name="Mpm3">
      <style:footer>
        <text:p text:style-name="MP3"><draw:frame draw:style-name="Mfr1" draw:name="Врезка10" text:anchor-type="char" svg:x="11.197cm" svg:y="27.469cm" svg:width="0.635cm" svg:height="0.54cm" draw:z-index="0"><draw:text-box><text:p text:style-name="MP4"><text:page-number text:select-page="current">12</text:page-number></text:p></draw:text-box></draw:frame></text:p>
      </style:footer>
    </style:master-page>
    <style:master-page style:name="Converted11" style:page-layout-name="Mpm3">
      <style:footer>
        <text:p text:style-name="MP3"><draw:frame draw:style-name="Mfr1" draw:name="Врезка11" text:anchor-type="char" svg:x="11.197cm" svg:y="27.469cm" svg:width="0.635cm" svg:height="0.54cm" draw:z-index="0"><draw:text-box><text:p text:style-name="MP4"><text:page-number text:select-page="current">13</text:page-number></text:p></draw:text-box></draw:frame></text:p>
      </style:footer>
    </style:master-page>
    <style:master-page style:name="Converted12" style:page-layout-name="Mpm3">
      <style:footer>
        <text:p text:style-name="MP3"><draw:frame draw:style-name="Mfr1" draw:name="Врезка12" text:anchor-type="char" svg:x="11.197cm" svg:y="27.469cm" svg:width="0.635cm" svg:height="0.54cm" draw:z-index="0"><draw:text-box><text:p text:style-name="MP4"><text:page-number text:select-page="current">14</text:page-number></text:p></draw:text-box></draw:frame></text:p>
      </style:footer>
    </style:master-page>
    <style:master-page style:name="Converted13" style:page-layout-name="Mpm3">
      <style:footer>
        <text:p text:style-name="MP3"><draw:frame draw:style-name="Mfr1" draw:name="Врезка13" text:anchor-type="char" svg:x="11.197cm" svg:y="27.469cm" svg:width="0.635cm" svg:height="0.54cm" draw:z-index="0"><draw:text-box><text:p text:style-name="MP4"><text:page-number text:select-page="current">15</text:page-number></text:p></draw:text-box></draw:frame></text:p>
      </style:footer>
    </style:master-page>
    <style:master-page style:name="Converted14" style:page-layout-name="Mpm5">
      <style:footer>
        <text:p text:style-name="MP3"><draw:frame draw:style-name="Mfr1" draw:name="Врезка14" text:anchor-type="char" svg:x="11.197cm" svg:y="27.469cm" svg:width="0.635cm" svg:height="0.54cm" draw:z-index="0"><draw:text-box><text:p text:style-name="MP4"><text:page-number text:select-page="current">16</text:page-number></text:p></draw:text-box></draw:frame></text:p>
      </style:footer>
    </style:master-page>
    <style:master-page style:name="Converted15" style:page-layout-name="Mpm3">
      <style:footer>
        <text:p text:style-name="MP3"><draw:frame draw:style-name="Mfr1" draw:name="Врезка15" text:anchor-type="char" svg:x="11.197cm" svg:y="27.469cm" svg:width="0.635cm" svg:height="0.54cm" draw:z-index="0"><draw:text-box><text:p text:style-name="MP4"><text:page-number text:select-page="current">17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icrosoft Word - СубботинМ.О.ПиАА_ЛР5.docx</dc:title>
    <meta:creation-date>2021-06-09T22:38:08</meta:creation-date>
    <dc:date>2021-06-10T03:49:23.005461489</dc:date>
    <meta:editing-duration>PT16M48S</meta:editing-duration>
    <meta:generator>LibreOffice/6.4.7.2$Linux_X86_64 LibreOffice_project/40$Build-2</meta:generator>
    <meta:editing-cycles>3</meta:editing-cycles>
    <meta:document-statistic meta:table-count="3" meta:image-count="0" meta:object-count="0" meta:page-count="16" meta:paragraph-count="429" meta:word-count="2003" meta:character-count="16750" meta:non-whitespace-character-count="12192"/>
    <meta:user-defined meta:name="AppVersion">12.0000</meta:user-defined>
    <meta:user-defined meta:name="Created" meta:value-type="date">2021-05-12T00:00:00</meta:user-defined>
    <meta:user-defined meta:name="Creator">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6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